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0.00pt" fo:font-weight="normal" fo:font-family="'Times New Roman'" style:font-family-asian="'Times New Roman'" style:font-family-complex="'Times New Roman'" fo:background-color="transparent" style:use-window-font-color="true"/>
    </style:style>
    <style:style style:name="T10" style:family="text">
      <style:text-properties fo:font-size="10.00pt" fo:font-weight="normal" fo:font-family="'Times New Roman'" style:font-family-asian="'Times New Roman'" style:font-family-complex="'Times New Roman'" fo:background-color="transparent" style:use-window-font-color="true"/>
    </style:style>
    <style:style style:name="T11" style:family="text">
      <style:text-properties fo:font-size="10.00pt" fo:font-weight="normal" fo:font-family="'Times New Roman'" style:font-family-asian="'Times New Roman'" style:font-family-complex="'Times New Roman'" fo:background-color="transparent" style:use-window-font-color="true"/>
    </style:style>
    <style:style style:name="T12" style:family="text">
      <style:text-properties fo:font-size="10.00pt" fo:font-weight="normal" fo:font-family="'Times New Roman'" style:font-family-asian="'Times New Roman'" style:font-family-complex="'Times New Roman'" fo:background-color="transparent" style:use-window-font-color="true"/>
    </style:style>
    <style:style style:name="T13" style:family="text">
      <style:text-properties fo:font-size="10.00pt" fo:font-weight="normal" fo:font-family="'Times New Roman'" style:font-family-asian="'Times New Roman'" style:font-family-complex="'Times New Roman'" fo:background-color="transparent" style:use-window-font-color="true"/>
    </style:style>
    <style:style style:name="T14" style:family="text">
      <style:text-properties fo:font-size="10.00pt" fo:font-weight="normal" fo:font-family="'Times New Roman'" style:font-family-asian="'Times New Roman'" style:font-family-complex="'Times New Roman'" fo:background-color="transparent" style:use-window-font-color="true"/>
    </style:style>
    <style:style style:name="T15" style:family="text">
      <style:text-properties fo:font-size="10.00pt" fo:font-weight="normal" fo:font-family="'Times New Roman'" style:font-family-asian="'Times New Roman'" style:font-family-complex="'Times New Roman'" fo:background-color="transparent" style:use-window-font-color="true"/>
    </style:style>
    <style:style style:name="T16" style:family="text">
      <style:text-properties fo:font-size="10.00pt" fo:font-weight="normal" fo:font-family="'Times New Roman'" style:font-family-asian="'Times New Roman'" style:font-family-complex="'Times New Roman'" fo:background-color="transparent" style:use-window-font-color="true"/>
    </style:style>
    <style:style style:name="T17" style:family="text">
      <style:text-properties fo:font-size="10.00pt" fo:font-weight="normal" fo:font-family="'Times New Roman'" style:font-family-asian="'Times New Roman'" style:font-family-complex="'Times New Roman'" fo:background-color="transparent" style:use-window-font-color="true"/>
    </style:style>
    <style:style style:name="T18" style:family="text">
      <style:text-properties fo:font-size="10.00pt" fo:font-weight="normal" fo:font-family="'Times New Roman'" style:font-family-asian="'Times New Roman'" style:font-family-complex="'Times New Roman'" fo:background-color="transparent" style:use-window-font-color="true"/>
    </style:style>
    <style:style style:name="T19" style:family="text">
      <style:text-properties fo:font-size="10.00pt" fo:font-weight="normal" fo:font-family="'Times New Roman'" style:font-family-asian="'Times New Roman'" style:font-family-complex="'Times New Roman'" fo:background-color="transparent" style:use-window-font-color="true"/>
    </style:style>
    <style:style style:name="T20" style:family="text">
      <style:text-properties fo:font-size="10.00pt" fo:font-weight="normal" fo:font-family="'Times New Roman'" style:font-family-asian="'Times New Roman'" style:font-family-complex="'Times New Roman'" fo:background-color="transparent" style:use-window-font-color="true"/>
    </style:style>
    <style:style style:name="T21" style:family="text">
      <style:text-properties fo:font-size="10.00pt" fo:font-weight="normal" fo:font-family="'Times New Roman'" style:font-family-asian="'Times New Roman'" style:font-family-complex="'Times New Roman'" fo:background-color="transparent" style:use-window-font-color="true"/>
    </style:style>
    <style:style style:name="T22" style:family="text">
      <style:text-properties fo:font-size="10.00pt" fo:font-weight="normal" fo:font-family="'Times New Roman'" style:font-family-asian="'Times New Roman'" style:font-family-complex="'Times New Roman'"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style:use-window-font-color="true"/>
    </style:style>
    <style:style style:name="T24" style:family="text">
      <style:text-properties fo:font-size="10.00pt" fo:font-weight="normal" fo:font-family="'Times New Roman'" style:font-family-asian="'Times New Roman'" style:font-family-complex="'Times New Roman'" fo:background-color="transparent" style:use-window-font-color="true"/>
    </style:style>
    <style:style style:name="T25" style:family="text">
      <style:text-properties fo:font-size="10.00pt" fo:font-weight="normal" fo:font-family="'Times New Roman'" style:font-family-asian="'Times New Roman'" style:font-family-complex="'Times New Roman'" fo:background-color="transparent" style:use-window-font-color="true"/>
    </style:style>
    <style:style style:name="T26" style:family="text">
      <style:text-properties fo:font-size="10.00pt" fo:font-weight="normal" fo:font-family="'Times New Roman'" style:font-family-asian="'Times New Roman'" style:font-family-complex="'Times New Roman'" fo:background-color="transparent" style:use-window-font-color="true"/>
    </style:style>
    <style:style style:name="T27" style:family="text">
      <style:text-properties fo:font-size="10.00pt" fo:font-weight="normal" fo:font-family="'Times New Roman'" style:font-family-asian="'Times New Roman'" style:font-family-complex="'Times New Roman'" fo:background-color="transparent" style:use-window-font-color="true"/>
    </style:style>
    <style:style style:name="T28" style:family="text">
      <style:text-properties fo:font-size="10.00pt" fo:font-weight="normal" fo:font-family="'Times New Roman'" style:font-family-asian="'Times New Roman'" style:font-family-complex="'Times New Roman'" fo:background-color="transparent" style:use-window-font-color="true"/>
    </style:style>
    <style:style style:name="T29" style:family="text">
      <style:text-properties fo:font-size="10.00pt" fo:font-weight="normal" fo:font-family="'Times New Roman'" style:font-family-asian="'Times New Roman'" style:font-family-complex="'Times New Roman'" fo:background-color="transparent" style:use-window-font-color="true"/>
    </style:style>
    <style:style style:name="T30" style:family="text">
      <style:text-properties fo:font-size="10.00pt" fo:font-weight="normal" fo:font-family="'Times New Roman'" style:font-family-asian="'Times New Roman'" style:font-family-complex="'Times New Roman'" fo:background-color="transparent" style:use-window-font-color="true"/>
    </style:style>
    <style:style style:name="T31" style:family="text">
      <style:text-properties fo:font-size="10.00pt" fo:font-weight="normal" fo:font-family="'Times New Roman'" style:font-family-asian="'Times New Roman'" style:font-family-complex="'Times New Roman'" fo:background-color="transparent" style:use-window-font-color="true"/>
    </style:style>
    <style:style style:name="T32" style:family="text">
      <style:text-properties fo:font-size="10.00pt" fo:font-weight="normal" fo:font-family="'Times New Roman'" style:font-family-asian="'Times New Roman'" style:font-family-complex="'Times New Roman'" fo:background-color="transparent" style:use-window-font-color="true"/>
    </style:style>
    <style:style style:name="T33" style:family="text">
      <style:text-properties fo:font-size="10.00pt" fo:font-weight="normal" fo:font-family="'Times New Roman'" style:font-family-asian="'Times New Roman'" style:font-family-complex="'Times New Roman'" fo:background-color="transparent" style:use-window-font-color="true"/>
    </style:style>
    <style:style style:name="T34" style:family="text">
      <style:text-properties fo:font-size="10.00pt" fo:font-weight="normal" fo:font-family="'Times New Roman'" style:font-family-asian="'Times New Roman'" style:font-family-complex="'Times New Roman'" fo:background-color="transparent" style:use-window-font-color="true"/>
    </style:style>
    <style:style style:name="T35" style:family="text">
      <style:text-properties fo:font-size="10.00pt" fo:font-weight="normal" fo:font-family="'Times New Roman'" style:font-family-asian="'Times New Roman'" style:font-family-complex="'Times New Roman'" fo:background-color="transparent" style:use-window-font-color="true"/>
    </style:style>
    <style:style style:name="T36" style:family="text">
      <style:text-properties fo:font-size="10.00pt" fo:font-weight="normal" fo:font-family="'Times New Roman'" style:font-family-asian="'Times New Roman'" style:font-family-complex="'Times New Roman'" fo:background-color="transparent" style:use-window-font-color="true"/>
    </style:style>
    <style:style style:name="T37" style:family="text">
      <style:text-properties fo:font-size="10.00pt" fo:font-weight="normal" fo:font-family="'Times New Roman'" style:font-family-asian="'Times New Roman'" style:font-family-complex="'Times New Roman'" fo:background-color="transparent" style:use-window-font-color="true"/>
    </style:style>
    <style:style style:name="T38" style:family="text">
      <style:text-properties fo:font-size="10.00pt" fo:font-weight="normal" fo:font-family="'Times New Roman'" style:font-family-asian="'Times New Roman'" style:font-family-complex="'Times New Roman'" fo:background-color="transparent" style:use-window-font-color="true"/>
    </style:style>
    <style:style style:name="T39" style:family="text">
      <style:text-properties fo:font-size="10.00pt" fo:font-weight="normal" fo:font-family="'Times New Roman'" style:font-family-asian="'Times New Roman'" style:font-family-complex="'Times New Roman'" fo:background-color="transparent" style:use-window-font-color="true"/>
    </style:style>
    <style:style style:name="T40" style:family="text">
      <style:text-properties fo:font-size="10.00pt" fo:font-weight="normal" fo:font-family="'Times New Roman'" style:font-family-asian="'Times New Roman'" style:font-family-complex="'Times New Roman'" fo:background-color="transparent" style:use-window-font-color="true"/>
    </style:style>
    <style:style style:name="T41" style:family="text">
      <style:text-properties fo:font-size="10.00pt" fo:font-weight="normal" fo:font-family="'Times New Roman'" style:font-family-asian="'Times New Roman'" style:font-family-complex="'Times New Roman'" fo:background-color="transparent" style:use-window-font-color="true"/>
    </style:style>
    <style:style style:name="T42" style:family="text">
      <style:text-properties fo:font-size="10.00pt" fo:font-weight="normal" fo:font-family="'Times New Roman'" style:font-family-asian="'Times New Roman'" style:font-family-complex="'Times New Roman'" fo:background-color="transparent" style:use-window-font-color="true"/>
    </style:style>
    <style:style style:name="T43" style:family="text">
      <style:text-properties fo:font-size="10.00pt" fo:font-weight="normal" fo:font-family="'Times New Roman'" style:font-family-asian="'Times New Roman'" style:font-family-complex="'Times New Roman'" fo:background-color="transparent" style:use-window-font-color="true"/>
    </style:style>
    <style:style style:name="T44" style:family="text">
      <style:text-properties fo:font-size="10.00pt" fo:font-weight="normal" fo:font-family="'Times New Roman'" style:font-family-asian="'Times New Roman'" style:font-family-complex="'Times New Roman'" fo:background-color="transparent" style:use-window-font-color="true"/>
    </style:style>
    <style:style style:name="T45" style:family="text">
      <style:text-properties fo:font-size="10.00pt" fo:font-weight="normal" fo:font-family="'Times New Roman'" style:font-family-asian="'Times New Roman'" style:font-family-complex="'Times New Roman'" fo:background-color="transparent" style:use-window-font-color="true"/>
    </style:style>
    <style:style style:name="T46" style:family="text">
      <style:text-properties fo:font-size="10.00pt" fo:font-weight="normal" fo:font-family="'Times New Roman'" style:font-family-asian="'Times New Roman'" style:font-family-complex="'Times New Roman'" fo:background-color="transparent" style:use-window-font-color="true"/>
    </style:style>
    <style:style style:name="T47" style:family="text">
      <style:text-properties fo:font-size="10.00pt" fo:font-weight="normal" fo:font-family="'Times New Roman'" style:font-family-asian="'Times New Roman'" style:font-family-complex="'Times New Roman'" fo:background-color="transparent" style:use-window-font-color="true"/>
    </style:style>
    <style:style style:name="T48" style:family="text">
      <style:text-properties fo:font-size="10.00pt" fo:font-weight="normal" fo:font-family="'Times New Roman'" style:font-family-asian="'Times New Roman'" style:font-family-complex="'Times New Roman'" fo:background-color="transparent" style:use-window-font-color="true"/>
    </style:style>
    <style:style style:name="T49" style:family="text">
      <style:text-properties fo:font-size="10.00pt" fo:font-weight="normal" fo:font-family="'Times New Roman'" style:font-family-asian="'Times New Roman'" style:font-family-complex="'Times New Roman'" fo:background-color="transparent" style:use-window-font-color="true"/>
    </style:style>
    <style:style style:name="T50" style:family="text">
      <style:text-properties fo:font-size="10.00pt" fo:font-weight="normal" fo:font-family="'Times New Roman'" style:font-family-asian="'Times New Roman'" style:font-family-complex="'Times New Roman'" fo:background-color="transparent" style:use-window-font-color="true"/>
    </style:style>
    <style:style style:name="T51" style:family="text">
      <style:text-properties fo:font-size="10.00pt" fo:font-weight="normal" fo:font-family="'Times New Roman'" style:font-family-asian="'Times New Roman'" style:font-family-complex="'Times New Roman'" fo:background-color="transparent" style:use-window-font-color="true"/>
    </style:style>
    <style:style style:name="T52" style:family="text">
      <style:text-properties fo:font-size="10.00pt" fo:font-weight="normal" fo:font-family="'Times New Roman'" style:font-family-asian="'Times New Roman'" style:font-family-complex="'Times New Roman'" fo:background-color="transparent" style:use-window-font-color="true"/>
    </style:style>
    <style:style style:name="T53" style:family="text">
      <style:text-properties fo:font-size="10.00pt" fo:font-weight="normal" fo:font-family="'Times New Roman'" style:font-family-asian="'Times New Roman'" style:font-family-complex="'Times New Roman'" fo:background-color="transparent" style:use-window-font-color="true"/>
    </style:style>
    <style:style style:name="T54" style:family="text">
      <style:text-properties fo:font-size="10.00pt" fo:font-weight="normal" fo:font-family="'Times New Roman'" style:font-family-asian="'Times New Roman'" style:font-family-complex="'Times New Roman'" fo:background-color="transparent" style:use-window-font-color="true"/>
    </style:style>
    <style:style style:name="T55" style:family="text">
      <style:text-properties fo:font-size="10.00pt" fo:font-weight="normal" fo:font-family="'Times New Roman'" style:font-family-asian="'Times New Roman'" style:font-family-complex="'Times New Roman'" fo:background-color="transparent" style:use-window-font-color="true"/>
    </style:style>
    <style:style style:name="T56" style:family="text">
      <style:text-properties fo:font-size="10.00pt" fo:font-weight="normal" fo:font-family="'Times New Roman'" style:font-family-asian="'Times New Roman'" style:font-family-complex="'Times New Roman'" fo:background-color="transparent" style:use-window-font-color="true"/>
    </style:style>
    <style:style style:name="T57" style:family="text">
      <style:text-properties fo:font-size="10.00pt" fo:font-weight="normal" fo:font-family="'Times New Roman'" style:font-family-asian="'Times New Roman'" style:font-family-complex="'Times New Roman'" fo:background-color="transparent" style:use-window-font-color="true"/>
    </style:style>
    <style:style style:name="T58" style:family="text">
      <style:text-properties fo:font-size="10.00pt" fo:font-weight="normal" fo:font-family="'Times New Roman'" style:font-family-asian="'Times New Roman'" style:font-family-complex="'Times New Roman'" fo:background-color="transparent" style:use-window-font-color="true"/>
    </style:style>
    <style:style style:name="T59" style:family="text">
      <style:text-properties fo:font-size="10.00pt" fo:font-weight="normal" fo:font-family="'Times New Roman'" style:font-family-asian="'Times New Roman'" style:font-family-complex="'Times New Roman'" fo:background-color="transparent" style:use-window-font-color="true"/>
    </style:style>
    <style:style style:name="T60" style:family="text">
      <style:text-properties fo:font-size="10.00pt" fo:font-weight="normal" fo:font-family="'Times New Roman'" style:font-family-asian="'Times New Roman'" style:font-family-complex="'Times New Roman'" fo:background-color="transparent" style:use-window-font-color="true"/>
    </style:style>
    <style:style style:name="T61" style:family="text">
      <style:text-properties fo:font-size="10.00pt" fo:font-weight="normal" fo:font-family="'Times New Roman'" style:font-family-asian="'Times New Roman'" style:font-family-complex="'Times New Roman'" fo:background-color="transparent" style:use-window-font-color="true"/>
    </style:style>
    <style:style style:name="T62" style:family="text">
      <style:text-properties fo:font-size="10.00pt" fo:font-weight="normal" fo:font-family="'Times New Roman'" style:font-family-asian="'Times New Roman'" style:font-family-complex="'Times New Roman'" fo:background-color="transparent" style:use-window-font-color="true"/>
    </style:style>
    <style:style style:name="T63" style:family="text">
      <style:text-properties fo:font-size="10.00pt" fo:font-weight="normal" fo:font-family="'Times New Roman'" style:font-family-asian="'Times New Roman'" style:font-family-complex="'Times New Roman'" fo:background-color="transparent" style:use-window-font-color="true"/>
    </style:style>
    <style:style style:name="T64" style:family="text">
      <style:text-properties fo:font-size="10.00pt" fo:font-weight="normal" fo:font-family="'Times New Roman'" style:font-family-asian="'Times New Roman'" style:font-family-complex="'Times New Roman'" fo:background-color="transparent" style:use-window-font-color="true"/>
    </style:style>
    <style:style style:name="T65" style:family="text">
      <style:text-properties fo:font-size="10.00pt" fo:font-weight="normal" fo:font-family="'Times New Roman'" style:font-family-asian="'Times New Roman'" style:font-family-complex="'Times New Roman'" fo:background-color="transparent" style:use-window-font-color="true"/>
    </style:style>
    <style:style style:name="T66" style:family="text">
      <style:text-properties fo:font-size="10.00pt" fo:font-weight="normal" fo:font-family="'Times New Roman'" style:font-family-asian="'Times New Roman'" style:font-family-complex="'Times New Roman'" fo:background-color="transparent" style:use-window-font-color="true"/>
    </style:style>
    <style:style style:name="T67" style:family="text">
      <style:text-properties fo:font-size="10.00pt" fo:font-weight="bold" fo:font-family="'Times New Roman'" style:font-family-asian="'Times New Roman'" style:font-family-complex="'Times New Roman'" fo:background-color="transparent" style:use-window-font-color="true"/>
    </style:style>
    <style:style style:name="T68" style:family="text">
      <style:text-properties fo:font-size="10.00pt" fo:font-weight="bold" fo:font-family="'Times New Roman'" style:font-family-asian="'Times New Roman'" style:font-family-complex="'Times New Roman'" fo:background-color="transparent" style:use-window-font-color="true"/>
    </style:style>
    <style:style style:name="T69" style:family="text">
      <style:text-properties fo:font-size="10.00pt" fo:font-weight="bold" fo:font-family="'Times New Roman'" style:font-family-asian="'Times New Roman'" style:font-family-complex="'Times New Roman'" fo:background-color="transparent" style:use-window-font-color="true"/>
    </style:style>
    <style:style style:name="T70" style:family="text">
      <style:text-properties fo:font-size="10.00pt" fo:font-weight="bold" fo:font-family="'Times New Roman'" style:font-family-asian="'Times New Roman'" style:font-family-complex="'Times New Roman'" fo:background-color="transparent" style:use-window-font-color="true"/>
    </style:style>
    <style:style style:name="T71" style:family="text">
      <style:text-properties fo:font-size="10.00pt" fo:font-weight="bold" fo:font-family="'Times New Roman'" style:font-family-asian="'Times New Roman'" style:font-family-complex="'Times New Roman'" fo:background-color="transparent" style:use-window-font-color="true"/>
    </style:style>
    <style:style style:name="T72" style:family="text">
      <style:text-properties fo:font-size="10.00pt" fo:font-weight="bold" fo:font-family="'Times New Roman'" style:font-family-asian="'Times New Roman'" style:font-family-complex="'Times New Roman'" fo:background-color="transparent" style:use-window-font-color="true"/>
    </style:style>
    <style:style style:name="T73" style:family="text">
      <style:text-properties fo:font-size="10.00pt" fo:font-weight="bold" fo:font-family="'Times New Roman'" style:font-family-asian="'Times New Roman'" style:font-family-complex="'Times New Roman'" fo:background-color="transparent" style:use-window-font-color="true"/>
    </style:style>
    <style:style style:name="T74" style:family="text">
      <style:text-properties fo:font-size="10.00pt" fo:font-weight="bold" fo:font-family="'Times New Roman'" style:font-family-asian="'Times New Roman'" style:font-family-complex="'Times New Roman'" fo:background-color="transparent" style:use-window-font-color="true"/>
    </style:style>
    <style:style style:name="T75"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76" style:family="text">
      <style:text-properties fo:font-size="10.00pt" fo:font-weight="normal" fo:font-family="'Times New Roman'" style:font-family-asian="'Times New Roman'" style:font-family-complex="'Times New Roman'" fo:background-color="transparent" style:use-window-font-color="true"/>
    </style:style>
    <style:style style:name="T77"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78"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79"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80" style:family="text">
      <style:text-properties fo:font-size="10.00pt" fo:font-weight="normal" fo:font-family="'Times New Roman'" style:font-family-asian="'Times New Roman'" style:font-family-complex="'Times New Roman'" fo:background-color="transparent" style:use-window-font-color="true"/>
    </style:style>
    <style:style style:name="T81" style:family="text">
      <style:text-properties fo:font-size="10.00pt" fo:font-weight="normal" fo:font-family="'Times New Roman'" style:font-family-asian="'Times New Roman'" style:font-family-complex="'Times New Roman'" fo:background-color="transparent" style:use-window-font-color="true"/>
    </style:style>
    <style:style style:name="T82" style:family="text">
      <style:text-properties fo:font-size="10.00pt" fo:font-weight="normal" fo:font-family="'Times New Roman'" style:font-family-asian="'Times New Roman'" style:font-family-complex="'Times New Roman'" fo:background-color="transparent" style:use-window-font-color="true"/>
    </style:style>
    <style:style style:name="T83" style:family="text">
      <style:text-properties fo:font-size="10.00pt" fo:font-weight="normal" fo:font-family="'Times New Roman'" style:font-family-asian="'Times New Roman'" style:font-family-complex="'Times New Roman'" fo:background-color="transparent" style:use-window-font-color="true"/>
    </style:style>
    <style:style style:name="T84" style:family="text">
      <style:text-properties fo:font-size="10.00pt" fo:font-weight="normal" fo:font-family="'Times New Roman'" style:font-family-asian="'Times New Roman'" style:font-family-complex="'Times New Roman'" fo:background-color="transparent" style:use-window-font-color="true"/>
    </style:style>
    <style:style style:name="T85" style:family="text">
      <style:text-properties fo:font-size="10.00pt" fo:font-weight="normal" fo:font-family="'Times New Roman'" style:font-family-asian="'Times New Roman'" style:font-family-complex="'Times New Roman'" fo:background-color="transparent" style:use-window-font-color="true"/>
    </style:style>
    <style:style style:name="T86" style:family="text">
      <style:text-properties fo:font-size="10.00pt" fo:font-weight="normal" fo:font-family="'Times New Roman'" style:font-family-asian="'Times New Roman'" style:font-family-complex="'Times New Roman'" fo:background-color="transparent" style:use-window-font-color="true"/>
    </style:style>
    <style:style style:name="T87" style:family="text">
      <style:text-properties fo:font-size="10.00pt" fo:font-weight="normal" fo:font-family="'Times New Roman'" style:font-family-asian="'Times New Roman'" style:font-family-complex="'Times New Roman'" fo:background-color="transparent" style:use-window-font-color="true"/>
    </style:style>
    <style:style style:name="T88" style:family="text">
      <style:text-properties fo:font-size="10.00pt" fo:font-weight="normal" fo:font-family="'Times New Roman'" style:font-family-asian="'Times New Roman'" style:font-family-complex="'Times New Roman'" fo:background-color="transparent" style:use-window-font-color="true"/>
    </style:style>
    <style:style style:name="T89" style:family="text">
      <style:text-properties fo:font-size="10.00pt" fo:font-weight="normal" fo:font-family="'Times New Roman'" style:font-family-asian="'Times New Roman'" style:font-family-complex="'Times New Roman'" fo:background-color="transparent" style:use-window-font-color="true"/>
    </style:style>
    <style:style style:name="T90" style:family="text">
      <style:text-properties fo:font-size="10.00pt" fo:font-weight="normal" fo:font-family="'Times New Roman'" style:font-family-asian="'Times New Roman'" style:font-family-complex="'Times New Roman'" fo:background-color="transparent" style:use-window-font-color="true"/>
    </style:style>
    <style:style style:name="T91" style:family="text">
      <style:text-properties fo:font-size="10.00pt" fo:font-weight="normal" fo:font-family="'Times New Roman'" style:font-family-asian="'Times New Roman'" style:font-family-complex="'Times New Roman'" fo:background-color="transparent" style:use-window-font-color="true"/>
    </style:style>
    <style:style style:name="T92" style:family="text">
      <style:text-properties fo:font-size="10.00pt" fo:font-weight="normal" fo:font-family="'Times New Roman'" style:font-family-asian="'Times New Roman'" style:font-family-complex="'Times New Roman'" fo:background-color="transparent" style:use-window-font-color="true"/>
    </style:style>
    <style:style style:name="T93" style:family="text">
      <style:text-properties fo:font-size="10.00pt" fo:font-weight="normal" fo:font-family="'Times New Roman'" style:font-family-asian="'Times New Roman'" style:font-family-complex="'Times New Roman'" fo:background-color="transparent" style:use-window-font-color="true"/>
    </style:style>
    <style:style style:name="T94" style:family="text">
      <style:text-properties fo:font-size="10.00pt" fo:font-weight="normal" fo:font-family="'Times New Roman'" style:font-family-asian="'Times New Roman'" style:font-family-complex="'Times New Roman'" fo:background-color="transparent" style:use-window-font-color="true"/>
    </style:style>
    <style:style style:name="T95"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96" style:family="text">
      <style:text-properties fo:font-size="10.00pt" fo:font-weight="normal" fo:font-family="'Times New Roman'" style:font-family-asian="'Times New Roman'" style:font-family-complex="'Times New Roman'" fo:background-color="transparent" style:use-window-font-color="true"/>
    </style:style>
    <style:style style:name="T97" style:family="text">
      <style:text-properties fo:font-size="10.00pt" fo:font-weight="normal" fo:font-family="'Times New Roman'" style:font-family-asian="'Times New Roman'" style:font-family-complex="'Times New Roman'" fo:background-color="transparent" style:use-window-font-color="true"/>
    </style:style>
    <style:style style:name="T98" style:family="text">
      <style:text-properties fo:font-size="10.00pt" fo:font-weight="normal" fo:font-family="'Times New Roman'" style:font-family-asian="'Times New Roman'" style:font-family-complex="'Times New Roman'" fo:background-color="transparent" style:use-window-font-color="true"/>
    </style:style>
    <style:style style:name="T99" style:family="text">
      <style:text-properties fo:font-size="10.00pt" fo:font-weight="normal" fo:font-family="'Times New Roman'" style:font-family-asian="'Times New Roman'" style:font-family-complex="'Times New Roman'" fo:background-color="transparent" style:use-window-font-color="true"/>
    </style:style>
    <style:style style:name="T100" style:family="text">
      <style:text-properties fo:font-size="10.00pt" fo:font-weight="normal" fo:font-family="'Times New Roman'" style:font-family-asian="'Times New Roman'" style:font-family-complex="'Times New Roman'" fo:background-color="transparent" style:use-window-font-color="true"/>
    </style:style>
    <style:style style:name="T101" style:family="text">
      <style:text-properties fo:font-size="10.00pt" fo:font-weight="normal" fo:font-family="'Times New Roman'" style:font-family-asian="'Times New Roman'" style:font-family-complex="'Times New Roman'" fo:background-color="transparent" style:use-window-font-color="true"/>
    </style:style>
    <style:style style:name="T102" style:family="text">
      <style:text-properties fo:font-size="10.00pt" fo:font-weight="normal" fo:font-family="'Times New Roman'" style:font-family-asian="'Times New Roman'" style:font-family-complex="'Times New Roman'" fo:background-color="transparent" style:use-window-font-color="true"/>
    </style:style>
    <style:style style:name="T103" style:family="text">
      <style:text-properties fo:font-size="10.00pt" fo:font-weight="normal" fo:font-family="'Times New Roman'" style:font-family-asian="'Times New Roman'" style:font-family-complex="'Times New Roman'"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normal" fo:font-family="'Times New Roman'" style:font-family-asian="'Times New Roman'" style:font-family-complex="'Times New Roman'" fo:background-color="transparent" style:use-window-font-color="true"/>
    </style:style>
    <style:style style:name="T106" style:family="text">
      <style:text-properties fo:font-size="11.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1.00pt" fo:font-weight="normal" fo:font-family="'Times New Roman'" style:font-family-asian="'Times New Roman'" style:font-family-complex="'Times New Roman'" fo:background-color="transparent" style:use-window-font-color="true"/>
    </style:style>
    <style:style style:name="T109" style:family="text">
      <style:text-properties fo:font-size="11.00pt" fo:font-weight="normal" fo:font-family="'Times New Roman'" style:font-family-asian="'Times New Roman'" style:font-family-complex="'Times New Roman'" fo:background-color="transparent" style:use-window-font-color="true"/>
    </style:style>
    <style:style style:name="T110" style:family="text">
      <style:text-properties fo:font-size="11.00pt" fo:font-weight="normal" fo:font-family="'Times New Roman'" style:font-family-asian="'Times New Roman'" style:font-family-complex="'Times New Roman'"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1.00pt" fo:font-weight="normal" fo:font-family="'Times New Roman'" style:font-family-asian="'Times New Roman'" style:font-family-complex="'Times New Roman'" fo:background-color="transparent" style:use-window-font-color="true"/>
    </style:style>
    <style:style style:name="T113" style:family="text">
      <style:text-properties fo:font-size="11.00pt" fo:font-weight="normal" fo:font-family="'Times New Roman'" style:font-family-asian="'Times New Roman'" style:font-family-complex="'Times New Roman'" fo:background-color="transparent" style:use-window-font-color="true"/>
    </style:style>
    <style:style style:name="T114" style:family="text">
      <style:text-properties fo:font-size="11.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1.00pt" fo:font-weight="normal" fo:font-family="'Times New Roman'" style:font-family-asian="'Times New Roman'" style:font-family-complex="'Times New Roman'" fo:background-color="transparent" style:use-window-font-color="true"/>
    </style:style>
    <style:style style:name="T117" style:family="text">
      <style:text-properties fo:font-size="11.00pt" fo:font-weight="normal" fo:font-family="'Times New Roman'" style:font-family-asian="'Times New Roman'" style:font-family-complex="'Times New Roman'" fo:background-color="transparent" style:use-window-font-color="true"/>
    </style:style>
    <style:style style:name="T118" style:family="text">
      <style:text-properties fo:font-size="11.00pt" fo:font-weight="normal" fo:font-family="'Times New Roman'" style:font-family-asian="'Times New Roman'" style:font-family-complex="'Times New Roman'" fo:background-color="transparent" style:use-window-font-color="true"/>
    </style:style>
    <style:style style:name="T119" style:family="text">
      <style:text-properties fo:font-size="11.00pt" fo:font-weight="normal" fo:font-family="'Times New Roman'" style:font-family-asian="'Times New Roman'" style:font-family-complex="'Times New Roman'" fo:background-color="transparent" style:use-window-font-color="true"/>
    </style:style>
    <style:style style:name="T120" style:family="text">
      <style:text-properties fo:font-size="11.00pt" fo:font-weight="normal" fo:font-family="'Times New Roman'" style:font-family-asian="'Times New Roman'" style:font-family-complex="'Times New Roman'" fo:background-color="transparent" style:use-window-font-color="true"/>
    </style:style>
    <style:style style:name="T121" style:family="text">
      <style:text-properties fo:font-size="11.00pt" fo:font-weight="normal" fo:font-family="'Times New Roman'" style:font-family-asian="'Times New Roman'" style:font-family-complex="'Times New Roman'" fo:background-color="transparent" style:use-window-font-color="true"/>
    </style:style>
    <style:style style:name="T122" style:family="text">
      <style:text-properties fo:font-size="11.00pt" fo:font-weight="normal" fo:font-family="'Times New Roman'" style:font-family-asian="'Times New Roman'" style:font-family-complex="'Times New Roman'"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bold" fo:font-family="'Times New Roman'" style:font-family-asian="'Times New Roman'" style:font-family-complex="'Times New Roman'" fo:background-color="transparent" style:use-window-font-color="true"/>
    </style:style>
    <style:style style:name="T158" style:family="text">
      <style:text-properties fo:font-size="14.00pt" fo:font-weight="bold" fo:font-family="'Times New Roman'" style:font-family-asian="'Times New Roman'" style:font-family-complex="'Times New Roman'" fo:background-color="transparent" style:use-window-font-color="tru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0.00pt" fo:font-weight="normal" fo:font-family="'Times New Roman'" style:font-family-asian="'Times New Roman'" style:font-family-complex="'Times New Roman'" fo:background-color="transparent" style:use-window-font-color="true"/>
    </style:style>
    <style:style style:name="T165" style:family="text">
      <style:text-properties fo:font-size="10.00pt" fo:font-weight="normal" fo:font-family="'Times New Roman'" style:font-family-asian="'Times New Roman'" style:font-family-complex="'Times New Roman'" fo:background-color="transparent" style:use-window-font-color="true"/>
    </style:style>
    <style:style style:name="T166" style:family="text">
      <style:text-properties fo:font-size="10.00pt" fo:font-weight="normal" fo:font-family="'Times New Roman'" style:font-family-asian="'Times New Roman'" style:font-family-complex="'Times New Roman'" fo:background-color="transparent" style:use-window-font-color="true"/>
    </style:style>
    <style:style style:name="T167" style:family="text">
      <style:text-properties fo:font-size="10.00pt" fo:font-weight="normal" fo:font-family="'Times New Roman'" style:font-family-asian="'Times New Roman'" style:font-family-complex="'Times New Roman'" fo:background-color="transparent" style:use-window-font-color="true"/>
    </style:style>
    <style:style style:name="T168" style:family="text">
      <style:text-properties fo:font-size="10.00pt" fo:font-weight="normal" fo:font-family="'Times New Roman'" style:font-family-asian="'Times New Roman'" style:font-family-complex="'Times New Roman'" fo:background-color="transparent" style:use-window-font-color="true"/>
    </style:style>
    <style:style style:name="T169" style:family="text">
      <style:text-properties fo:font-size="10.00pt" fo:font-weight="normal" fo:font-family="'Times New Roman'" style:font-family-asian="'Times New Roman'" style:font-family-complex="'Times New Roman'" fo:background-color="transparent" style:use-window-font-color="true"/>
    </style:style>
    <style:style style:name="T170" style:family="text">
      <style:text-properties fo:font-size="10.00pt" fo:font-weight="normal" fo:font-family="'Times New Roman'" style:font-family-asian="'Times New Roman'" style:font-family-complex="'Times New Roman'" fo:background-color="transparent" style:use-window-font-color="true"/>
    </style:style>
    <style:style style:name="T171" style:family="text">
      <style:text-properties fo:font-size="10.00pt" fo:font-weight="normal" fo:font-family="'Times New Roman'" style:font-family-asian="'Times New Roman'" style:font-family-complex="'Times New Roman'" fo:background-color="transparent" style:use-window-font-color="true"/>
    </style:style>
    <style:style style:name="T172" style:family="text">
      <style:text-properties fo:font-size="10.00pt" fo:font-weight="normal" fo:font-family="'Times New Roman'" style:font-family-asian="'Times New Roman'" style:font-family-complex="'Times New Roman'" fo:background-color="transparent" style:use-window-font-color="true"/>
    </style:style>
    <style:style style:name="T173" style:family="text">
      <style:text-properties fo:font-size="10.00pt" fo:font-weight="normal" fo:font-family="'Times New Roman'" style:font-family-asian="'Times New Roman'" style:font-family-complex="'Times New Roman'" fo:background-color="transparent" style:use-window-font-color="true"/>
    </style:style>
    <style:style style:name="T174" style:family="text">
      <style:text-properties fo:font-size="10.00pt" fo:font-weight="normal" fo:font-family="'Times New Roman'" style:font-family-asian="'Times New Roman'" style:font-family-complex="'Times New Roman'" fo:background-color="transparent" style:use-window-font-color="true"/>
    </style:style>
    <style:style style:name="T175" style:family="text">
      <style:text-properties fo:font-size="10.00pt" fo:font-weight="normal" fo:font-family="'Times New Roman'" style:font-family-asian="'Times New Roman'" style:font-family-complex="'Times New Roman'" fo:background-color="transparent" style:use-window-font-color="true"/>
    </style:style>
    <style:style style:name="T176" style:family="text">
      <style:text-properties fo:font-size="10.00pt" fo:font-weight="normal" fo:font-family="'Times New Roman'" style:font-family-asian="'Times New Roman'" style:font-family-complex="'Times New Roman'" fo:background-color="transparent" style:use-window-font-color="true"/>
    </style:style>
    <style:style style:name="T177" style:family="text">
      <style:text-properties fo:font-size="10.00pt" fo:font-weight="normal" fo:font-family="'Times New Roman'" style:font-family-asian="'Times New Roman'" style:font-family-complex="'Times New Roman'" fo:background-color="transparent" style:use-window-font-color="true"/>
    </style:style>
    <style:style style:name="T178" style:family="text">
      <style:text-properties fo:font-size="10.00pt" fo:font-weight="normal" fo:font-family="'Times New Roman'" style:font-family-asian="'Times New Roman'" style:font-family-complex="'Times New Roman'" fo:background-color="transparent" style:use-window-font-color="true"/>
    </style:style>
    <style:style style:name="T179" style:family="text">
      <style:text-properties fo:font-size="10.00pt" fo:font-weight="normal" fo:font-family="'Times New Roman'" style:font-family-asian="'Times New Roman'" style:font-family-complex="'Times New Roman'" fo:background-color="transparent" style:use-window-font-color="true"/>
    </style:style>
    <style:style style:name="T180" style:family="text">
      <style:text-properties fo:font-size="10.00pt" fo:font-weight="normal" fo:font-family="'Times New Roman'" style:font-family-asian="'Times New Roman'" style:font-family-complex="'Times New Roman'" fo:background-color="transparent" style:use-window-font-color="true"/>
    </style:style>
    <style:style style:name="T181" style:family="text">
      <style:text-properties fo:font-size="10.00pt" fo:font-weight="normal" fo:font-family="'Times New Roman'" style:font-family-asian="'Times New Roman'" style:font-family-complex="'Times New Roman'" fo:background-color="transparent" style:use-window-font-color="true"/>
    </style:style>
    <style:style style:name="T182" style:family="text">
      <style:text-properties fo:font-size="10.00pt" fo:font-weight="normal" fo:font-family="'Times New Roman'" style:font-family-asian="'Times New Roman'" style:font-family-complex="'Times New Roman'" fo:background-color="transparent" style:use-window-font-color="true"/>
    </style:style>
    <style:style style:name="T183" style:family="text">
      <style:text-properties fo:font-size="10.00pt" fo:font-weight="normal" fo:font-family="'Times New Roman'" style:font-family-asian="'Times New Roman'" style:font-family-complex="'Times New Roman'" fo:background-color="transparent" style:use-window-font-color="true"/>
    </style:style>
    <style:style style:name="T184" style:family="text">
      <style:text-properties fo:font-size="10.00pt" fo:font-weight="normal" fo:font-family="'Times New Roman'" style:font-family-asian="'Times New Roman'" style:font-family-complex="'Times New Roman'" fo:background-color="transparent" style:use-window-font-color="true"/>
    </style:style>
    <style:style style:name="T185" style:family="text">
      <style:text-properties fo:font-size="10.00pt" fo:font-weight="normal" fo:font-family="'Times New Roman'" style:font-family-asian="'Times New Roman'" style:font-family-complex="'Times New Roman'" fo:background-color="transparent" style:use-window-font-color="true"/>
    </style:style>
    <style:style style:name="T186" style:family="text">
      <style:text-properties fo:font-size="10.00pt" fo:font-weight="normal" fo:font-family="'Times New Roman'" style:font-family-asian="'Times New Roman'" style:font-family-complex="'Times New Roman'" fo:background-color="transparent" style:use-window-font-color="true"/>
    </style:style>
    <style:style style:name="T187" style:family="text">
      <style:text-properties fo:font-size="10.00pt" fo:font-weight="normal" fo:font-family="'Times New Roman'" style:font-family-asian="'Times New Roman'" style:font-family-complex="'Times New Roman'" fo:background-color="transparent" style:use-window-font-color="true"/>
    </style:style>
    <style:style style:name="T188" style:family="text">
      <style:text-properties fo:font-size="10.00pt" fo:font-weight="normal" fo:font-family="'Times New Roman'" style:font-family-asian="'Times New Roman'" style:font-family-complex="'Times New Roman'" fo:background-color="transparent" style:use-window-font-color="true"/>
    </style:style>
    <style:style style:name="T189" style:family="text">
      <style:text-properties fo:font-size="10.00pt" fo:font-weight="normal" fo:font-family="'Times New Roman'" style:font-family-asian="'Times New Roman'" style:font-family-complex="'Times New Roman'" fo:background-color="transparent" style:use-window-font-color="true"/>
    </style:style>
    <style:style style:name="T190" style:family="text">
      <style:text-properties fo:font-size="10.00pt" fo:font-weight="normal" fo:font-family="'Times New Roman'" style:font-family-asian="'Times New Roman'" style:font-family-complex="'Times New Roman'" fo:background-color="transparent" style:use-window-font-color="true"/>
    </style:style>
    <style:style style:name="T191" style:family="text">
      <style:text-properties fo:font-size="10.00pt" fo:font-weight="normal" fo:font-family="'Times New Roman'" style:font-family-asian="'Times New Roman'" style:font-family-complex="'Times New Roman'" fo:background-color="transparent" style:use-window-font-color="true"/>
    </style:style>
    <style:style style:name="T192" style:family="text">
      <style:text-properties fo:font-size="10.00pt" fo:font-weight="normal" fo:font-family="'Times New Roman'" style:font-family-asian="'Times New Roman'" style:font-family-complex="'Times New Roman'" fo:background-color="transparent" style:use-window-font-color="true"/>
    </style:style>
    <style:style style:name="T193" style:family="text">
      <style:text-properties fo:font-size="10.00pt" fo:font-weight="normal" fo:font-family="'Times New Roman'" style:font-family-asian="'Times New Roman'" style:font-family-complex="'Times New Roman'" fo:background-color="transparent" style:use-window-font-color="true"/>
    </style:style>
    <style:style style:name="T194" style:family="text">
      <style:text-properties fo:font-size="10.00pt" fo:font-weight="normal" fo:font-family="'Times New Roman'" style:font-family-asian="'Times New Roman'" style:font-family-complex="'Times New Roman'" fo:background-color="transparent" style:use-window-font-color="true"/>
    </style:style>
    <style:style style:name="T195" style:family="text">
      <style:text-properties fo:font-size="10.00pt" fo:font-weight="normal" fo:font-family="'Times New Roman'" style:font-family-asian="'Times New Roman'" style:font-family-complex="'Times New Roman'" fo:background-color="transparent" style:use-window-font-color="true"/>
    </style:style>
    <style:style style:name="T196" style:family="text">
      <style:text-properties fo:font-size="10.00pt" fo:font-weight="normal" fo:font-family="'Times New Roman'" style:font-family-asian="'Times New Roman'" style:font-family-complex="'Times New Roman'" fo:background-color="transparent" style:use-window-font-color="true"/>
    </style:style>
    <style:style style:name="T197" style:family="text">
      <style:text-properties fo:font-size="10.00pt" fo:font-weight="normal" fo:font-family="'Times New Roman'" style:font-family-asian="'Times New Roman'" style:font-family-complex="'Times New Roman'"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Times New Roman'" style:font-family-asian="'Times New Roman'" style:font-family-complex="'Times New Roman'" fo:background-color="transparent" style:use-window-font-color="true"/>
    </style:style>
    <style:style style:name="T200" style:family="text">
      <style:text-properties fo:font-size="11.00pt" fo:font-weight="normal" fo:font-family="'Times New Roman'" style:font-family-asian="'Times New Roman'" style:font-family-complex="'Times New Roman'" fo:background-color="transparent" style:use-window-font-color="true"/>
    </style:style>
    <style:style style:name="T201" style:family="text">
      <style:text-properties fo:font-size="11.00pt" fo:font-weight="normal" fo:font-family="'Times New Roman'" style:font-family-asian="'Times New Roman'" style:font-family-complex="'Times New Roman'" fo:background-color="transparent" style:use-window-font-color="true"/>
    </style:style>
    <style:style style:name="T202" style:family="text">
      <style:text-properties fo:font-size="11.00pt" fo:font-weight="normal" fo:font-family="'Times New Roman'" style:font-family-asian="'Times New Roman'" style:font-family-complex="'Times New Roman'" fo:background-color="transparent" style:use-window-font-color="true"/>
    </style:style>
    <style:style style:name="T203" style:family="text">
      <style:text-properties fo:font-size="11.00pt" fo:font-weight="normal" fo:font-family="'Times New Roman'" style:font-family-asian="'Times New Roman'" style:font-family-complex="'Times New Roman'" fo:background-color="transparent" style:use-window-font-color="true"/>
    </style:style>
    <style:style style:name="T204" style:family="text">
      <style:text-properties fo:font-size="11.00pt" fo:font-weight="normal" fo:font-family="'Times New Roman'" style:font-family-asian="'Times New Roman'" style:font-family-complex="'Times New Roman'" fo:background-color="transparent" style:use-window-font-color="true"/>
    </style:style>
    <style:style style:name="T205" style:family="text">
      <style:text-properties fo:font-size="11.00pt" fo:font-weight="normal" fo:font-family="'Times New Roman'" style:font-family-asian="'Times New Roman'" style:font-family-complex="'Times New Roman'" fo:background-color="transparent" style:use-window-font-color="true"/>
    </style:style>
    <style:style style:name="T206" style:family="text">
      <style:text-properties fo:font-size="11.00pt" fo:font-weight="normal" fo:font-family="'Times New Roman'" style:font-family-asian="'Times New Roman'" style:font-family-complex="'Times New Roman'" fo:background-color="transparent" style:use-window-font-color="true"/>
    </style:style>
    <style:style style:name="T207" style:family="text">
      <style:text-properties fo:font-size="11.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Times New Roman'" style:font-family-asian="'Times New Roman'" style:font-family-complex="'Times New Roman'" fo:background-color="transparent" style:use-window-font-color="true"/>
    </style:style>
    <style:style style:name="T209" style:family="text">
      <style:text-properties fo:font-size="11.00pt" fo:font-weight="normal" fo:font-family="'Times New Roman'" style:font-family-asian="'Times New Roman'" style:font-family-complex="'Times New Roman'" fo:background-color="transparent" style:use-window-font-color="true"/>
    </style:style>
    <style:style style:name="T210" style:family="text">
      <style:text-properties fo:font-size="11.00pt" fo:font-weight="normal" fo:font-family="'Times New Roman'" style:font-family-asian="'Times New Roman'" style:font-family-complex="'Times New Roman'" fo:background-color="transparent" style:use-window-font-color="true"/>
    </style:style>
    <style:style style:name="T211" style:family="text">
      <style:text-properties fo:font-size="11.00pt" fo:font-weight="normal" fo:font-family="'Times New Roman'" style:font-family-asian="'Times New Roman'" style:font-family-complex="'Times New Roman'" fo:background-color="transparent" style:use-window-font-color="true"/>
    </style:style>
    <style:style style:name="T212" style:family="text">
      <style:text-properties fo:font-size="11.00pt" fo:font-weight="normal" fo:font-family="'Times New Roman'" style:font-family-asian="'Times New Roman'" style:font-family-complex="'Times New Roman'" fo:background-color="transparent" style:use-window-font-color="true"/>
    </style:style>
    <style:style style:name="T213" style:family="text">
      <style:text-properties fo:font-size="11.00pt" fo:font-weight="normal" fo:font-family="'Times New Roman'" style:font-family-asian="'Times New Roman'" style:font-family-complex="'Times New Roman'"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1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0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5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9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4.00pt" fo:font-weight="bold" fo:font-family="'Times New Roman'" style:font-family-asian="'Times New Roman'" style:font-family-complex="'Times New Roman'" fo:background-color="transparent" style:use-window-font-color="true"/>
    </style:style>
    <style:style style:name="T407" style:family="text">
      <style:text-properties fo:font-size="14.00pt" fo:font-weight="bold" fo:font-family="'Times New Roman'" style:font-family-asian="'Times New Roman'" style:font-family-complex="'Times New Roman'"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2.00pt" fo:font-weight="normal" fo:font-family="'Times New Roman'" style:font-family-asian="'Times New Roman'" style:font-family-complex="'Times New Roman'"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style:use-window-font-color="true"/>
    </style:style>
    <style:style style:name="T412" style:family="text">
      <style:text-properties fo:font-size="12.00pt" fo:font-weight="normal" fo:font-family="'Times New Roman'" style:font-family-asian="'Times New Roman'" style:font-family-complex="'Times New Roman'" fo:background-color="transparent" fo:color="#000000" fo:text-shadow="2pt 2pt"/>
    </style:style>
    <style:style style:name="T413" style:family="text">
      <style:text-properties fo:font-size="12.00pt" fo:font-weight="normal" fo:font-family="'Times New Roman'" style:font-family-asian="'Times New Roman'" style:font-family-complex="'Times New Roman'" fo:background-color="transparent" fo:color="#000000" fo:text-shadow="2pt 2pt"/>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0.00pt" fo:font-weight="normal" fo:font-family="'Times New Roman'" style:font-family-asian="'Times New Roman'" style:font-family-complex="'Times New Roman'" fo:background-color="transparent" fo:color="#000000"/>
    </style:style>
    <style:style style:name="T416" style:family="text">
      <style:text-properties fo:font-size="10.00pt" fo:font-weight="normal" fo:font-family="'Times New Roman'" style:font-family-asian="'Times New Roman'" style:font-family-complex="'Times New Roman'" fo:background-color="transparent" fo:color="#000000"/>
    </style:style>
    <style:style style:name="T417" style:family="text">
      <style:text-properties fo:font-size="10.00pt" fo:font-weight="normal" fo:font-family="'Times New Roman'" style:font-family-asian="'Times New Roman'" style:font-family-complex="'Times New Roman'" fo:background-color="transparent" fo:color="#000000"/>
    </style:style>
    <style:style style:name="T418" style:family="text">
      <style:text-properties fo:font-size="10.00pt" fo:font-weight="normal" fo:font-family="'Times New Roman'" style:font-family-asian="'Times New Roman'" style:font-family-complex="'Times New Roman'" fo:background-color="transparent" fo:color="#000000"/>
    </style:style>
    <style:style style:name="T419" style:family="text">
      <style:text-properties fo:font-size="10.00pt" fo:font-weight="normal" fo:font-family="'Times New Roman'" style:font-family-asian="'Times New Roman'" style:font-family-complex="'Times New Roman'" fo:background-color="transparent" fo:color="#000000"/>
    </style:style>
    <style:style style:name="T420" style:family="text">
      <style:text-properties fo:font-size="10.00pt" fo:font-weight="normal" fo:font-family="'Times New Roman'" style:font-family-asian="'Times New Roman'" style:font-family-complex="'Times New Roman'" fo:background-color="transparent" fo:color="#000000"/>
    </style:style>
    <style:style style:name="T421" style:family="text">
      <style:text-properties fo:font-size="10.00pt" fo:font-weight="normal" fo:font-family="'Times New Roman'" style:font-family-asian="'Times New Roman'" style:font-family-complex="'Times New Roman'" fo:background-color="transparent" fo:color="#000000"/>
    </style:style>
    <style:style style:name="T422" style:family="text">
      <style:text-properties fo:font-size="10.00pt" fo:font-weight="normal" fo:font-family="'Times New Roman'" style:font-family-asian="'Times New Roman'" style:font-family-complex="'Times New Roman'" fo:background-color="transparent" fo:color="#000000"/>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normal" fo:font-family="'Times New Roman'" style:font-family-asian="'Times New Roman'" style:font-family-complex="'Times New Roman'" fo:background-color="transparent" style:use-window-font-color="true"/>
    </style:style>
    <style:style style:name="T425" style:family="text">
      <style:text-properties fo:font-size="11.00pt" fo:font-weight="normal" fo:font-family="'Times New Roman'" style:font-family-asian="'Times New Roman'" style:font-family-complex="'Times New Roman'" fo:background-color="transparent" style:use-window-font-color="true"/>
    </style:style>
    <style:style style:name="T426" style:family="text">
      <style:text-properties fo:font-size="11.00pt" fo:font-weight="normal" fo:font-family="'Times New Roman'" style:font-family-asian="'Times New Roman'" style:font-family-complex="'Times New Roman'" fo:background-color="transparent" style:use-window-font-color="true"/>
    </style:style>
    <style:style style:name="T427" style:family="text">
      <style:text-properties fo:font-size="11.00pt" fo:font-weight="normal" fo:font-family="'Times New Roman'" style:font-family-asian="'Times New Roman'" style:font-family-complex="'Times New Roman'" fo:background-color="transparent" style:use-window-font-color="true"/>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normal" fo:font-family="'Times New Roman'" style:font-family-asian="'Times New Roman'" style:font-family-complex="'Times New Roman'" fo:background-color="transparent" style:use-window-font-color="true"/>
    </style:style>
    <style:style style:name="T430" style:family="text">
      <style:text-properties fo:font-size="11.00pt" fo:font-weight="normal" fo:font-family="'Times New Roman'" style:font-family-asian="'Times New Roman'" style:font-family-complex="'Times New Roman'" fo:background-color="transparent" style:use-window-font-color="true"/>
    </style:style>
    <style:style style:name="T431" style:family="text">
      <style:text-properties fo:font-size="11.00pt" fo:font-weight="normal" fo:font-family="'Times New Roman'" style:font-family-asian="'Times New Roman'" style:font-family-complex="'Times New Roman'" fo:background-color="transparent" style:use-window-font-color="true"/>
    </style:style>
    <style:style style:name="T432" style:family="text">
      <style:text-properties fo:font-size="11.00pt" fo:font-weight="normal" fo:font-family="'Times New Roman'" style:font-family-asian="'Times New Roman'" style:font-family-complex="'Times New Roman'" fo:background-color="transparent" style:use-window-font-color="true"/>
    </style:style>
    <style:style style:name="T433" style:family="text">
      <style:text-properties fo:font-size="11.00pt" fo:font-weight="normal" fo:font-family="'Times New Roman'" style:font-family-asian="'Times New Roman'" style:font-family-complex="'Times New Roman'" fo:background-color="transparent" style:use-window-font-color="true"/>
    </style:style>
    <style:style style:name="T434" style:family="text">
      <style:text-properties fo:font-size="11.00pt" fo:font-weight="normal" fo:font-family="'Times New Roman'" style:font-family-asian="'Times New Roman'" style:font-family-complex="'Times New Roman'"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Times New Roman'" style:font-family-asian="'Times New Roman'" style:font-family-complex="'Times New Roman'" fo:background-color="transparent" style:use-window-font-color="true"/>
    </style:style>
    <style:style style:name="T437" style:family="text">
      <style:text-properties fo:font-size="11.00pt" fo:font-weight="normal" fo:font-family="'Times New Roman'" style:font-family-asian="'Times New Roman'" style:font-family-complex="'Times New Roman'" fo:background-color="transparent" style:use-window-font-color="true"/>
    </style:style>
    <style:style style:name="T438" style:family="text">
      <style:text-properties fo:font-size="11.00pt" fo:font-weight="normal" fo:font-family="'Times New Roman'" style:font-family-asian="'Times New Roman'" style:font-family-complex="'Times New Roman'" fo:background-color="transparent" style:use-window-font-color="true"/>
    </style:style>
    <style:style style:name="T439" style:family="text">
      <style:text-properties fo:font-size="11.00pt" fo:font-weight="normal" fo:font-family="'Times New Roman'" style:font-family-asian="'Times New Roman'" style:font-family-complex="'Times New Roman'"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4.00pt" fo:font-weight="bold" fo:font-family="'Times New Roman'" style:font-family-asian="'Times New Roman'" style:font-family-complex="'Times New Roman'" fo:background-color="transparent" style:use-window-font-color="true"/>
    </style:style>
    <style:style style:name="T442" style:family="text">
      <style:text-properties fo:font-size="14.00pt" fo:font-weight="bold" fo:font-family="'Times New Roman'" style:font-family-asian="'Times New Roman'" style:font-family-complex="'Times New Roman'"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2.00pt" fo:font-weight="normal" fo:font-family="'Times New Roman'" style:font-family-asian="'Times New Roman'" style:font-family-complex="'Times New Roman'" fo:background-color="transparent" style:use-window-font-color="true"/>
    </style:style>
    <style:style style:name="T445" style:family="text">
      <style:text-properties fo:font-size="12.00pt" fo:font-weight="normal" fo:font-family="'Times New Roman'" style:font-family-asian="'Times New Roman'" style:font-family-complex="'Times New Roman'" fo:background-color="transparent" style:use-window-font-color="true"/>
    </style:style>
    <style:style style:name="T446" style:family="text">
      <style:text-properties fo:font-size="12.00pt" fo:font-weight="normal" fo:font-family="'Times New Roman'" style:font-family-asian="'Times New Roman'" style:font-family-complex="'Times New Roman'" fo:background-color="transparent" style:use-window-font-color="true"/>
    </style:style>
    <style:style style:name="T447" style:family="text">
      <style:text-properties fo:font-size="12.00pt" fo:font-weight="normal" fo:font-family="'Times New Roman'" style:font-family-asian="'Times New Roman'" style:font-family-complex="'Times New Roman'"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0.00pt" fo:font-weight="normal" fo:font-family="'Times New Roman'" style:font-family-asian="'Times New Roman'" style:font-family-complex="'Times New Roman'" fo:background-color="transparent" style:use-window-font-color="true"/>
    </style:style>
    <style:style style:name="T450" style:family="text">
      <style:text-properties fo:font-size="10.00pt" fo:font-weight="normal" fo:font-family="'Times New Roman'" style:font-family-asian="'Times New Roman'" style:font-family-complex="'Times New Roman'" fo:background-color="transparent" style:use-window-font-color="true"/>
    </style:style>
    <style:style style:name="T451" style:family="text">
      <style:text-properties fo:font-size="10.00pt" fo:font-weight="normal" fo:font-family="'Times New Roman'" style:font-family-asian="'Times New Roman'" style:font-family-complex="'Times New Roman'" fo:background-color="transparent" style:use-window-font-color="true"/>
    </style:style>
    <style:style style:name="T452" style:family="text">
      <style:text-properties fo:font-size="10.00pt" fo:font-weight="normal" fo:font-family="'Times New Roman'" style:font-family-asian="'Times New Roman'" style:font-family-complex="'Times New Roman'" fo:background-color="transparent" style:use-window-font-color="true"/>
    </style:style>
    <style:style style:name="T453" style:family="text">
      <style:text-properties fo:font-size="10.00pt" fo:font-weight="normal" fo:font-family="'Times New Roman'" style:font-family-asian="'Times New Roman'" style:font-family-complex="'Times New Roman'" fo:background-color="transparent" style:use-window-font-color="true"/>
    </style:style>
    <style:style style:name="T454" style:family="text">
      <style:text-properties fo:font-size="10.00pt" fo:font-weight="normal" fo:font-family="'Times New Roman'" style:font-family-asian="'Times New Roman'" style:font-family-complex="'Times New Roman'" fo:background-color="transparent" style:use-window-font-color="true"/>
    </style:style>
    <style:style style:name="T455" style:family="text">
      <style:text-properties fo:font-size="10.00pt" fo:font-weight="normal" fo:font-family="'Times New Roman'" style:font-family-asian="'Times New Roman'" style:font-family-complex="'Times New Roman'" fo:background-color="transparent" style:use-window-font-color="true"/>
    </style:style>
    <style:style style:name="T456" style:family="text">
      <style:text-properties fo:font-size="10.00pt" fo:font-weight="normal" fo:font-family="'Times New Roman'" style:font-family-asian="'Times New Roman'" style:font-family-complex="'Times New Roman'" fo:background-color="transparent" style:use-window-font-color="true"/>
    </style:style>
    <style:style style:name="T457" style:family="text">
      <style:text-properties fo:font-size="10.00pt" fo:font-weight="normal" fo:font-family="'Times New Roman'" style:font-family-asian="'Times New Roman'" style:font-family-complex="'Times New Roman'" fo:background-color="transparent" style:use-window-font-color="true"/>
    </style:style>
    <style:style style:name="T458" style:family="text">
      <style:text-properties fo:font-size="10.00pt" fo:font-weight="normal" fo:font-family="'Times New Roman'" style:font-family-asian="'Times New Roman'" style:font-family-complex="'Times New Roman'" fo:background-color="transparent" style:use-window-font-color="true"/>
    </style:style>
    <style:style style:name="T459" style:family="text">
      <style:text-properties fo:font-size="10.00pt" fo:font-weight="normal" fo:font-family="'Times New Roman'" style:font-family-asian="'Times New Roman'" style:font-family-complex="'Times New Roman'" fo:background-color="transparent" style:use-window-font-color="true"/>
    </style:style>
    <style:style style:name="T460" style:family="text">
      <style:text-properties fo:font-size="10.00pt" fo:font-weight="normal" fo:font-family="'Times New Roman'" style:font-family-asian="'Times New Roman'" style:font-family-complex="'Times New Roman'" fo:background-color="transparent" style:use-window-font-color="true"/>
    </style:style>
    <style:style style:name="T461" style:family="text">
      <style:text-properties fo:font-size="10.00pt" fo:font-weight="normal" fo:font-family="'Times New Roman'" style:font-family-asian="'Times New Roman'" style:font-family-complex="'Times New Roman'" fo:background-color="transparent" style:use-window-font-color="true"/>
    </style:style>
    <style:style style:name="T462" style:family="text">
      <style:text-properties fo:font-size="10.00pt" fo:font-weight="normal" fo:font-family="'Times New Roman'" style:font-family-asian="'Times New Roman'" style:font-family-complex="'Times New Roman'" fo:background-color="transparent" style:use-window-font-color="true"/>
    </style:style>
    <style:style style:name="T463" style:family="text">
      <style:text-properties fo:font-size="10.00pt" fo:font-weight="normal" fo:font-family="'Times New Roman'" style:font-family-asian="'Times New Roman'" style:font-family-complex="'Times New Roman'" fo:background-color="transparent" style:use-window-font-color="true"/>
    </style:style>
    <style:style style:name="T464" style:family="text">
      <style:text-properties fo:font-size="10.00pt" fo:font-weight="normal" fo:font-family="'Times New Roman'" style:font-family-asian="'Times New Roman'" style:font-family-complex="'Times New Roman'" fo:background-color="transparent" style:use-window-font-color="true"/>
    </style:style>
    <style:style style:name="T465" style:family="text">
      <style:text-properties fo:font-size="10.00pt" fo:font-weight="normal" fo:font-family="'Times New Roman'" style:font-family-asian="'Times New Roman'" style:font-family-complex="'Times New Roman'" fo:background-color="transparent" style:use-window-font-color="true"/>
    </style:style>
    <style:style style:name="T466" style:family="text">
      <style:text-properties fo:font-size="10.00pt" fo:font-weight="normal" fo:font-family="'Times New Roman'" style:font-family-asian="'Times New Roman'" style:font-family-complex="'Times New Roman'" fo:background-color="transparent" style:use-window-font-color="true"/>
    </style:style>
    <style:style style:name="T467" style:family="text">
      <style:text-properties fo:font-size="10.00pt" fo:font-weight="normal" fo:font-family="'Times New Roman'" style:font-family-asian="'Times New Roman'" style:font-family-complex="'Times New Roman'" fo:background-color="transparent" style:use-window-font-color="true"/>
    </style:style>
    <style:style style:name="T468" style:family="text">
      <style:text-properties fo:font-size="10.00pt" fo:font-weight="normal" fo:font-family="'Times New Roman'" style:font-family-asian="'Times New Roman'" style:font-family-complex="'Times New Roman'" fo:background-color="transparent" style:use-window-font-color="true"/>
    </style:style>
    <style:style style:name="T469" style:family="text">
      <style:text-properties fo:font-size="10.00pt" fo:font-weight="normal" fo:font-family="'Times New Roman'" style:font-family-asian="'Times New Roman'" style:font-family-complex="'Times New Roman'" fo:background-color="transparent" style:use-window-font-color="true"/>
    </style:style>
    <style:style style:name="T470" style:family="text">
      <style:text-properties fo:font-size="10.00pt" fo:font-weight="normal" fo:font-family="'Times New Roman'" style:font-family-asian="'Times New Roman'" style:font-family-complex="'Times New Roman'" fo:background-color="transparent" style:use-window-font-color="true"/>
    </style:style>
    <style:style style:name="T471" style:family="text">
      <style:text-properties fo:font-size="10.00pt" fo:font-weight="normal" fo:font-family="'Times New Roman'" style:font-family-asian="'Times New Roman'" style:font-family-complex="'Times New Roman'" fo:background-color="transparent" style:use-window-font-color="true"/>
    </style:style>
    <style:style style:name="T472" style:family="text">
      <style:text-properties fo:font-size="10.00pt" fo:font-weight="normal" fo:font-family="'Times New Roman'" style:font-family-asian="'Times New Roman'" style:font-family-complex="'Times New Roman'" fo:background-color="transparent" style:use-window-font-color="true"/>
    </style:style>
    <style:style style:name="T473" style:family="text">
      <style:text-properties fo:font-size="10.00pt" fo:font-weight="normal" fo:font-family="'Times New Roman'" style:font-family-asian="'Times New Roman'" style:font-family-complex="'Times New Roman'" fo:background-color="transparent" style:use-window-font-color="true"/>
    </style:style>
    <style:style style:name="T474" style:family="text">
      <style:text-properties fo:font-size="10.00pt" fo:font-weight="normal" fo:font-family="'Times New Roman'" style:font-family-asian="'Times New Roman'" style:font-family-complex="'Times New Roman'" fo:background-color="transparent" style:use-window-font-color="true"/>
    </style:style>
    <style:style style:name="T475" style:family="text">
      <style:text-properties fo:font-size="10.00pt" fo:font-weight="normal" fo:font-family="'Times New Roman'" style:font-family-asian="'Times New Roman'" style:font-family-complex="'Times New Roman'" fo:background-color="transparent" style:use-window-font-color="true"/>
    </style:style>
    <style:style style:name="T476" style:family="text">
      <style:text-properties fo:font-size="10.00pt" fo:font-weight="normal" fo:font-family="'Times New Roman'" style:font-family-asian="'Times New Roman'" style:font-family-complex="'Times New Roman'" fo:background-color="transparent" style:use-window-font-color="true"/>
    </style:style>
    <style:style style:name="T477" style:family="text">
      <style:text-properties fo:font-size="10.00pt" fo:font-weight="normal" fo:font-family="'Times New Roman'" style:font-family-asian="'Times New Roman'" style:font-family-complex="'Times New Roman'" fo:background-color="transparent" style:use-window-font-color="true"/>
    </style:style>
    <style:style style:name="T478" style:family="text">
      <style:text-properties fo:font-size="10.00pt" fo:font-weight="normal" fo:font-family="'Times New Roman'" style:font-family-asian="'Times New Roman'" style:font-family-complex="'Times New Roman'" fo:background-color="transparent" style:use-window-font-color="true"/>
    </style:style>
    <style:style style:name="T479" style:family="text">
      <style:text-properties fo:font-size="10.00pt" fo:font-weight="normal" fo:font-family="'Times New Roman'" style:font-family-asian="'Times New Roman'" style:font-family-complex="'Times New Roman'" fo:background-color="transparent" style:use-window-font-color="true"/>
    </style:style>
    <style:style style:name="T480" style:family="text">
      <style:text-properties fo:font-size="10.00pt" fo:font-weight="normal" fo:font-family="'Times New Roman'" style:font-family-asian="'Times New Roman'" style:font-family-complex="'Times New Roman'" fo:background-color="transparent" style:use-window-font-color="true"/>
    </style:style>
    <style:style style:name="T481" style:family="text">
      <style:text-properties fo:font-size="10.00pt" fo:font-weight="normal" fo:font-family="'Times New Roman'" style:font-family-asian="'Times New Roman'" style:font-family-complex="'Times New Roman'" fo:background-color="transparent" style:use-window-font-color="true"/>
    </style:style>
    <style:style style:name="T482" style:family="text">
      <style:text-properties fo:font-size="10.00pt" fo:font-weight="normal" fo:font-family="'Times New Roman'" style:font-family-asian="'Times New Roman'" style:font-family-complex="'Times New Roman'" fo:background-color="transparent" style:use-window-font-color="true"/>
    </style:style>
    <style:style style:name="T483" style:family="text">
      <style:text-properties fo:font-size="10.00pt" fo:font-weight="normal" fo:font-family="'Times New Roman'" style:font-family-asian="'Times New Roman'" style:font-family-complex="'Times New Roman'" fo:background-color="transparent" style:use-window-font-color="true"/>
    </style:style>
    <style:style style:name="T484" style:family="text">
      <style:text-properties fo:font-size="10.00pt" fo:font-weight="normal" fo:font-family="'Times New Roman'" style:font-family-asian="'Times New Roman'" style:font-family-complex="'Times New Roman'" fo:background-color="transparent" style:use-window-font-color="true"/>
    </style:style>
    <style:style style:name="T485" style:family="text">
      <style:text-properties fo:font-size="10.00pt" fo:font-weight="normal" fo:font-family="'Times New Roman'" style:font-family-asian="'Times New Roman'" style:font-family-complex="'Times New Roman'" fo:background-color="transparent" style:use-window-font-color="true"/>
    </style:style>
    <style:style style:name="T486" style:family="text">
      <style:text-properties fo:font-size="10.00pt" fo:font-weight="normal" fo:font-family="'Times New Roman'" style:font-family-asian="'Times New Roman'" style:font-family-complex="'Times New Roman'" fo:background-color="transparent" style:use-window-font-color="true"/>
    </style:style>
    <style:style style:name="T487" style:family="text">
      <style:text-properties fo:font-size="10.00pt" fo:font-weight="normal" fo:font-family="'Times New Roman'" style:font-family-asian="'Times New Roman'" style:font-family-complex="'Times New Roman'" fo:background-color="transparent" style:use-window-font-color="true"/>
    </style:style>
    <style:style style:name="T488" style:family="text">
      <style:text-properties fo:font-size="10.00pt" fo:font-weight="normal" fo:font-family="'Times New Roman'" style:font-family-asian="'Times New Roman'" style:font-family-complex="'Times New Roman'" fo:background-color="transparent" style:use-window-font-color="true"/>
    </style:style>
    <style:style style:name="T489" style:family="text">
      <style:text-properties fo:font-size="10.00pt" fo:font-weight="normal" fo:font-family="'Times New Roman'" style:font-family-asian="'Times New Roman'" style:font-family-complex="'Times New Roman'" fo:background-color="transparent" style:use-window-font-color="true"/>
    </style:style>
    <style:style style:name="T490" style:family="text">
      <style:text-properties fo:font-size="10.00pt" fo:font-weight="normal" fo:font-family="'Times New Roman'" style:font-family-asian="'Times New Roman'" style:font-family-complex="'Times New Roman'" fo:background-color="transparent" style:use-window-font-color="true"/>
    </style:style>
    <style:style style:name="T491" style:family="text">
      <style:text-properties fo:font-size="10.00pt" fo:font-weight="normal" fo:font-family="'Times New Roman'" style:font-family-asian="'Times New Roman'" style:font-family-complex="'Times New Roman'" fo:background-color="transparent" style:use-window-font-color="true"/>
    </style:style>
    <style:style style:name="T492" style:family="text">
      <style:text-properties fo:font-size="10.00pt" fo:font-weight="normal" fo:font-family="'Times New Roman'" style:font-family-asian="'Times New Roman'" style:font-family-complex="'Times New Roman'" fo:background-color="transparent" style:use-window-font-color="true"/>
    </style:style>
    <style:style style:name="T493" style:family="text">
      <style:text-properties fo:font-size="10.00pt" fo:font-weight="normal" fo:font-family="'Times New Roman'" style:font-family-asian="'Times New Roman'" style:font-family-complex="'Times New Roman'" fo:background-color="transparent" style:use-window-font-color="true"/>
    </style:style>
    <style:style style:name="T494" style:family="text">
      <style:text-properties fo:font-size="10.00pt" fo:font-weight="normal" fo:font-family="'Times New Roman'" style:font-family-asian="'Times New Roman'" style:font-family-complex="'Times New Roman'" fo:background-color="transparent" style:use-window-font-color="true"/>
    </style:style>
    <style:style style:name="T495" style:family="text">
      <style:text-properties fo:font-size="10.00pt" fo:font-weight="normal" fo:font-family="'Times New Roman'" style:font-family-asian="'Times New Roman'" style:font-family-complex="'Times New Roman'" fo:background-color="transparent" style:use-window-font-color="true"/>
    </style:style>
    <style:style style:name="T496" style:family="text">
      <style:text-properties fo:font-size="10.00pt" fo:font-weight="normal" fo:font-family="'Times New Roman'" style:font-family-asian="'Times New Roman'" style:font-family-complex="'Times New Roman'" fo:background-color="transparent" style:use-window-font-color="true"/>
    </style:style>
    <style:style style:name="T497" style:family="text">
      <style:text-properties fo:font-size="10.00pt" fo:font-weight="normal" fo:font-family="'Times New Roman'" style:font-family-asian="'Times New Roman'" style:font-family-complex="'Times New Roman'" fo:background-color="transparent" style:use-window-font-color="true"/>
    </style:style>
    <style:style style:name="T498" style:family="text">
      <style:text-properties fo:font-size="10.00pt" fo:font-weight="normal" fo:font-family="'Times New Roman'" style:font-family-asian="'Times New Roman'" style:font-family-complex="'Times New Roman'" fo:background-color="transparent" style:use-window-font-color="true"/>
    </style:style>
    <style:style style:name="T499" style:family="text">
      <style:text-properties fo:font-size="10.00pt" fo:font-weight="normal" fo:font-family="'Times New Roman'" style:font-family-asian="'Times New Roman'" style:font-family-complex="'Times New Roman'" fo:background-color="transparent" style:use-window-font-color="true"/>
    </style:style>
    <style:style style:name="T500" style:family="text">
      <style:text-properties fo:font-size="10.00pt" fo:font-weight="normal" fo:font-family="'Times New Roman'" style:font-family-asian="'Times New Roman'" style:font-family-complex="'Times New Roman'" fo:background-color="transparent" style:use-window-font-color="true"/>
    </style:style>
    <style:style style:name="T501" style:family="text">
      <style:text-properties fo:font-size="10.00pt" fo:font-weight="normal" fo:font-family="'Times New Roman'" style:font-family-asian="'Times New Roman'" style:font-family-complex="'Times New Roman'" fo:background-color="transparent" style:use-window-font-color="true"/>
    </style:style>
    <style:style style:name="T502" style:family="text">
      <style:text-properties fo:font-size="10.00pt" fo:font-weight="normal" fo:font-family="'Times New Roman'" style:font-family-asian="'Times New Roman'" style:font-family-complex="'Times New Roman'" fo:background-color="transparent" style:use-window-font-color="true"/>
    </style:style>
    <style:style style:name="T503" style:family="text">
      <style:text-properties fo:font-size="10.00pt" fo:font-weight="normal" fo:font-family="'Times New Roman'" style:font-family-asian="'Times New Roman'" style:font-family-complex="'Times New Roman'" fo:background-color="transparent" style:use-window-font-color="true"/>
    </style:style>
    <style:style style:name="T504" style:family="text">
      <style:text-properties fo:font-size="10.00pt" fo:font-weight="normal" fo:font-family="'Times New Roman'" style:font-family-asian="'Times New Roman'" style:font-family-complex="'Times New Roman'" fo:background-color="transparent" style:use-window-font-color="true"/>
    </style:style>
    <style:style style:name="T505" style:family="text">
      <style:text-properties fo:font-size="8.00pt" fo:font-weight="normal" fo:font-family="'Times New Roman'" style:font-family-asian="'Times New Roman'" style:font-family-complex="'Times New Roman'" fo:background-color="transparent" style:use-window-font-color="true"/>
    </style:style>
    <style:style style:name="T506" style:family="text">
      <style:text-properties fo:font-size="8.00pt" fo:font-weight="normal" fo:font-family="'Times New Roman'" style:font-family-asian="'Times New Roman'" style:font-family-complex="'Times New Roman'" fo:background-color="transparent" style:use-window-font-color="true"/>
    </style:style>
    <style:style style:name="T507" style:family="text">
      <style:text-properties fo:font-size="8.00pt" fo:font-weight="normal" fo:font-family="'Times New Roman'" style:font-family-asian="'Times New Roman'" style:font-family-complex="'Times New Roman'" fo:background-color="transparent" style:use-window-font-color="true"/>
    </style:style>
    <style:style style:name="T508" style:family="text">
      <style:text-properties fo:font-size="8.00pt" fo:font-weight="normal" fo:font-family="'Times New Roman'" style:font-family-asian="'Times New Roman'" style:font-family-complex="'Times New Roman'" fo:background-color="transparent" style:use-window-font-color="true"/>
    </style:style>
    <style:style style:name="T509" style:family="text">
      <style:text-properties fo:font-size="8.00pt" fo:font-weight="normal" fo:font-family="'Times New Roman'" style:font-family-asian="'Times New Roman'" style:font-family-complex="'Times New Roman'" fo:background-color="transparent" style:use-window-font-color="true"/>
    </style:style>
    <style:style style:name="T510" style:family="text">
      <style:text-properties fo:font-size="8.00pt" fo:font-weight="normal" fo:font-family="'Times New Roman'" style:font-family-asian="'Times New Roman'" style:font-family-complex="'Times New Roman'" fo:background-color="transparent" style:use-window-font-color="true"/>
    </style:style>
    <style:style style:name="T511" style:family="text">
      <style:text-properties fo:font-size="8.00pt" fo:font-weight="normal" fo:font-family="'Times New Roman'" style:font-family-asian="'Times New Roman'" style:font-family-complex="'Times New Roman'" fo:background-color="transparent" style:use-window-font-color="true"/>
    </style:style>
    <style:style style:name="T512" style:family="text">
      <style:text-properties fo:font-size="8.00pt" fo:font-weight="normal" fo:font-family="'Times New Roman'" style:font-family-asian="'Times New Roman'" style:font-family-complex="'Times New Roman'" fo:background-color="transparent" style:use-window-font-color="true"/>
    </style:style>
    <style:style style:name="T513" style:family="text">
      <style:text-properties fo:font-size="10.00pt" fo:font-weight="normal" fo:font-family="'Times New Roman'" style:font-family-asian="'Times New Roman'" style:font-family-complex="'Times New Roman'" fo:background-color="transparent" style:use-window-font-color="true"/>
    </style:style>
    <style:style style:name="T514" style:family="text">
      <style:text-properties fo:font-size="10.00pt" fo:font-weight="normal" fo:font-family="'Times New Roman'" style:font-family-asian="'Times New Roman'" style:font-family-complex="'Times New Roman'" fo:background-color="transparent" style:use-window-font-color="true"/>
    </style:style>
    <style:style style:name="T515" style:family="text">
      <style:text-properties fo:font-size="10.00pt" fo:font-weight="normal" fo:font-family="'Times New Roman'" style:font-family-asian="'Times New Roman'" style:font-family-complex="'Times New Roman'" fo:background-color="transparent" style:use-window-font-color="true"/>
    </style:style>
    <style:style style:name="T516" style:family="text">
      <style:text-properties fo:font-size="10.00pt" fo:font-weight="normal" fo:font-family="'Times New Roman'" style:font-family-asian="'Times New Roman'" style:font-family-complex="'Times New Roman'" fo:background-color="transparent" style:use-window-font-color="true"/>
    </style:style>
    <style:style style:name="T517" style:family="text">
      <style:text-properties fo:font-size="8.00pt" fo:font-weight="normal" fo:font-family="'Times New Roman'" style:font-family-asian="'Times New Roman'" style:font-family-complex="'Times New Roman'" fo:background-color="transparent" style:use-window-font-color="true"/>
    </style:style>
    <style:style style:name="T518" style:family="text">
      <style:text-properties fo:font-size="8.00pt" fo:font-weight="normal" fo:font-family="'Times New Roman'" style:font-family-asian="'Times New Roman'" style:font-family-complex="'Times New Roman'" fo:background-color="transparent" style:use-window-font-color="true"/>
    </style:style>
    <style:style style:name="T519" style:family="text">
      <style:text-properties fo:font-size="8.00pt" fo:font-weight="normal" fo:font-family="'Times New Roman'" style:font-family-asian="'Times New Roman'" style:font-family-complex="'Times New Roman'" fo:background-color="transparent" style:use-window-font-color="true"/>
    </style:style>
    <style:style style:name="T520" style:family="text">
      <style:text-properties fo:font-size="8.00pt" fo:font-weight="normal" fo:font-family="'Times New Roman'" style:font-family-asian="'Times New Roman'" style:font-family-complex="'Times New Roman'" fo:background-color="transparent" style:use-window-font-color="true"/>
    </style:style>
    <style:style style:name="T521" style:family="text">
      <style:text-properties fo:font-size="10.00pt" fo:font-weight="normal" fo:font-family="'Times New Roman'" style:font-family-asian="'Times New Roman'" style:font-family-complex="'Times New Roman'" fo:background-color="transparent" style:use-window-font-color="true"/>
    </style:style>
    <style:style style:name="T522" style:family="text">
      <style:text-properties fo:font-size="10.00pt" fo:font-weight="normal" fo:font-family="'Times New Roman'" style:font-family-asian="'Times New Roman'" style:font-family-complex="'Times New Roman'" fo:background-color="transparent" style:use-window-font-color="true"/>
    </style:style>
    <style:style style:name="T523" style:family="text">
      <style:text-properties fo:font-size="10.00pt" fo:font-weight="normal" fo:font-family="'Times New Roman'" style:font-family-asian="'Times New Roman'" style:font-family-complex="'Times New Roman'" fo:background-color="transparent" style:use-window-font-color="true"/>
    </style:style>
    <style:style style:name="T524" style:family="text">
      <style:text-properties fo:font-size="10.00pt" fo:font-weight="normal" fo:font-family="'Times New Roman'" style:font-family-asian="'Times New Roman'" style:font-family-complex="'Times New Roman'" fo:background-color="transparent" style:use-window-font-color="true"/>
    </style:style>
    <style:style style:name="T525" style:family="text">
      <style:text-properties fo:font-size="10.00pt" fo:font-weight="normal" fo:font-family="'Times New Roman'" style:font-family-asian="'Times New Roman'" style:font-family-complex="'Times New Roman'" fo:background-color="transparent" style:use-window-font-color="true"/>
    </style:style>
    <style:style style:name="T526" style:family="text">
      <style:text-properties fo:font-size="10.00pt" fo:font-weight="normal" fo:font-family="'Times New Roman'" style:font-family-asian="'Times New Roman'" style:font-family-complex="'Times New Roman'" fo:background-color="transparent" style:use-window-font-color="true"/>
    </style:style>
    <style:style style:name="T527" style:family="text">
      <style:text-properties fo:font-size="10.00pt" fo:font-weight="normal" fo:font-family="'Times New Roman'" style:font-family-asian="'Times New Roman'" style:font-family-complex="'Times New Roman'" fo:background-color="transparent" style:use-window-font-color="true"/>
    </style:style>
    <style:style style:name="T528" style:family="text">
      <style:text-properties fo:font-size="10.00pt" fo:font-weight="normal" fo:font-family="'Times New Roman'" style:font-family-asian="'Times New Roman'" style:font-family-complex="'Times New Roman'" fo:background-color="transparent" style:use-window-font-color="true"/>
    </style:style>
    <style:style style:name="T529" style:family="text">
      <style:text-properties fo:font-size="10.00pt" fo:font-weight="normal" fo:font-family="'Times New Roman'" style:font-family-asian="'Times New Roman'" style:font-family-complex="'Times New Roman'" fo:background-color="transparent" style:use-window-font-color="true"/>
    </style:style>
    <style:style style:name="T530" style:family="text">
      <style:text-properties fo:font-size="10.00pt" fo:font-weight="normal" fo:font-family="'Times New Roman'" style:font-family-asian="'Times New Roman'" style:font-family-complex="'Times New Roman'" fo:background-color="transparent" style:use-window-font-color="true"/>
    </style:style>
    <style:style style:name="T531" style:family="text">
      <style:text-properties fo:font-size="10.00pt" fo:font-weight="normal" fo:font-family="'Times New Roman'" style:font-family-asian="'Times New Roman'" style:font-family-complex="'Times New Roman'" fo:background-color="transparent" style:use-window-font-color="true"/>
    </style:style>
    <style:style style:name="T532" style:family="text">
      <style:text-properties fo:font-size="10.00pt" fo:font-weight="normal" fo:font-family="'Times New Roman'" style:font-family-asian="'Times New Roman'" style:font-family-complex="'Times New Roman'" fo:background-color="transparent" style:use-window-font-color="true"/>
    </style:style>
    <style:style style:name="T533" style:family="text">
      <style:text-properties fo:font-size="10.00pt" fo:font-weight="normal" fo:font-family="'Times New Roman'" style:font-family-asian="'Times New Roman'" style:font-family-complex="'Times New Roman'" fo:background-color="transparent" style:use-window-font-color="true"/>
    </style:style>
    <style:style style:name="T534" style:family="text">
      <style:text-properties fo:font-size="10.00pt" fo:font-weight="normal" fo:font-family="'Times New Roman'" style:font-family-asian="'Times New Roman'" style:font-family-complex="'Times New Roman'"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1.00pt" fo:font-weight="normal" fo:font-family="'Times New Roman'" style:font-family-asian="'Times New Roman'" style:font-family-complex="'Times New Roman'" fo:background-color="transparent" style:use-window-font-color="true"/>
    </style:style>
    <style:style style:name="T537" style:family="text">
      <style:text-properties fo:font-size="11.00pt" fo:font-weight="normal" fo:font-family="'Times New Roman'" style:font-family-asian="'Times New Roman'" style:font-family-complex="'Times New Roman'" fo:background-color="transparent" style:use-window-font-color="true"/>
    </style:style>
    <style:style style:name="T538" style:family="text">
      <style:text-properties fo:font-size="11.00pt" fo:font-weight="normal" fo:font-family="'Times New Roman'" style:font-family-asian="'Times New Roman'" style:font-family-complex="'Times New Roman'" fo:background-color="transparent" style:use-window-font-color="true"/>
    </style:style>
    <style:style style:name="T539" style:family="text">
      <style:text-properties fo:font-size="11.00pt" fo:font-weight="normal" fo:font-family="'Times New Roman'" style:font-family-asian="'Times New Roman'" style:font-family-complex="'Times New Roman'" fo:background-color="transparent" style:use-window-font-color="true"/>
    </style:style>
    <style:style style:name="T540" style:family="text">
      <style:text-properties fo:font-size="11.00pt" fo:font-weight="normal" fo:font-family="'Times New Roman'" style:font-family-asian="'Times New Roman'" style:font-family-complex="'Times New Roman'" fo:background-color="transparent" style:use-window-font-color="true"/>
    </style:style>
    <style:style style:name="T541" style:family="text">
      <style:text-properties fo:font-size="11.00pt" fo:font-weight="normal" fo:font-family="'Times New Roman'" style:font-family-asian="'Times New Roman'" style:font-family-complex="'Times New Roman'" fo:background-color="transparent" style:use-window-font-color="true"/>
    </style:style>
    <style:style style:name="T542" style:family="text">
      <style:text-properties fo:font-size="11.00pt" fo:font-weight="normal" fo:font-family="'Times New Roman'" style:font-family-asian="'Times New Roman'" style:font-family-complex="'Times New Roman'" fo:background-color="transparent" style:use-window-font-color="true"/>
    </style:style>
    <style:style style:name="T543" style:family="text">
      <style:text-properties fo:font-size="11.00pt" fo:font-weight="normal" fo:font-family="'Times New Roman'" style:font-family-asian="'Times New Roman'" style:font-family-complex="'Times New Roman'" fo:background-color="transparent" style:use-window-font-color="true"/>
    </style:style>
    <style:style style:name="T544" style:family="text">
      <style:text-properties fo:font-size="11.00pt" fo:font-weight="normal" fo:font-family="'Times New Roman'" style:font-family-asian="'Times New Roman'" style:font-family-complex="'Times New Roman'" fo:background-color="transparent" style:use-window-font-color="true"/>
    </style:style>
    <style:style style:name="T545" style:family="text">
      <style:text-properties fo:font-size="11.00pt" fo:font-weight="normal" fo:font-family="'Times New Roman'" style:font-family-asian="'Times New Roman'" style:font-family-complex="'Times New Roman'" fo:background-color="transparent" style:use-window-font-color="true"/>
    </style:style>
    <style:style style:name="T546" style:family="text">
      <style:text-properties fo:font-size="11.00pt" fo:font-weight="normal" fo:font-family="'Times New Roman'" style:font-family-asian="'Times New Roman'" style:font-family-complex="'Times New Roman'" fo:background-color="transparent" style:use-window-font-color="true"/>
    </style:style>
    <style:style style:name="T547" style:family="text">
      <style:text-properties fo:font-size="11.00pt" fo:font-weight="normal" fo:font-family="'Times New Roman'" style:font-family-asian="'Times New Roman'" style:font-family-complex="'Times New Roman'" fo:background-color="transparent" style:use-window-font-color="true"/>
    </style:style>
    <style:style style:name="T548" style:family="text">
      <style:text-properties fo:font-size="11.00pt" fo:font-weight="normal" fo:font-family="'Times New Roman'" style:font-family-asian="'Times New Roman'" style:font-family-complex="'Times New Roman'" fo:background-color="transparent" style:use-window-font-color="true"/>
    </style:style>
    <style:style style:name="T549" style:family="text">
      <style:text-properties fo:font-size="11.00pt" fo:font-weight="normal" fo:font-family="'Times New Roman'" style:font-family-asian="'Times New Roman'" style:font-family-complex="'Times New Roman'" fo:background-color="transparent" style:use-window-font-color="true"/>
    </style:style>
    <style:style style:name="T550" style:family="text">
      <style:text-properties fo:font-size="11.00pt" fo:font-weight="normal" fo:font-family="'Times New Roman'" style:font-family-asian="'Times New Roman'" style:font-family-complex="'Times New Roman'" fo:background-color="transparent" style:use-window-font-color="true"/>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6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4.00pt" fo:font-weight="bold" fo:font-family="'Times New Roman'" style:font-family-asian="'Times New Roman'" style:font-family-complex="'Times New Roman'" fo:background-color="transparent" style:use-window-font-color="true"/>
    </style:style>
    <style:style style:name="T586" style:family="text">
      <style:text-properties fo:font-size="14.00pt" fo:font-weight="bold" fo:font-family="'Times New Roman'" style:font-family-asian="'Times New Roman'" style:font-family-complex="'Times New Roman'"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normal" fo:font-family="'Times New Roman'" style:font-family-asian="'Times New Roman'" style:font-family-complex="'Times New Roman'" fo:background-color="transparent" style:use-window-font-color="true"/>
    </style:style>
    <style:style style:name="T589" style:family="text">
      <style:text-properties fo:font-size="12.00pt" fo:font-weight="normal" fo:font-family="'Times New Roman'" style:font-family-asian="'Times New Roman'" style:font-family-complex="'Times New Roman'" fo:background-color="transparent" style:use-window-font-color="true"/>
    </style:style>
    <style:style style:name="T590" style:family="text">
      <style:text-properties fo:font-size="12.00pt" fo:font-weight="normal" fo:font-family="'Times New Roman'" style:font-family-asian="'Times New Roman'" style:font-family-complex="'Times New Roman'" fo:background-color="transparent" style:use-window-font-color="true"/>
    </style:style>
    <style:style style:name="T591" style:family="text">
      <style:text-properties fo:font-size="12.00pt" fo:font-weight="normal" fo:font-family="'Times New Roman'" style:font-family-asian="'Times New Roman'" style:font-family-complex="'Times New Roman'" fo:background-color="transparent" style:use-window-font-color="tru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0.00pt" fo:font-weight="normal" fo:font-family="'Times New Roman'" style:font-family-asian="'Times New Roman'" style:font-family-complex="'Times New Roman'" fo:background-color="transparent" style:use-window-font-color="true"/>
    </style:style>
    <style:style style:name="T594" style:family="text">
      <style:text-properties fo:font-size="10.00pt" fo:font-weight="normal" fo:font-family="'Times New Roman'" style:font-family-asian="'Times New Roman'" style:font-family-complex="'Times New Roman'" fo:background-color="transparent" style:use-window-font-color="true"/>
    </style:style>
    <style:style style:name="T595" style:family="text">
      <style:text-properties fo:font-size="10.00pt" fo:font-weight="normal" fo:font-family="'Times New Roman'" style:font-family-asian="'Times New Roman'" style:font-family-complex="'Times New Roman'" fo:background-color="transparent" style:use-window-font-color="true"/>
    </style:style>
    <style:style style:name="T596" style:family="text">
      <style:text-properties fo:font-size="10.00pt" fo:font-weight="normal" fo:font-family="'Times New Roman'" style:font-family-asian="'Times New Roman'" style:font-family-complex="'Times New Roman'" fo:background-color="transparent" style:use-window-font-color="true"/>
    </style:style>
    <style:style style:name="T597" style:family="text">
      <style:text-properties fo:font-size="10.00pt" fo:font-weight="normal" fo:font-family="'Times New Roman'" style:font-family-asian="'Times New Roman'" style:font-family-complex="'Times New Roman'" fo:background-color="transparent" style:use-window-font-color="true"/>
    </style:style>
    <style:style style:name="T598" style:family="text">
      <style:text-properties fo:font-size="10.00pt" fo:font-weight="normal" fo:font-family="'Times New Roman'" style:font-family-asian="'Times New Roman'" style:font-family-complex="'Times New Roman'" fo:background-color="transparent" style:use-window-font-color="true"/>
    </style:style>
    <style:style style:name="T599" style:family="text">
      <style:text-properties fo:font-size="10.00pt" fo:font-weight="normal" fo:font-family="'Times New Roman'" style:font-family-asian="'Times New Roman'" style:font-family-complex="'Times New Roman'" fo:background-color="transparent" style:use-window-font-color="true"/>
    </style:style>
    <style:style style:name="T600" style:family="text">
      <style:text-properties fo:font-size="10.00pt" fo:font-weight="normal" fo:font-family="'Times New Roman'" style:font-family-asian="'Times New Roman'" style:font-family-complex="'Times New Roman'" fo:background-color="transparent" style:use-window-font-color="true"/>
    </style:style>
    <style:style style:name="T601" style:family="text">
      <style:text-properties fo:font-size="10.00pt" fo:font-weight="normal" fo:font-family="'Times New Roman'" style:font-family-asian="'Times New Roman'" style:font-family-complex="'Times New Roman'" fo:background-color="transparent" style:use-window-font-color="true"/>
    </style:style>
    <style:style style:name="T602" style:family="text">
      <style:text-properties fo:font-size="10.00pt" fo:font-weight="normal" fo:font-family="'Times New Roman'" style:font-family-asian="'Times New Roman'" style:font-family-complex="'Times New Roman'" fo:background-color="transparent" style:use-window-font-color="true"/>
    </style:style>
    <style:style style:name="T603" style:family="text">
      <style:text-properties fo:font-size="10.00pt" fo:font-weight="normal" fo:font-family="'Times New Roman'" style:font-family-asian="'Times New Roman'" style:font-family-complex="'Times New Roman'" fo:background-color="transparent" style:use-window-font-color="true"/>
    </style:style>
    <style:style style:name="T604" style:family="text">
      <style:text-properties fo:font-size="10.00pt" fo:font-weight="normal" fo:font-family="'Times New Roman'" style:font-family-asian="'Times New Roman'" style:font-family-complex="'Times New Roman'" fo:background-color="transparent" style:use-window-font-color="true"/>
    </style:style>
    <style:style style:name="T605" style:family="text">
      <style:text-properties fo:font-size="10.00pt" fo:font-weight="normal" fo:font-family="'Times New Roman'" style:font-family-asian="'Times New Roman'" style:font-family-complex="'Times New Roman'" fo:background-color="transparent" style:use-window-font-color="true"/>
    </style:style>
    <style:style style:name="T606" style:family="text">
      <style:text-properties fo:font-size="10.00pt" fo:font-weight="normal" fo:font-family="'Times New Roman'" style:font-family-asian="'Times New Roman'" style:font-family-complex="'Times New Roman'" fo:background-color="transparent" style:use-window-font-color="true"/>
    </style:style>
    <style:style style:name="T607" style:family="text">
      <style:text-properties fo:font-size="10.00pt" fo:font-weight="normal" fo:font-family="'Times New Roman'" style:font-family-asian="'Times New Roman'" style:font-family-complex="'Times New Roman'" fo:background-color="transparent" style:use-window-font-color="true"/>
    </style:style>
    <style:style style:name="T608" style:family="text">
      <style:text-properties fo:font-size="10.00pt" fo:font-weight="normal" fo:font-family="'Times New Roman'" style:font-family-asian="'Times New Roman'" style:font-family-complex="'Times New Roman'" fo:background-color="transparent" style:use-window-font-color="true"/>
    </style:style>
    <style:style style:name="T609" style:family="text">
      <style:text-properties fo:font-size="10.00pt" fo:font-weight="normal" fo:font-family="'Times New Roman'" style:font-family-asian="'Times New Roman'" style:font-family-complex="'Times New Roman'" fo:background-color="transparent" style:use-window-font-color="true"/>
    </style:style>
    <style:style style:name="T610" style:family="text">
      <style:text-properties fo:font-size="10.00pt" fo:font-weight="normal" fo:font-family="'Times New Roman'" style:font-family-asian="'Times New Roman'" style:font-family-complex="'Times New Roman'" fo:background-color="transparent" style:use-window-font-color="true"/>
    </style:style>
    <style:style style:name="T611" style:family="text">
      <style:text-properties fo:font-size="10.00pt" fo:font-weight="normal" fo:font-family="'Times New Roman'" style:font-family-asian="'Times New Roman'" style:font-family-complex="'Times New Roman'" fo:background-color="transparent" style:use-window-font-color="true"/>
    </style:style>
    <style:style style:name="T612" style:family="text">
      <style:text-properties fo:font-size="10.00pt" fo:font-weight="normal" fo:font-family="'Times New Roman'" style:font-family-asian="'Times New Roman'" style:font-family-complex="'Times New Roman'" fo:background-color="transparent" style:use-window-font-color="true"/>
    </style:style>
    <style:style style:name="T613" style:family="text">
      <style:text-properties fo:font-size="10.00pt" fo:font-weight="normal" fo:font-family="'Times New Roman'" style:font-family-asian="'Times New Roman'" style:font-family-complex="'Times New Roman'" fo:background-color="transparent" style:use-window-font-color="true"/>
    </style:style>
    <style:style style:name="T614" style:family="text">
      <style:text-properties fo:font-size="10.00pt" fo:font-weight="normal" fo:font-family="'Times New Roman'" style:font-family-asian="'Times New Roman'" style:font-family-complex="'Times New Roman'" fo:background-color="transparent" style:use-window-font-color="true"/>
    </style:style>
    <style:style style:name="T615" style:family="text">
      <style:text-properties fo:font-size="10.00pt" fo:font-weight="normal" fo:font-family="'Times New Roman'" style:font-family-asian="'Times New Roman'" style:font-family-complex="'Times New Roman'" fo:background-color="transparent" style:use-window-font-color="true"/>
    </style:style>
    <style:style style:name="T616" style:family="text">
      <style:text-properties fo:font-size="10.00pt" fo:font-weight="normal" fo:font-family="'Times New Roman'" style:font-family-asian="'Times New Roman'" style:font-family-complex="'Times New Roman'" fo:background-color="transparent" style:use-window-font-color="true"/>
    </style:style>
    <style:style style:name="T617" style:family="text">
      <style:text-properties fo:font-size="10.00pt" fo:font-weight="normal" fo:font-family="'Times New Roman'" style:font-family-asian="'Times New Roman'" style:font-family-complex="'Times New Roman'" fo:background-color="transparent" style:use-window-font-color="true"/>
    </style:style>
    <style:style style:name="T618" style:family="text">
      <style:text-properties fo:font-size="10.00pt" fo:font-weight="normal" fo:font-family="'Times New Roman'" style:font-family-asian="'Times New Roman'" style:font-family-complex="'Times New Roman'" fo:background-color="transparent" style:use-window-font-color="true"/>
    </style:style>
    <style:style style:name="T619" style:family="text">
      <style:text-properties fo:font-size="10.00pt" fo:font-weight="normal" fo:font-family="'Times New Roman'" style:font-family-asian="'Times New Roman'" style:font-family-complex="'Times New Roman'" fo:background-color="transparent" style:use-window-font-color="true"/>
    </style:style>
    <style:style style:name="T620" style:family="text">
      <style:text-properties fo:font-size="10.00pt" fo:font-weight="normal" fo:font-family="'Times New Roman'" style:font-family-asian="'Times New Roman'" style:font-family-complex="'Times New Roman'" fo:background-color="transparent" style:use-window-font-color="true"/>
    </style:style>
    <style:style style:name="T621" style:family="text">
      <style:text-properties fo:font-size="10.00pt" fo:font-weight="normal" fo:font-family="'Times New Roman'" style:font-family-asian="'Times New Roman'" style:font-family-complex="'Times New Roman'" fo:background-color="transparent" style:use-window-font-color="true"/>
    </style:style>
    <style:style style:name="T622" style:family="text">
      <style:text-properties fo:font-size="10.00pt" fo:font-weight="normal" fo:font-family="'Times New Roman'" style:font-family-asian="'Times New Roman'" style:font-family-complex="'Times New Roman'" fo:background-color="transparent" style:use-window-font-color="true"/>
    </style:style>
    <style:style style:name="T623" style:family="text">
      <style:text-properties fo:font-size="10.00pt" fo:font-weight="normal" fo:font-family="'Times New Roman'" style:font-family-asian="'Times New Roman'" style:font-family-complex="'Times New Roman'" fo:background-color="transparent" style:use-window-font-color="true"/>
    </style:style>
    <style:style style:name="T624" style:family="text">
      <style:text-properties fo:font-size="10.00pt" fo:font-weight="normal" fo:font-family="'Times New Roman'" style:font-family-asian="'Times New Roman'" style:font-family-complex="'Times New Roman'" fo:background-color="transparent" style:use-window-font-color="true"/>
    </style:style>
    <style:style style:name="T625" style:family="text">
      <style:text-properties fo:font-size="10.00pt" fo:font-weight="normal" fo:font-family="'Times New Roman'" style:font-family-asian="'Times New Roman'" style:font-family-complex="'Times New Roman'" fo:background-color="transparent" style:use-window-font-color="true"/>
    </style:style>
    <style:style style:name="T626" style:family="text">
      <style:text-properties fo:font-size="10.00pt" fo:font-weight="normal" fo:font-family="'Times New Roman'" style:font-family-asian="'Times New Roman'" style:font-family-complex="'Times New Roman'" fo:background-color="transparent" style:use-window-font-color="true"/>
    </style:style>
    <style:style style:name="T627" style:family="text">
      <style:text-properties fo:font-size="10.00pt" fo:font-weight="normal" fo:font-family="'Times New Roman'" style:font-family-asian="'Times New Roman'" style:font-family-complex="'Times New Roman'" fo:background-color="transparent" style:use-window-font-color="true"/>
    </style:style>
    <style:style style:name="T628" style:family="text">
      <style:text-properties fo:font-size="10.00pt" fo:font-weight="normal" fo:font-family="'Times New Roman'" style:font-family-asian="'Times New Roman'" style:font-family-complex="'Times New Roman'" fo:background-color="transparent" style:use-window-font-color="true"/>
    </style:style>
    <style:style style:name="T629" style:family="text">
      <style:text-properties fo:font-size="10.00pt" fo:font-weight="normal" fo:font-family="'Times New Roman'" style:font-family-asian="'Times New Roman'" style:font-family-complex="'Times New Roman'" fo:background-color="transparent" style:use-window-font-color="true"/>
    </style:style>
    <style:style style:name="T630" style:family="text">
      <style:text-properties fo:font-size="10.00pt" fo:font-weight="normal" fo:font-family="'Times New Roman'" style:font-family-asian="'Times New Roman'" style:font-family-complex="'Times New Roman'" fo:background-color="transparent" style:use-window-font-color="true"/>
    </style:style>
    <style:style style:name="T631" style:family="text">
      <style:text-properties fo:font-size="10.00pt" fo:font-weight="normal" fo:font-family="'Times New Roman'" style:font-family-asian="'Times New Roman'" style:font-family-complex="'Times New Roman'" fo:background-color="transparent" style:use-window-font-color="true"/>
    </style:style>
    <style:style style:name="T632" style:family="text">
      <style:text-properties fo:font-size="10.00pt" fo:font-weight="normal" fo:font-family="'Times New Roman'" style:font-family-asian="'Times New Roman'" style:font-family-complex="'Times New Roman'" fo:background-color="transparent" style:use-window-font-color="true"/>
    </style:style>
    <style:style style:name="T633" style:family="text">
      <style:text-properties fo:font-size="10.00pt" fo:font-weight="normal" fo:font-family="'Times New Roman'" style:font-family-asian="'Times New Roman'" style:font-family-complex="'Times New Roman'" fo:background-color="transparent" style:use-window-font-color="true"/>
    </style:style>
    <style:style style:name="T634" style:family="text">
      <style:text-properties fo:font-size="10.00pt" fo:font-weight="normal" fo:font-family="'Times New Roman'" style:font-family-asian="'Times New Roman'" style:font-family-complex="'Times New Roman'" fo:background-color="transparent" style:use-window-font-color="true"/>
    </style:style>
    <style:style style:name="T635" style:family="text">
      <style:text-properties fo:font-size="10.00pt" fo:font-weight="normal" fo:font-family="'Times New Roman'" style:font-family-asian="'Times New Roman'" style:font-family-complex="'Times New Roman'" fo:background-color="transparent" style:use-window-font-color="true"/>
    </style:style>
    <style:style style:name="T636" style:family="text">
      <style:text-properties fo:font-size="10.00pt" fo:font-weight="normal" fo:font-family="'Times New Roman'" style:font-family-asian="'Times New Roman'" style:font-family-complex="'Times New Roman'" fo:background-color="transparent" style:use-window-font-color="true"/>
    </style:style>
    <style:style style:name="T637" style:family="text">
      <style:text-properties fo:font-size="10.00pt" fo:font-weight="normal" fo:font-family="'Times New Roman'" style:font-family-asian="'Times New Roman'" style:font-family-complex="'Times New Roman'" fo:background-color="transparent" style:use-window-font-color="true"/>
    </style:style>
    <style:style style:name="T638" style:family="text">
      <style:text-properties fo:font-size="10.00pt" fo:font-weight="normal" fo:font-family="'Times New Roman'" style:font-family-asian="'Times New Roman'" style:font-family-complex="'Times New Roman'" fo:background-color="transparent" style:use-window-font-color="true"/>
    </style:style>
    <style:style style:name="T639" style:family="text">
      <style:text-properties fo:font-size="10.00pt" fo:font-weight="normal" fo:font-family="'Times New Roman'" style:font-family-asian="'Times New Roman'" style:font-family-complex="'Times New Roman'" fo:background-color="transparent" style:use-window-font-color="true"/>
    </style:style>
    <style:style style:name="T640" style:family="text">
      <style:text-properties fo:font-size="10.00pt" fo:font-weight="normal" fo:font-family="'Times New Roman'" style:font-family-asian="'Times New Roman'" style:font-family-complex="'Times New Roman'" fo:background-color="transparent" style:use-window-font-color="true"/>
    </style:style>
    <style:style style:name="T641" style:family="text">
      <style:text-properties fo:font-size="10.00pt" fo:font-weight="normal" fo:font-family="'Times New Roman'" style:font-family-asian="'Times New Roman'" style:font-family-complex="'Times New Roman'" fo:background-color="transparent" style:use-window-font-color="true"/>
    </style:style>
    <style:style style:name="T642" style:family="text">
      <style:text-properties fo:font-size="10.00pt" fo:font-weight="normal" fo:font-family="'Times New Roman'" style:font-family-asian="'Times New Roman'" style:font-family-complex="'Times New Roman'" fo:background-color="transparent" style:use-window-font-color="true"/>
    </style:style>
    <style:style style:name="T643" style:family="text">
      <style:text-properties fo:font-size="10.00pt" fo:font-weight="normal" fo:font-family="'Times New Roman'" style:font-family-asian="'Times New Roman'" style:font-family-complex="'Times New Roman'" fo:background-color="transparent" style:use-window-font-color="true"/>
    </style:style>
    <style:style style:name="T644" style:family="text">
      <style:text-properties fo:font-size="10.00pt" fo:font-weight="normal" fo:font-family="'Times New Roman'" style:font-family-asian="'Times New Roman'" style:font-family-complex="'Times New Roman'" fo:background-color="transparent" style:use-window-font-color="true"/>
    </style:style>
    <style:style style:name="T645" style:family="text">
      <style:text-properties fo:font-size="10.00pt" fo:font-weight="normal" fo:font-family="'Times New Roman'" style:font-family-asian="'Times New Roman'" style:font-family-complex="'Times New Roman'" fo:background-color="transparent" style:use-window-font-color="true"/>
    </style:style>
    <style:style style:name="T646" style:family="text">
      <style:text-properties fo:font-size="10.00pt" fo:font-weight="normal" fo:font-family="'Times New Roman'" style:font-family-asian="'Times New Roman'" style:font-family-complex="'Times New Roman'" fo:background-color="transparent" style:use-window-font-color="true"/>
    </style:style>
    <style:style style:name="T647" style:family="text">
      <style:text-properties fo:font-size="10.00pt" fo:font-weight="normal" fo:font-family="'Times New Roman'" style:font-family-asian="'Times New Roman'" style:font-family-complex="'Times New Roman'" fo:background-color="transparent" style:use-window-font-color="true"/>
    </style:style>
    <style:style style:name="T648" style:family="text">
      <style:text-properties fo:font-size="10.00pt" fo:font-weight="normal" fo:font-family="'Times New Roman'" style:font-family-asian="'Times New Roman'" style:font-family-complex="'Times New Roman'" fo:background-color="transparent" style:use-window-font-color="true"/>
    </style:style>
    <style:style style:name="T649" style:family="text">
      <style:text-properties fo:font-size="10.00pt" fo:font-weight="normal" fo:font-family="'Times New Roman'" style:font-family-asian="'Times New Roman'" style:font-family-complex="'Times New Roman'" fo:background-color="transparent" style:use-window-font-color="true"/>
    </style:style>
    <style:style style:name="T650" style:family="text">
      <style:text-properties fo:font-size="10.00pt" fo:font-weight="normal" fo:font-family="'Times New Roman'" style:font-family-asian="'Times New Roman'" style:font-family-complex="'Times New Roman'" fo:background-color="transparent" style:use-window-font-color="true"/>
    </style:style>
    <style:style style:name="T651" style:family="text">
      <style:text-properties fo:font-size="10.00pt" fo:font-weight="normal" fo:font-family="'Times New Roman'" style:font-family-asian="'Times New Roman'" style:font-family-complex="'Times New Roman'" fo:background-color="transparent" style:use-window-font-color="true"/>
    </style:style>
    <style:style style:name="T652" style:family="text">
      <style:text-properties fo:font-size="10.00pt" fo:font-weight="normal" fo:font-family="'Times New Roman'" style:font-family-asian="'Times New Roman'" style:font-family-complex="'Times New Roman'" fo:background-color="transparent" style:use-window-font-color="true"/>
    </style:style>
    <style:style style:name="T653" style:family="text">
      <style:text-properties fo:font-size="10.00pt" fo:font-weight="normal" fo:font-family="'Times New Roman'" style:font-family-asian="'Times New Roman'" style:font-family-complex="'Times New Roman'" fo:background-color="transparent" style:use-window-font-color="true"/>
    </style:style>
    <style:style style:name="T654" style:family="text">
      <style:text-properties fo:font-size="10.00pt" fo:font-weight="normal" fo:font-family="'Times New Roman'" style:font-family-asian="'Times New Roman'" style:font-family-complex="'Times New Roman'" fo:background-color="transparent" style:use-window-font-color="true"/>
    </style:style>
    <style:style style:name="T655" style:family="text">
      <style:text-properties fo:font-size="10.00pt" fo:font-weight="normal" fo:font-family="'Times New Roman'" style:font-family-asian="'Times New Roman'" style:font-family-complex="'Times New Roman'" fo:background-color="transparent" style:use-window-font-color="true"/>
    </style:style>
    <style:style style:name="T656" style:family="text">
      <style:text-properties fo:font-size="10.00pt" fo:font-weight="normal" fo:font-family="'Times New Roman'" style:font-family-asian="'Times New Roman'" style:font-family-complex="'Times New Roman'" fo:background-color="transparent" style:use-window-font-color="true"/>
    </style:style>
    <style:style style:name="T657" style:family="text">
      <style:text-properties fo:font-size="10.00pt" fo:font-weight="normal" fo:font-family="'Times New Roman'" style:font-family-asian="'Times New Roman'" style:font-family-complex="'Times New Roman'" fo:background-color="transparent" style:use-window-font-color="true"/>
    </style:style>
    <style:style style:name="T658" style:family="text">
      <style:text-properties fo:font-size="10.00pt" fo:font-weight="normal" fo:font-family="'Times New Roman'" style:font-family-asian="'Times New Roman'" style:font-family-complex="'Times New Roman'" fo:background-color="transparent" style:use-window-font-color="true"/>
    </style:style>
    <style:style style:name="T659" style:family="text">
      <style:text-properties fo:font-size="10.00pt" fo:font-weight="normal" fo:font-family="'Times New Roman'" style:font-family-asian="'Times New Roman'" style:font-family-complex="'Times New Roman'" fo:background-color="transparent" style:use-window-font-color="true"/>
    </style:style>
    <style:style style:name="T660" style:family="text">
      <style:text-properties fo:font-size="10.00pt" fo:font-weight="normal" fo:font-family="'Times New Roman'" style:font-family-asian="'Times New Roman'" style:font-family-complex="'Times New Roman'" fo:background-color="transparent" style:use-window-font-color="true"/>
    </style:style>
    <style:style style:name="T661" style:family="text">
      <style:text-properties fo:font-size="10.00pt" fo:font-weight="normal" fo:font-family="'Times New Roman'" style:font-family-asian="'Times New Roman'" style:font-family-complex="'Times New Roman'" fo:background-color="transparent" style:use-window-font-color="true"/>
    </style:style>
    <style:style style:name="T662" style:family="text">
      <style:text-properties fo:font-size="10.00pt" fo:font-weight="normal" fo:font-family="'Times New Roman'" style:font-family-asian="'Times New Roman'" style:font-family-complex="'Times New Roman'" fo:background-color="transparent" style:use-window-font-color="true"/>
    </style:style>
    <style:style style:name="T663" style:family="text">
      <style:text-properties fo:font-size="10.00pt" fo:font-weight="normal" fo:font-family="'Times New Roman'" style:font-family-asian="'Times New Roman'" style:font-family-complex="'Times New Roman'" fo:background-color="transparent" style:use-window-font-color="true"/>
    </style:style>
    <style:style style:name="T664" style:family="text">
      <style:text-properties fo:font-size="10.00pt" fo:font-weight="normal" fo:font-family="'Times New Roman'" style:font-family-asian="'Times New Roman'" style:font-family-complex="'Times New Roman'" fo:background-color="transparent" style:use-window-font-color="true"/>
    </style:style>
    <style:style style:name="T665" style:family="text">
      <style:text-properties fo:font-size="10.00pt" fo:font-weight="normal" fo:font-family="'Times New Roman'" style:font-family-asian="'Times New Roman'" style:font-family-complex="'Times New Roman'" fo:background-color="transparent" style:use-window-font-color="true"/>
    </style:style>
    <style:style style:name="T666" style:family="text">
      <style:text-properties fo:font-size="10.00pt" fo:font-weight="normal" fo:font-family="'Times New Roman'" style:font-family-asian="'Times New Roman'" style:font-family-complex="'Times New Roman'" fo:background-color="transparent" style:use-window-font-color="true"/>
    </style:style>
    <style:style style:name="T667" style:family="text">
      <style:text-properties fo:font-size="10.00pt" fo:font-weight="normal" fo:font-family="'Times New Roman'" style:font-family-asian="'Times New Roman'" style:font-family-complex="'Times New Roman'" fo:background-color="transparent" style:use-window-font-color="true"/>
    </style:style>
    <style:style style:name="T668" style:family="text">
      <style:text-properties fo:font-size="10.00pt" fo:font-weight="normal" fo:font-family="'Times New Roman'" style:font-family-asian="'Times New Roman'" style:font-family-complex="'Times New Roman'" fo:background-color="transparent" style:use-window-font-color="true"/>
    </style:style>
    <style:style style:name="T669" style:family="text">
      <style:text-properties fo:font-size="10.00pt" fo:font-weight="normal" fo:font-family="'Times New Roman'" style:font-family-asian="'Times New Roman'" style:font-family-complex="'Times New Roman'" fo:background-color="transparent" style:use-window-font-color="true"/>
    </style:style>
    <style:style style:name="T670" style:family="text">
      <style:text-properties fo:font-size="10.00pt" fo:font-weight="normal" fo:font-family="'Times New Roman'" style:font-family-asian="'Times New Roman'" style:font-family-complex="'Times New Roman'" fo:background-color="transparent" style:use-window-font-color="true"/>
    </style:style>
    <style:style style:name="T671" style:family="text">
      <style:text-properties fo:font-size="10.00pt" fo:font-weight="normal" fo:font-family="'Times New Roman'" style:font-family-asian="'Times New Roman'" style:font-family-complex="'Times New Roman'" fo:background-color="transparent" style:use-window-font-color="true"/>
    </style:style>
    <style:style style:name="T672" style:family="text">
      <style:text-properties fo:font-size="10.00pt" fo:font-weight="normal" fo:font-family="'Times New Roman'" style:font-family-asian="'Times New Roman'" style:font-family-complex="'Times New Roman'" fo:background-color="transparent" style:use-window-font-color="true"/>
    </style:style>
    <style:style style:name="T673" style:family="text">
      <style:text-properties fo:font-size="10.00pt" fo:font-weight="normal" fo:font-family="'Times New Roman'" style:font-family-asian="'Times New Roman'" style:font-family-complex="'Times New Roman'" fo:background-color="transparent" style:use-window-font-color="true"/>
    </style:style>
    <style:style style:name="T674" style:family="text">
      <style:text-properties fo:font-size="10.00pt" fo:font-weight="normal" fo:font-family="'Times New Roman'" style:font-family-asian="'Times New Roman'" style:font-family-complex="'Times New Roman'" fo:background-color="transparent" style:use-window-font-color="true"/>
    </style:style>
    <style:style style:name="T675" style:family="text">
      <style:text-properties fo:font-size="10.00pt" fo:font-weight="normal" fo:font-family="'Times New Roman'" style:font-family-asian="'Times New Roman'" style:font-family-complex="'Times New Roman'" fo:background-color="transparent" style:use-window-font-color="true"/>
    </style:style>
    <style:style style:name="T676" style:family="text">
      <style:text-properties fo:font-size="10.00pt" fo:font-weight="normal" fo:font-family="'Times New Roman'" style:font-family-asian="'Times New Roman'" style:font-family-complex="'Times New Roman'" fo:background-color="transparent" style:use-window-font-color="true"/>
    </style:style>
    <style:style style:name="T677" style:family="text">
      <style:text-properties fo:font-size="10.00pt" fo:font-weight="normal" fo:font-family="'Times New Roman'" style:font-family-asian="'Times New Roman'" style:font-family-complex="'Times New Roman'" fo:background-color="transparent" style:use-window-font-color="true"/>
    </style:style>
    <style:style style:name="T678" style:family="text">
      <style:text-properties fo:font-size="10.00pt" fo:font-weight="normal" fo:font-family="'Times New Roman'" style:font-family-asian="'Times New Roman'" style:font-family-complex="'Times New Roman'" fo:background-color="transparent" style:use-window-font-color="true"/>
    </style:style>
    <style:style style:name="T679" style:family="text">
      <style:text-properties fo:font-size="10.00pt" fo:font-weight="normal" fo:font-family="'Times New Roman'" style:font-family-asian="'Times New Roman'" style:font-family-complex="'Times New Roman'" fo:background-color="transparent" style:use-window-font-color="true"/>
    </style:style>
    <style:style style:name="T680" style:family="text">
      <style:text-properties fo:font-size="10.00pt" fo:font-weight="normal" fo:font-family="'Times New Roman'" style:font-family-asian="'Times New Roman'" style:font-family-complex="'Times New Roman'" fo:background-color="transparent" style:use-window-font-color="true"/>
    </style:style>
    <style:style style:name="T681" style:family="text">
      <style:text-properties fo:font-size="10.00pt" fo:font-weight="normal" fo:font-family="'Times New Roman'" style:font-family-asian="'Times New Roman'" style:font-family-complex="'Times New Roman'" fo:background-color="transparent" style:use-window-font-color="true"/>
    </style:style>
    <style:style style:name="T682" style:family="text">
      <style:text-properties fo:font-size="10.00pt" fo:font-weight="normal" fo:font-family="'Times New Roman'" style:font-family-asian="'Times New Roman'" style:font-family-complex="'Times New Roman'" fo:background-color="transparent" style:use-window-font-color="true"/>
    </style:style>
    <style:style style:name="T683" style:family="text">
      <style:text-properties fo:font-size="10.00pt" fo:font-weight="normal" fo:font-family="'Times New Roman'" style:font-family-asian="'Times New Roman'" style:font-family-complex="'Times New Roman'" fo:background-color="transparent" style:use-window-font-color="true"/>
    </style:style>
    <style:style style:name="T684" style:family="text">
      <style:text-properties fo:font-size="10.00pt" fo:font-weight="normal" fo:font-family="'Times New Roman'" style:font-family-asian="'Times New Roman'" style:font-family-complex="'Times New Roman'" fo:background-color="transparent" style:use-window-font-color="true"/>
    </style:style>
    <style:style style:name="T685" style:family="text">
      <style:text-properties fo:font-size="10.00pt" fo:font-weight="normal" fo:font-family="'Times New Roman'" style:font-family-asian="'Times New Roman'" style:font-family-complex="'Times New Roman'" fo:background-color="transparent" style:use-window-font-color="true"/>
    </style:style>
    <style:style style:name="T686" style:family="text">
      <style:text-properties fo:font-size="10.00pt" fo:font-weight="normal" fo:font-family="'Times New Roman'" style:font-family-asian="'Times New Roman'" style:font-family-complex="'Times New Roman'" fo:background-color="transparent" style:use-window-font-color="true"/>
    </style:style>
    <style:style style:name="T687" style:family="text">
      <style:text-properties fo:font-size="10.00pt" fo:font-weight="normal" fo:font-family="'Times New Roman'" style:font-family-asian="'Times New Roman'" style:font-family-complex="'Times New Roman'" fo:background-color="transparent" style:use-window-font-color="true"/>
    </style:style>
    <style:style style:name="T688" style:family="text">
      <style:text-properties fo:font-size="10.00pt" fo:font-weight="normal" fo:font-family="'Times New Roman'" style:font-family-asian="'Times New Roman'" style:font-family-complex="'Times New Roman'" fo:background-color="transparent" style:use-window-font-color="true"/>
    </style:style>
    <style:style style:name="T689" style:family="text">
      <style:text-properties fo:font-size="10.00pt" fo:font-weight="normal" fo:font-family="'Times New Roman'" style:font-family-asian="'Times New Roman'" style:font-family-complex="'Times New Roman'" fo:background-color="transparent" style:use-window-font-color="true"/>
    </style:style>
    <style:style style:name="T690" style:family="text">
      <style:text-properties fo:font-size="10.00pt" fo:font-weight="normal" fo:font-family="'Times New Roman'" style:font-family-asian="'Times New Roman'" style:font-family-complex="'Times New Roman'" fo:background-color="transparent" style:use-window-font-color="true"/>
    </style:style>
    <style:style style:name="T691" style:family="text">
      <style:text-properties fo:font-size="10.00pt" fo:font-weight="normal" fo:font-family="'Times New Roman'" style:font-family-asian="'Times New Roman'" style:font-family-complex="'Times New Roman'" fo:background-color="transparent" style:use-window-font-color="true"/>
    </style:style>
    <style:style style:name="T692" style:family="text">
      <style:text-properties fo:font-size="10.00pt" fo:font-weight="normal" fo:font-family="'Times New Roman'" style:font-family-asian="'Times New Roman'" style:font-family-complex="'Times New Roman'" fo:background-color="transparent" style:use-window-font-color="true"/>
    </style:style>
    <style:style style:name="T693" style:family="text">
      <style:text-properties fo:font-size="10.00pt" fo:font-weight="normal" fo:font-family="'Times New Roman'" style:font-family-asian="'Times New Roman'" style:font-family-complex="'Times New Roman'" fo:background-color="transparent" style:use-window-font-color="true"/>
    </style:style>
    <style:style style:name="T694" style:family="text">
      <style:text-properties fo:font-size="10.00pt" fo:font-weight="normal" fo:font-family="'Times New Roman'" style:font-family-asian="'Times New Roman'" style:font-family-complex="'Times New Roman'" fo:background-color="transparent" style:use-window-font-color="true"/>
    </style:style>
    <style:style style:name="T695" style:family="text">
      <style:text-properties fo:font-size="10.00pt" fo:font-weight="normal" fo:font-family="'Times New Roman'" style:font-family-asian="'Times New Roman'" style:font-family-complex="'Times New Roman'" fo:background-color="transparent" style:use-window-font-color="true"/>
    </style:style>
    <style:style style:name="T696" style:family="text">
      <style:text-properties fo:font-size="10.00pt" fo:font-weight="normal" fo:font-family="'Times New Roman'" style:font-family-asian="'Times New Roman'" style:font-family-complex="'Times New Roman'" fo:background-color="transparent" style:use-window-font-color="true"/>
    </style:style>
    <style:style style:name="T697" style:family="text">
      <style:text-properties fo:font-size="10.00pt" fo:font-weight="normal" fo:font-family="'Times New Roman'" style:font-family-asian="'Times New Roman'" style:font-family-complex="'Times New Roman'" fo:background-color="transparent" style:use-window-font-color="true"/>
    </style:style>
    <style:style style:name="T698" style:family="text">
      <style:text-properties fo:font-size="10.00pt" fo:font-weight="normal" fo:font-family="'Times New Roman'" style:font-family-asian="'Times New Roman'" style:font-family-complex="'Times New Roman'" fo:background-color="transparent" style:use-window-font-color="true"/>
    </style:style>
    <style:style style:name="T699" style:family="text">
      <style:text-properties fo:font-size="10.00pt" fo:font-weight="normal" fo:font-family="'Times New Roman'" style:font-family-asian="'Times New Roman'" style:font-family-complex="'Times New Roman'" fo:background-color="transparent" style:use-window-font-color="true"/>
    </style:style>
    <style:style style:name="T700" style:family="text">
      <style:text-properties fo:font-size="10.00pt" fo:font-weight="normal" fo:font-family="'Times New Roman'" style:font-family-asian="'Times New Roman'" style:font-family-complex="'Times New Roman'" fo:background-color="transparent" style:use-window-font-color="true"/>
    </style:style>
    <style:style style:name="T701" style:family="text">
      <style:text-properties fo:font-size="10.00pt" fo:font-weight="normal" fo:font-family="'Times New Roman'" style:font-family-asian="'Times New Roman'" style:font-family-complex="'Times New Roman'" fo:background-color="transparent" style:use-window-font-color="true"/>
    </style:style>
    <style:style style:name="T702" style:family="text">
      <style:text-properties fo:font-size="10.00pt" fo:font-weight="normal" fo:font-family="'Times New Roman'" style:font-family-asian="'Times New Roman'" style:font-family-complex="'Times New Roman'" fo:background-color="transparent" style:use-window-font-color="true"/>
    </style:style>
    <style:style style:name="T703" style:family="text">
      <style:text-properties fo:font-size="10.00pt" fo:font-weight="normal" fo:font-family="'Times New Roman'" style:font-family-asian="'Times New Roman'" style:font-family-complex="'Times New Roman'" fo:background-color="transparent" style:use-window-font-color="true"/>
    </style:style>
    <style:style style:name="T704" style:family="text">
      <style:text-properties fo:font-size="10.00pt" fo:font-weight="normal" fo:font-family="'Times New Roman'" style:font-family-asian="'Times New Roman'" style:font-family-complex="'Times New Roman'" fo:background-color="transparent" style:use-window-font-color="true"/>
    </style:style>
    <style:style style:name="T705" style:family="text">
      <style:text-properties fo:font-size="10.00pt" fo:font-weight="normal" fo:font-family="'Times New Roman'" style:font-family-asian="'Times New Roman'" style:font-family-complex="'Times New Roman'" fo:background-color="transparent" style:use-window-font-color="true"/>
    </style:style>
    <style:style style:name="T706" style:family="text">
      <style:text-properties fo:font-size="10.00pt" fo:font-weight="normal" fo:font-family="'Times New Roman'" style:font-family-asian="'Times New Roman'" style:font-family-complex="'Times New Roman'" fo:background-color="transparent" style:use-window-font-color="true"/>
    </style:style>
    <style:style style:name="T707" style:family="text">
      <style:text-properties fo:font-size="10.00pt" fo:font-weight="normal" fo:font-family="'Times New Roman'" style:font-family-asian="'Times New Roman'" style:font-family-complex="'Times New Roman'" fo:background-color="transparent" style:use-window-font-color="true"/>
    </style:style>
    <style:style style:name="T708" style:family="text">
      <style:text-properties fo:font-size="10.00pt" fo:font-weight="normal" fo:font-family="'Times New Roman'" style:font-family-asian="'Times New Roman'" style:font-family-complex="'Times New Roman'" fo:background-color="transparent" style:use-window-font-color="true"/>
    </style:style>
    <style:style style:name="T709" style:family="text">
      <style:text-properties fo:font-size="10.00pt" fo:font-weight="normal" fo:font-family="'Times New Roman'" style:font-family-asian="'Times New Roman'" style:font-family-complex="'Times New Roman'" fo:background-color="transparent" style:use-window-font-color="true"/>
    </style:style>
    <style:style style:name="T710" style:family="text">
      <style:text-properties fo:font-size="10.00pt" fo:font-weight="normal" fo:font-family="'Times New Roman'" style:font-family-asian="'Times New Roman'" style:font-family-complex="'Times New Roman'" fo:background-color="transparent" style:use-window-font-color="true"/>
    </style:style>
    <style:style style:name="T711" style:family="text">
      <style:text-properties fo:font-size="10.00pt" fo:font-weight="normal" fo:font-family="'Times New Roman'" style:font-family-asian="'Times New Roman'" style:font-family-complex="'Times New Roman'" fo:background-color="transparent" style:use-window-font-color="true"/>
    </style:style>
    <style:style style:name="T712" style:family="text">
      <style:text-properties fo:font-size="10.00pt" fo:font-weight="normal" fo:font-family="'Times New Roman'" style:font-family-asian="'Times New Roman'" style:font-family-complex="'Times New Roman'" fo:background-color="transparent" style:use-window-font-color="true"/>
    </style:style>
    <style:style style:name="T713" style:family="text">
      <style:text-properties fo:font-size="10.00pt" fo:font-weight="normal" fo:font-family="'Times New Roman'" style:font-family-asian="'Times New Roman'" style:font-family-complex="'Times New Roman'" fo:background-color="transparent" style:use-window-font-color="true"/>
    </style:style>
    <style:style style:name="T714" style:family="text">
      <style:text-properties fo:font-size="10.00pt" fo:font-weight="normal" fo:font-family="'Times New Roman'" style:font-family-asian="'Times New Roman'" style:font-family-complex="'Times New Roman'" fo:background-color="transparent" style:use-window-font-color="true"/>
    </style:style>
    <style:style style:name="T715" style:family="text">
      <style:text-properties fo:font-size="11.00pt" fo:font-weight="normal" fo:font-family="'Times New Roman'" style:font-family-asian="'Times New Roman'" style:font-family-complex="'Times New Roman'" fo:background-color="transparent" style:use-window-font-color="true"/>
    </style:style>
    <style:style style:name="T716" style:family="text">
      <style:text-properties fo:font-size="11.00pt" fo:font-weight="normal" fo:font-family="'Times New Roman'" style:font-family-asian="'Times New Roman'" style:font-family-complex="'Times New Roman'" fo:background-color="transparent" style:use-window-font-color="true"/>
    </style:style>
    <style:style style:name="T717" style:family="text">
      <style:text-properties fo:font-size="11.00pt" fo:font-weight="normal" fo:font-family="'Times New Roman'" style:font-family-asian="'Times New Roman'" style:font-family-complex="'Times New Roman'" fo:background-color="transparent" style:use-window-font-color="true"/>
    </style:style>
    <style:style style:name="T718" style:family="text">
      <style:text-properties fo:font-size="11.00pt" fo:font-weight="normal" fo:font-family="'Times New Roman'" style:font-family-asian="'Times New Roman'" style:font-family-complex="'Times New Roman'" fo:background-color="transparent" style:use-window-font-color="true"/>
    </style:style>
    <style:style style:name="T719" style:family="text">
      <style:text-properties fo:font-size="11.00pt" fo:font-weight="normal" fo:font-family="'Times New Roman'" style:font-family-asian="'Times New Roman'" style:font-family-complex="'Times New Roman'" fo:background-color="transparent" style:use-window-font-color="true"/>
    </style:style>
    <style:style style:name="T720" style:family="text">
      <style:text-properties fo:font-size="11.00pt" fo:font-weight="normal" fo:font-family="'Times New Roman'" style:font-family-asian="'Times New Roman'" style:font-family-complex="'Times New Roman'" fo:background-color="transparent" style:use-window-font-color="true"/>
    </style:style>
    <style:style style:name="T721" style:family="text">
      <style:text-properties fo:font-size="11.00pt" fo:font-weight="normal" fo:font-family="Calibri" style:font-family-asian="Calibri" style:font-family-complex="Calibri" fo:background-color="transparent" style:use-window-font-color="true"/>
    </style:style>
    <style:style style:name="T722" style:family="text">
      <style:text-properties fo:font-size="11.00pt" fo:font-weight="normal" fo:font-family="'Times New Roman'" style:font-family-asian="'Times New Roman'" style:font-family-complex="'Times New Roman'" fo:background-color="transparent" style:use-window-font-color="true"/>
    </style:style>
    <style:style style:name="T723" style:family="text">
      <style:text-properties fo:font-size="11.00pt" fo:font-weight="normal" fo:font-family="'Times New Roman'" style:font-family-asian="'Times New Roman'" style:font-family-complex="'Times New Roman'" fo:background-color="transparent" style:use-window-font-color="true"/>
    </style:style>
    <style:style style:name="T724" style:family="text">
      <style:text-properties fo:font-size="11.00pt" fo:font-weight="normal" fo:font-family="'Times New Roman'" style:font-family-asian="'Times New Roman'" style:font-family-complex="'Times New Roman'" fo:background-color="transparent" style:use-window-font-color="true"/>
    </style:style>
    <style:style style:name="T725" style:family="text">
      <style:text-properties fo:font-size="11.00pt" fo:font-weight="normal" fo:font-family="'Times New Roman'" style:font-family-asian="'Times New Roman'" style:font-family-complex="'Times New Roman'" fo:background-color="transparent" style:use-window-font-color="tru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2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0"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3"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6"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7" style:family="text">
      <style:text-properties fo:font-size="11.00pt" fo:font-weight="normal" fo:font-family="Calibri" style:font-family-asian="Calibri" style:font-family-complex="Calibri" fo:background-color="transparent" style:use-window-font-color="true"/>
    </style:style>
    <style:style style:name="T738"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39"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42"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743" style:family="text">
      <style:text-properties fo:font-size="11.00pt" fo:font-weight="normal" fo:font-family="Calibri" style:font-family-asian="Calibri" style:font-family-complex="Calibri" fo:background-color="transparent" style:use-window-font-color="true"/>
    </style:style>
    <style:style style:name="T744"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5" style:family="text">
      <style:text-properties fo:font-size="10.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bottom="6.00pt"/>
    </style:style>
    <style:style style:name="P3" style:family="paragraph">
      <style:paragraph-properties fo:line-height="100.00%" fo:text-align="left"/>
    </style:style>
    <style:style style:name="P4" style:family="paragraph">
      <style:paragraph-properties fo:line-height="100.00%" fo:text-align="left" fo:margin-top="12.00pt" fo:margin-bottom="6.00p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fo:margin-top="12.00pt" fo:margin-bottom="6.00p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fo:margin-top="12.00pt" fo:margin-bottom="6.00pt"/>
    </style:style>
    <style:style style:name="P13" style:family="paragraph">
      <style:paragraph-properties fo:line-height="100.00%" fo:text-align="left"/>
    </style:style>
    <style:style style:name="P14" style:family="paragraph">
      <style:paragraph-properties fo:line-height="100.00%" fo:text-align="left" fo:margin-bottom="6.00p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bottom="6.00p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2">Rechtsfälle zum Thema Datenschutz</text:span><text:span text:style-name="T3"><text:line-break/><text:line-break/></text:span><text:span text:style-name="T4">Fall<text:s/></text:span><text:span text:style-name="T5">1</text:span><text:span text:style-name="T6">: Das Private bleibt Privat</text:span><text:span text:style-name="T7"/></text:p>
      <text:p text:style-name="P1"><text:span text:style-name="T8"/></text:p>
      <text:p text:style-name="P2"><text:span text:style-name="T9">Die<text:s/></text:span><text:span text:style-name="T10">Klä</text:span><text:span text:style-name="T11">gerin ist die<text:s/></text:span><text:span text:style-name="T12">Lebensgefä</text:span><text:span text:style-name="T13">hrtin des Musikers Herbert<text:s/></text:span><text:span text:style-name="T14">Grö</text:span><text:span text:style-name="T15">nemeyer. Die Beklagte verlegt die Illustrierte "BUNTE". In deren Ausgabe Nr.<text:s/></text:span><text:span text:style-name="T16">20<text:s/></text:span><text:span text:style-name="T17">vom<text:s/></text:span><text:span text:style-name="T18">6</text:span><text:span text:style-name="T19">. Mai<text:s/></text:span><text:span text:style-name="T20">2004<text:s/></text:span><text:span text:style-name="T21">verö</text:span><text:span text:style-name="T22">ffentlichte sie ohne Einwilligung der<text:s/></text:span><text:span text:style-name="T23">Klä</text:span><text:span text:style-name="T24">gerin u.a. zwei Fotos, die die<text:s/></text:span><text:span text:style-name="T25">Klä</text:span><text:span text:style-name="T26">gerin zusammen mit ihrem<text:s/></text:span><text:span text:style-name="T27">Lebensgefä</text:span><text:span text:style-name="T28">hrten in legerer Freizeitkleidung in Rom in einem<text:s/></text:span><text:span text:style-name="T29">Café<text:s/></text:span><text:span text:style-name="T30">und beim Bummeln in einer<text:s/></text:span><text:span text:style-name="T31">Fußgä</text:span><text:span text:style-name="T32">ngerzone zeigen.<text:s/></text:span><text:span text:style-name="T33"/></text:p>
      <text:p text:style-name="P2"><text:span text:style-name="T34">Auf dem Bild im<text:s/></text:span><text:span text:style-name="T35">Café<text:s/></text:span><text:span text:style-name="T36">blickt die<text:s/></text:span><text:span text:style-name="T37">Klä</text:span><text:span text:style-name="T38">gerin ihren<text:s/></text:span><text:span text:style-name="T39">Lebensgefä</text:span><text:span text:style-name="T40">hrten an,<text:s/></text:span><text:span text:style-name="T41">wä</text:span><text:span text:style-name="T42">hrend sie gerade ihre Kaffeetasse zum Mund hebt. Die Aufnahme ist von außerhalb des<text:s/></text:span><text:span text:style-name="T43">Café</text:span><text:span text:style-name="T44">s gefertigt worden, wie an unscharf im Vordergrund zu sehenden vorbeilaufenden Passanten zu erkennen ist. Von ihrem<text:s/></text:span><text:span text:style-name="T45">Lebensgefä</text:span><text:span text:style-name="T46">hrten ist nur ein Teil seines Arms zu sehen. In der Bildnebenschrift heißt es: "DIE BLICKE DER LIEBE ...<text:s/></text:span><text:span text:style-name="T47">Grö</text:span><text:span text:style-name="T48">nemeyer und seine Freundin S. zeigen sich<text:s/></text:span><text:span text:style-name="T49">ö</text:span><text:span text:style-name="T50">ffentlich in einem<text:s/></text:span><text:span text:style-name="T51">rö</text:span><text:span text:style-name="T52">mischen<text:s/></text:span><text:span text:style-name="T53">Café</text:span><text:span text:style-name="T54">".<text:s/></text:span><text:span text:style-name="T55"/></text:p>
      <text:p text:style-name="P2"><text:span text:style-name="T56">Auf dem anderen Foto bummeln die<text:s/></text:span><text:span text:style-name="T57">Klä</text:span><text:span text:style-name="T58">gerin und ihr<text:s/></text:span><text:span text:style-name="T59">Lebensgefä</text:span><text:span text:style-name="T60">hrte in einer<text:s/></text:span><text:span text:style-name="T61">Fußgä</text:span><text:span text:style-name="T62">ngerzone. Darunter heißt es:<text:s/></text:span><text:span text:style-name="T63"/></text:p>
      <text:p text:style-name="P2"><text:span text:style-name="T64">"Herbert<text:s/></text:span><text:span text:style-name="T65">Grö</text:span><text:span text:style-name="T66">nemeyer<text:s text:c="2"/></text:span><text:span text:style-name="T67">"</text:span><text:span text:style-name="T68">Mä</text:span><text:span text:style-name="T69">nner brauchen viel<text:s/></text:span><text:span text:style-name="T70">Zä</text:span><text:span text:style-name="T71">rtlichkeit" - das gilt auch<text:s/></text:span><text:span text:style-name="T72">fü</text:span><text:span text:style-name="T73">r ihn<text:s/></text:span><text:span text:style-name="T74"/></text:p>
      <text:p text:style-name="P2"><text:span text:style-name="T75">"Das Leben geht weiter"</text:span><text:span text:style-name="T76">, hat er im Radio gesagt,<text:s/></text:span><text:span text:style-name="T77">"man kann sich nicht immer<text:s/></text:span><text:span text:style-name="T78">rumdrü</text:span><text:span text:style-name="T79">cken."<text:s/></text:span><text:span text:style-name="T80">Jetzt hat er das Zitat in einen neuen<text:s/></text:span><text:span text:style-name="T81">Frü</text:span><text:span text:style-name="T82">hling umgesetzt: Herbert<text:s/></text:span><text:span text:style-name="T83">Grö</text:span><text:span text:style-name="T84">nemeyer,<text:s/></text:span><text:span text:style-name="T85">48</text:span><text:span text:style-name="T86">, Songpoet mit der<text:s/></text:span><text:span text:style-name="T87">Wü</text:span><text:span text:style-name="T88">rgestimme, flaniert mit seiner Schweizer Liebe S. F.,<text:s/></text:span><text:span text:style-name="T89">32</text:span><text:span text:style-name="T90">, durch Rom. Der Krebstod seiner Ehefrau und des Bruders<text:s/></text:span><text:span text:style-name="T91">1998<text:s/></text:span><text:span text:style-name="T92">hatte<text:s/></text:span><text:span text:style-name="T93">Grö</text:span><text:span text:style-name="T94">nemeyer nach London in die Isolation getrieben. Aber dann hat er sich wohl an einen eigenen Text erinnert:<text:s/></text:span><text:span text:style-name="T95">"Der Mensch heißt Mensch, weil er sich anlehnt und vertraut und weil er lacht, weil er lebt."<text:s/></text:span><text:span text:style-name="T96">Das Ergebnis ist auf diesen Seiten zu besichtigen."<text:s/></text:span><text:span text:style-name="T97"/></text:p>
      <text:p text:style-name="P2"><text:span text:style-name="T98">Die<text:s/></text:span><text:span text:style-name="T99">Klä</text:span><text:span text:style-name="T100">gerin verlangt von der Beklagten, es zu unterlassen, diese Auf- nahmen erneut zu<text:s/></text:span><text:span text:style-name="T101">verö</text:span><text:span text:style-name="T102">ffentlichen.</text:span><text:span text:style-name="T103"/></text:p>
      <text:p text:style-name="P3"><text:span text:style-name="T104"/></text:p>
      <text:p text:style-name="P3"><text:span text:style-name="T105">Aufgaben:</text:span><text:span text:style-name="T106"/></text:p>
      <text:p text:style-name="P3"><text:span text:style-name="T107"/></text:p>
      <text:p text:style-name="P3"><text:span text:style-name="T108">1</text:span><text:span text:style-name="T109">. Wie würde die Sachlage aussehen, wenn beide Beteiligten prominent wären? Wie, wenn keiner Prominent wäre? Ermitteln sie die Unterschiede und stellen sie diese gegenüber.</text:span><text:span text:style-name="T110"/></text:p>
      <text:p text:style-name="P3"><text:span text:style-name="T111"/></text:p>
      <text:p text:style-name="P3"><text:span text:style-name="T112">2</text:span><text:span text:style-name="T113">. Grönemeyer schweigt. Ist schweigen eine<text:s text:c="2"/>Zustimmung? Recherchieren Sie, ob Schweigen als Zustimmung datenschutzrechtlich ausreicht und begründen Sie ihre Antwort.</text:span><text:span text:style-name="T114"/></text:p>
      <text:p text:style-name="P3"><text:span text:style-name="T115"/></text:p>
      <text:p text:style-name="P3"><text:span text:style-name="T116">3</text:span><text:span text:style-name="T117">.Welche Daten darf die Presse veröffentichen? Welche verstoßen gegen die Datenschutzrichtlinien?</text:span><text:span text:style-name="T118"/></text:p>
      <text:p text:style-name="P3"><text:span text:style-name="T118"/></text:p>
      <text:p text:style-name="P3"><text:span text:style-name="T119">Lösen sie alle Aufgaben als Gruppe und halten Sie ihre Bearbeitung schriftlich fest. Nach Ablauf der Zeit, stellen Sie ihr Ergebnis im Plenum kurz vor. Bitte geben Sie ihre Lösungen nach der Vorstellung ab, damit diese hochgeladen werden können. Sollte Ihre Lösung in einer Word-Datei stehen, senden Sie diese bitte an workshopdtnschutz.wba</text:span><text:span text:style-name="T120">1</text:span><text:span text:style-name="T121">@web.de</text:span><text:span text:style-name="T122"/></text:p>
      <text:p text:style-name="P3"><text:span text:style-name="T123"/></text:p>
      <text:p text:style-name="P3"><text:span text:style-name="T123"/></text:p>
      <text:p text:style-name="P3"><text:span text:style-name="T123"/></text:p>
      <text:p text:style-name="P3"><text:span text:style-name="T123"/></text:p>
      <text:p text:style-name="P3"><text:span text:style-name="T123"/></text:p>
      <text:p text:style-name="P3"><text:a xlink:href="http://juris.bundesgerichtshof.de/cgi-bin/rechtsprechung/document.py?Gericht=bgh&amp;Art=pm&amp;Datum=2014&amp;nr=40475&amp;linked=urt&amp;Blank=1&amp;file=dokument.pdf"><text:span text:style-name="T125">http://juris.bundesgerichtshof.de/cgi-bin/rechtsprechung/document.py?Gericht=bgh</text:span><text:span text:style-name="T126"><text:s/>HYPERLINK "http://juris.bundesgerichtshof.de/cgi-bin/rechtsprechung/document.py?Gericht=bgh&amp;Art=pm&amp;Datum=2014&amp;nr=40475&amp;linked=urt&amp;Blank=1&amp;file=dokument.pdf"</text:span><text:span text:style-name="T127">&amp;</text:span><text:span text:style-name="T128"><text:s/>HYPERLINK "http://juris.bundesgerichtshof.de/cgi-bin/rechtsprechung/document.py?Gericht=bgh&amp;Art=pm&amp;Datum=2014&amp;nr=40475&amp;linked=urt&amp;Blank=1&amp;file=dokument.pdf"</text:span><text:span text:style-name="T129">Art=pm</text:span><text:span text:style-name="T130"><text:s/>HYPERLINK "http://juris.bundesgerichtshof.de/cgi-bin/rechtsprechung/document.py?Gericht=bgh&amp;Art=pm&amp;Datum=2014&amp;nr=40475&amp;linked=urt&amp;Blank=1&amp;file=dokument.pdf"</text:span><text:span text:style-name="T131">&amp;</text:span><text:span text:style-name="T132"><text:s/>HYPERLINK "http://juris.bundesgerichtshof.de/cgi-bin/rechtsprechung/document.py?Gericht=bgh&amp;Art=pm&amp;Datum=2014&amp;nr=40475&amp;linked=urt&amp;Blank=1&amp;file=dokument.pdf"</text:span><text:span text:style-name="T133">Datum=</text:span><text:span text:style-name="T134"><text:s/>HYPERLINK "http://juris.bundesgerichtshof.de/cgi-bin/rechtsprechung/document.py?Gericht=bgh&amp;Art=pm&amp;Datum=2014&amp;nr=40475&amp;linked=urt&amp;Blank=1&amp;file=dokument.pdf"</text:span><text:span text:style-name="T135">2014</text:span><text:span text:style-name="T136"><text:s/>HYPERLINK "http://juris.bundesgerichtshof.de/cgi-bin/rechtsprechung/document.py?Gericht=bgh&amp;Art=pm&amp;Datum=2014&amp;nr=40475&amp;linked=urt&amp;Blank=1&amp;file=dokument.pdf"</text:span><text:span text:style-name="T137">&amp;</text:span><text:span text:style-name="T138"><text:s/>HYPERLINK "http://juris.bundesgerichtshof.de/cgi-bin/rechtsprechung/document.py?Gericht=bgh&amp;Art=pm&amp;Datum=2014&amp;nr=40475&amp;linked=urt&amp;Blank=1&amp;file=dokument.pdf"</text:span><text:span text:style-name="T139">nr=</text:span><text:span text:style-name="T140"><text:s/>HYPERLINK "http://juris.bundesgerichtshof.de/cgi-bin/rechtsprechung/document.py?Gericht=bgh&amp;Art=pm&amp;Datum=2014&amp;nr=40475&amp;linked=urt&amp;Blank=1&amp;file=dokument.pdf"</text:span><text:span text:style-name="T141">40475</text:span><text:span text:style-name="T142"><text:s/>HYPERLINK "http://juris.bundesgerichtshof.de/cgi-bin/rechtsprechung/document.py?Gericht=bgh&amp;Art=pm&amp;Datum=2014&amp;nr=40475&amp;linked=urt&amp;Blank=1&amp;file=dokument.pdf"</text:span><text:span text:style-name="T143">&amp;</text:span><text:span text:style-name="T144"><text:s/>HYPERLINK "http://juris.bundesgerichtshof.de/cgi-bin/rechtsprechung/document.py?Gericht=bgh&amp;Art=pm&amp;Datum=2014&amp;nr=40475&amp;linked=urt&amp;Blank=1&amp;file=dokument.pdf"</text:span><text:span text:style-name="T145">linked=urt</text:span><text:span text:style-name="T146"><text:s/>HYPERLINK "http://juris.bundesgerichtshof.de/cgi-bin/rechtsprechung/document.py?Gericht=bgh&amp;Art=pm&amp;Datum=2014&amp;nr=40475&amp;linked=urt&amp;Blank=1&amp;file=dokument.pdf"</text:span><text:span text:style-name="T147">&amp;</text:span><text:span text:style-name="T148"><text:s/>HYPERLINK "http://juris.bundesgerichtshof.de/cgi-bin/rechtsprechung/document.py?Gericht=bgh&amp;Art=pm&amp;Datum=2014&amp;nr=40475&amp;linked=urt&amp;Blank=1&amp;file=dokument.pdf"</text:span><text:span text:style-name="T149">Blank=</text:span><text:span text:style-name="T150"><text:s/>HYPERLINK "http://juris.bundesgerichtshof.de/cgi-bin/rechtsprechung/document.py?Gericht=bgh&amp;Art=pm&amp;Datum=2014&amp;nr=40475&amp;linked=urt&amp;Blank=1&amp;file=dokument.pdf"</text:span><text:span text:style-name="T151">1</text:span><text:span text:style-name="T152"><text:s/>HYPERLINK "http://juris.bundesgerichtshof.de/cgi-bin/rechtsprechung/document.py?Gericht=bgh&amp;Art=pm&amp;Datum=2014&amp;nr=40475&amp;linked=urt&amp;Blank=1&amp;file=dokument.pdf"</text:span><text:span text:style-name="T153">&amp;</text:span><text:span text:style-name="T154"><text:s/>HYPERLINK "http://juris.bundesgerichtshof.de/cgi-bin/rechtsprechung/document.py?Gericht=bgh&amp;Art=pm&amp;Datum=2014&amp;nr=40475&amp;linked=urt&amp;Blank=1&amp;file=dokument.pdf"</text:span><text:span text:style-name="T155">file=dokument.pdf</text:span></text:a><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3"><text:span text:style-name="T156"/></text:p>
      <text:p text:style-name="P4"><text:span text:style-name="T157">Rechtsfälle zum Thema Datenschutz</text:span><text:span text:style-name="T158"/></text:p>
      <text:p text:style-name="P5"><text:span text:style-name="T159"/></text:p>
      <text:p text:style-name="P5"><text:span text:style-name="T160">Fall<text:s/></text:span><text:span text:style-name="T161">2</text:span><text:span text:style-name="T162">: Wenn der Arbeitgeber spioniert</text:span><text:span text:style-name="T163"><text:line-break/></text:span></text:p>
      <text:p text:style-name="P5"><text:span text:style-name="T164">Die Parteien streiten über die Verpflichtung der Beklagten, der Klägerin wegen einer Observation durch einen Detektiv eine Geldentschädigung zu zahlen.</text:span><text:span text:style-name="T165"><text:line-break/></text:span><text:span text:style-name="T166">Die Klägerin war bei der Beklagten als Sekretärin der Geschäftsleitung tätig. Ab dem<text:s/></text:span><text:span text:style-name="T167">27</text:span><text:span text:style-name="T168">.Dezember<text:s/></text:span><text:span text:style-name="T169">2011<text:s/></text:span><text:span text:style-name="T170">war sie arbeitsunfähig erkrankt, zunächst mit Bronchialerkrankungen und später mit einem Bandscheibenvorfall. Für die Zeit bis<text:s/></text:span><text:span text:style-name="T171">28</text:span><text:span text:style-name="T172">.Februar<text:s/></text:span><text:span text:style-name="T173">2012<text:s/></text:span><text:span text:style-name="T174">legte sie nacheinander sechs Arbeitsunfähigkeit Bescheinigungen vor, zuerst vier eines Facharztes für Allgemeinmedizin, dann ab<text:s/></text:span><text:span text:style-name="T175">31</text:span><text:span text:style-name="T176">.Januar<text:s/></text:span><text:span text:style-name="T177">2012<text:s/></text:span><text:span text:style-name="T178">zwei einer Fachärztin für Orthopädie.<text:s/></text:span><text:span text:style-name="T179"/></text:p>
      <text:p text:style-name="P5"><text:span text:style-name="T179"><text:line-break/></text:span><text:span text:style-name="T180">Der Geschäftsführer der Beklagten bezweifelte das Vorliegen eines Bandscheibenvorfalls und beauftragte zwecks Überprüfung der Arbeitsunfähigkeit eine Detektei mit der Observation der Klägerin. Diese erfolgte von Mitte bis Ende Februar<text:s/></text:span><text:span text:style-name="T181">2012<text:s/></text:span><text:span text:style-name="T182">an vier Tagen. Beobachtet wurden ua. ihr Wohnhaus, sie und ihr Mann mit Hund vor dem Haus und der Besuch der Klägerin in einem Waschsalon. Dabei wurden auch Videoaufnahmen erstellt. Der abschließende Observationsbericht, der der Beklagten übergeben worden ist, enthält elf Bilder, neun davon aus Videosequenzen.</text:span><text:span text:style-name="T183"/></text:p>
      <text:p text:style-name="P5"><text:span text:style-name="T183"/></text:p>
      <text:p text:style-name="P5"><text:span text:style-name="T184">Der Rechtsstreit der Parteien betraf zuerst eine Kündigungsschutzklage der Klägerin und die Forderung der Beklagten betreffend die Erstattung von Detektivkosten. In diesem Rahmen berief sich die Beklagte auf den Observationsbericht und führte ihn in das Verfahren ein. Die Kündigungsschutzklage war vor dem Arbeitsgericht erfolgreich, nicht dagegen die Widerklage der Beklagten auf Erstattung von Detektivkosten. Betreffend beides wurde das Urteil des Arbeitsgerichts rechtskräftig, nicht aber bezogen auf einen zwischenzeitlich erhobenen Geldentschädigungsanspruch der Klägerin wegen einer Verletzung ihres Persönlichkeitsrechts.</text:span><text:span text:style-name="T185"/></text:p>
      <text:p text:style-name="P5"><text:span text:style-name="T185"/></text:p>
      <text:p text:style-name="P5"><text:span text:style-name="T186">Die Klägerin ist der Auffassung, ihr stehe eine Entschädigung zu, da die durch die Beklagte beauftragte Observation einschließlich der Videoaufnahmen rechtswidrig gewesen sei und ihr Persönlichkeitsrecht verletzt habe. Das habe bei ihr zu erheblichen, eine psychotherapeutische Behandlung erfordernden psychischen Beeinträchtigungen geführt.<text:s/></text:span><text:span text:style-name="T187"/></text:p>
      <text:p text:style-name="P5"><text:span text:style-name="T187"><text:line-break/></text:span><text:span text:style-name="T188">Der Höhe nach stelle sie die Entschädigung in das Ermessen des Gerichts, wobei ein dreifaches Bruttomonatsgehalt, also<text:s/></text:span><text:span text:style-name="T189">10.500,00<text:s/></text:span><text:span text:style-name="T190">Euro, angemessen sei. Die Klägerin hat zuletzt beantragt, die Beklagte zu verurteilen, an sie ein Schmerzensgeld, dessen Höhe in das Ermessen des erkennenden Gerichts gestellt wird, nebst Zinsen in Höhe von fünf Prozentpunkten über dem Basiszinssatz zu zahlen.</text:span><text:span text:style-name="T191"/></text:p>
      <text:p text:style-name="P5"><text:span text:style-name="T192">Zur Begründung ihres Antrags auf Klageabweisung hat die Beklagte die Auffassung vertreten, sie sei berechtigt gewesen, die Klägerin überwachen zu lassen um zu erfahren, ob die Klägerin eine Arbeitsunfähigkeit vortäusche oder sich zumindest genesungswidrig verhalte.<text:s/></text:span><text:span text:style-name="T193"/></text:p>
      <text:p text:style-name="P5"><text:span text:style-name="T193"><text:line-break/></text:span><text:span text:style-name="T194">Dahin gehende Anhaltspunkte hätten vorgelegen, insbesondere weil die Klägerin sich kurz nach einer Meinungsverschiedenheit zuerst mit Erkältung, Bronchitis und Rippenfellentzündung arbeitsunfähig gemeldet habe. Jeweils unter Vorlage von Arbeitsunfähigkeitsbescheinigungen für kurze Zeiträume.<text:s/></text:span><text:span text:style-name="T195"><text:line-break/></text:span><text:span text:style-name="T196">Dann sei ein Zeitraum der Arbeitsunfähigkeit bezogen auf einen von der Klägerin angegebenen Bandscheibenvorfall zunächst nur durch eine Folgebescheinigung eines Hausarztes attestiert worden. Erst bei Auslaufen des Entgeltfortzahlungszeitraums habe die Klägerin eine Erstbescheinigung einer Orthopädin vorgelegt. Nach allem liege eine Rechtfertigung für einen Eingriff in das Persönlichkeitsrecht der Klägerin durch Überwachung vor. Jedenfalls sei ein Schmerzensgeld nicht erforderlich, insbesondere nicht in der zugesprochenen Höhe. Es seien ausschließlich Bewegungen der Klägerin im öffentlichen Raum beobachtet worden, die Videoaufnahmen seien nicht in der Öffentlichkeit verbreitet und von der Detektei nicht an den Arbeitgeber herausgegeben worden.</text:span><text:span text:style-name="T197"/></text:p>
      <text:p text:style-name="P5"><text:span text:style-name="T198"/></text:p>
      <text:p text:style-name="P5"><text:span text:style-name="T199">Aufgaben:</text:span><text:span text:style-name="T200"/></text:p>
      <text:p text:style-name="P5"><text:span text:style-name="T200"/></text:p>
      <text:p text:style-name="P5"><text:span text:style-name="T201">1</text:span><text:span text:style-name="T202">. Aufnahmen ohne Veröffentlichung - Verstößt es gegen die Datenschutzrichtlinien? Begründen Sie ihre Lösung.</text:span><text:span text:style-name="T203"/></text:p>
      <text:p text:style-name="P5"><text:span text:style-name="T203"/></text:p>
      <text:p text:style-name="P5"><text:span text:style-name="T204">2</text:span><text:span text:style-name="T205">. Die Klägerin fühlt sich in ihrem Persönlichkeitsrecht verletzt. Ab wann wird das Persönlichkeitsrecht beeinträchtigt? Welche Arbeitnehmerdaten sind sehr sensibel?</text:span><text:span text:style-name="T206"/></text:p>
      <text:p text:style-name="P5"><text:span text:style-name="T206"/></text:p>
      <text:p text:style-name="P5"><text:span text:style-name="T207">3</text:span><text:span text:style-name="T208">. Wie hätte der Arbeitgeber vorgehen können, ohne das Persönlichkeitsrecht des Arbeitnehmers zu verletzen?</text:span><text:span text:style-name="T209"/></text:p>
      <text:p text:style-name="P5"><text:span text:style-name="T209"/></text:p>
      <text:p text:style-name="P6"><text:span text:style-name="T210">Lösen sie alle Aufgaben als Gruppe und halten Sie ihre Bearbeitung schriftlich fest. Nach Ablauf der Zeit, stellen Sie ihr Ergebnis im Plenum kurz vor. Bitte geben Sie ihre Lösungen nach der Vorstellung ab, damit diese hochgeladen werden können. Sollte Ihre Lösung in einer Word-Datei stehen, senden Sie diese bitte an workshopdtnschutz.wba</text:span><text:span text:style-name="T211">1</text:span><text:span text:style-name="T212">@web.de</text:span><text:span text:style-name="T213"/></text:p>
      <text:p text:style-name="P7"><text:span text:style-name="T214"/></text:p>
      <text:p text:style-name="P7"><text:span text:style-name="T214"/></text:p>
      <text:p text:style-name="P7"><text:span text:style-name="T214"/></text:p>
      <text:p text:style-name="P7"><text:a xlink:href="http://juris.bundesarbeitsgericht.de/cgi-bin/rechtsprechung/document.pyGericht=bag&amp;Art=pm&amp;Datum=2015&amp;nr=18132&amp;linked=urt"><text:span text:style-name="T216">http://juris.bundesarbeitsgericht.de/cgi-bin/rechtsprechung/document.pyGericht=bag</text:span></text:a><text:span text:style-name="T217"><text:s/></text:span><text:a xlink:href="http://juris.bundesarbeitsgericht.de/cgi-bin/rechtsprechung/document.pyGericht=bag&amp;Art=pm&amp;Datum=2015&amp;nr=18132&amp;linked=urt"><text:span text:style-name="T219">HYPERLINK "http://juris.bundesarbeitsgericht.de/cgi-bin/rechtsprechung/document.pyGericht=bag</text:span><text:span text:style-name="T220"><text:s/>HYPERLINK "http://juris.bundesarbeitsgericht.de/cgi-bin/rechtsprechung/document.pyGericht=bag&amp;Art=pm&amp;Datum=2015&amp;nr=18132&amp;linked=urt"</text:span><text:span text:style-name="T221">&amp;</text:span><text:span text:style-name="T222"><text:s/>HYPERLINK "http://juris.bundesarbeitsgericht.de/cgi-bin/rechtsprechung/document.pyGericht=bag&amp;Art=pm&amp;Datum=2015&amp;nr=18132&amp;linked=urt"</text:span><text:span text:style-name="T223">Art=pm</text:span><text:span text:style-name="T224"><text:s/>HYPERLINK "http://juris.bundesarbeitsgericht.de/cgi-bin/rechtsprechung/document.pyGericht=bag&amp;Art=pm&amp;Datum=2015&amp;nr=18132&amp;linked=urt"</text:span><text:span text:style-name="T225">&amp;</text:span><text:span text:style-name="T226"><text:s/>HYPERLINK "http://juris.bundesarbeitsgericht.de/cgi-bin/rechtsprechung/document.pyGericht=bag&amp;Art=pm&amp;Datum=2015&amp;nr=18132&amp;linked=urt"</text:span><text:span text:style-name="T227">Datum=</text:span><text:span text:style-name="T228">2015</text:span><text:span text:style-name="T229"><text:s/>HYPERLINK "http://juris.bundesarbeitsgericht.de/cgi-bin/rechtsprechung/document.pyGericht=bag&amp;Art=pm&amp;Datum=2015&amp;nr=18132&amp;linked=urt"</text:span><text:span text:style-name="T230">&amp;</text:span><text:span text:style-name="T231"><text:s/>HYPERLINK "http://juris.bundesarbeitsgericht.de/cgi-bin/rechtsprechung/document.pyGericht=bag&amp;Art=pm&amp;Datum=2015&amp;nr=18132&amp;linked=urt"</text:span><text:span text:style-name="T232">nr=</text:span><text:span text:style-name="T233">18132</text:span><text:span text:style-name="T234"><text:s/>HYPERLINK "http://juris.bundesarbeitsgericht.de/cgi-bin/rechtsprechung/document.pyGericht=bag&amp;Art=pm&amp;Datum=2015&amp;nr=18132&amp;linked=urt"</text:span><text:span text:style-name="T235">&amp;</text:span><text:span text:style-name="T236"><text:s/>HYPERLINK "http://juris.bundesarbeitsgericht.de/cgi-bin/rechtsprechung/document.pyGericht=bag&amp;Art=pm&amp;Datum=2015&amp;nr=18132&amp;linked=urt"</text:span><text:span text:style-name="T237">linked=urt"</text:span><text:span text:style-name="T238"><text:s/>HYPERLINK "http://juris.bundesarbeitsgericht.de/cgi-bin/rechtsprechung/document.pyGericht=bag&amp;Art=pm&amp;Datum=2015&amp;nr=18132&amp;linked=urt"</text:span><text:span text:style-name="T239">&amp;</text:span></text:a><text:span text:style-name="T240"><text:s/></text:span><text:a xlink:href="http://juris.bundesarbeitsgericht.de/cgi-bin/rechtsprechung/document.pyGericht=bag&amp;Art=pm&amp;Datum=2015&amp;nr=18132&amp;linked=urt"><text:span text:style-name="T242">HYPERLINK "http://juris.bundesarbeitsgericht.de/cgi-bin/rechtsprechung/document.pyGericht=bag</text:span><text:span text:style-name="T243"><text:s/>HYPERLINK "http://juris.bundesarbeitsgericht.de/cgi-bin/rechtsprechung/document.pyGericht=bag&amp;Art=pm&amp;Datum=2015&amp;nr=18132&amp;linked=urt"</text:span><text:span text:style-name="T244">&amp;</text:span><text:span text:style-name="T245"><text:s/>HYPERLINK "http://juris.bundesarbeitsgericht.de/cgi-bin/rechtsprechung/document.pyGericht=bag&amp;Art=pm&amp;Datum=2015&amp;nr=18132&amp;linked=urt"</text:span><text:span text:style-name="T246">Art=pm</text:span><text:span text:style-name="T247"><text:s/>HYPERLINK "http://juris.bundesarbeitsgericht.de/cgi-bin/rechtsprechung/document.pyGericht=bag&amp;Art=pm&amp;Datum=2015&amp;nr=18132&amp;linked=urt"</text:span><text:span text:style-name="T248">&amp;</text:span><text:span text:style-name="T249"><text:s/>HYPERLINK "http://juris.bundesarbeitsgericht.de/cgi-bin/rechtsprechung/document.pyGericht=bag&amp;Art=pm&amp;Datum=2015&amp;nr=18132&amp;linked=urt"</text:span><text:span text:style-name="T250">Datum=</text:span><text:span text:style-name="T251">2015</text:span><text:span text:style-name="T252"><text:s/>HYPERLINK "http://juris.bundesarbeitsgericht.de/cgi-bin/rechtsprechung/document.pyGericht=bag&amp;Art=pm&amp;Datum=2015&amp;nr=18132&amp;linked=urt"</text:span><text:span text:style-name="T253">&amp;</text:span><text:span text:style-name="T254"><text:s/>HYPERLINK "http://juris.bundesarbeitsgericht.de/cgi-bin/rechtsprechung/document.pyGericht=bag&amp;Art=pm&amp;Datum=2015&amp;nr=18132&amp;linked=urt"</text:span><text:span text:style-name="T255">nr=</text:span><text:span text:style-name="T256">18132</text:span><text:span text:style-name="T257"><text:s/>HYPERLINK "http://juris.bundesarbeitsgericht.de/cgi-bin/rechtsprechung/document.pyGericht=bag&amp;Art=pm&amp;Datum=2015&amp;nr=18132&amp;linked=urt"</text:span><text:span text:style-name="T258">&amp;</text:span><text:span text:style-name="T259"><text:s/>HYPERLINK "http://juris.bundesarbeitsgericht.de/cgi-bin/rechtsprechung/document.pyGericht=bag&amp;Art=pm&amp;Datum=2015&amp;nr=18132&amp;linked=urt"</text:span><text:span text:style-name="T260">linked=urt"</text:span><text:span text:style-name="T261"><text:s/>HYPERLINK "http://juris.bundesarbeitsgericht.de/cgi-bin/rechtsprechung/document.pyGericht=bag&amp;Art=pm&amp;Datum=2015&amp;nr=18132&amp;linked=urt"</text:span><text:span text:style-name="T262">Art=pm</text:span></text:a><text:span text:style-name="T263"><text:s/></text:span><text:a xlink:href="http://juris.bundesarbeitsgericht.de/cgi-bin/rechtsprechung/document.pyGericht=bag&amp;Art=pm&amp;Datum=2015&amp;nr=18132&amp;linked=urt"><text:span text:style-name="T265">HYPERLINK "http://juris.bundesarbeitsgericht.de/cgi-bin/rechtsprechung/document.pyGericht=bag</text:span><text:span text:style-name="T266"><text:s/>HYPERLINK "http://juris.bundesarbeitsgericht.de/cgi-bin/rechtsprechung/document.pyGericht=bag&amp;Art=pm&amp;Datum=2015&amp;nr=18132&amp;linked=urt"</text:span><text:span text:style-name="T267">&amp;</text:span><text:span text:style-name="T268"><text:s/>HYPERLINK "http://juris.bundesarbeitsgericht.de/cgi-bin/rechtsprechung/document.pyGericht=bag&amp;Art=pm&amp;Datum=2015&amp;nr=18132&amp;linked=urt"</text:span><text:span text:style-name="T269">Art=pm</text:span><text:span text:style-name="T270"><text:s/>HYPERLINK "http://juris.bundesarbeitsgericht.de/cgi-bin/rechtsprechung/document.pyGericht=bag&amp;Art=pm&amp;Datum=2015&amp;nr=18132&amp;linked=urt"</text:span><text:span text:style-name="T271">&amp;</text:span><text:span text:style-name="T272"><text:s/>HYPERLINK "http://juris.bundesarbeitsgericht.de/cgi-bin/rechtsprechung/document.pyGericht=bag&amp;Art=pm&amp;Datum=2015&amp;nr=18132&amp;linked=urt"</text:span><text:span text:style-name="T273">Datum=</text:span><text:span text:style-name="T274">2015</text:span><text:span text:style-name="T275"><text:s/>HYPERLINK "http://juris.bundesarbeitsgericht.de/cgi-bin/rechtsprechung/document.pyGericht=bag&amp;Art=pm&amp;Datum=2015&amp;nr=18132&amp;linked=urt"</text:span><text:span text:style-name="T276">&amp;</text:span><text:span text:style-name="T277"><text:s/>HYPERLINK "http://juris.bundesarbeitsgericht.de/cgi-bin/rechtsprechung/document.pyGericht=bag&amp;Art=pm&amp;Datum=2015&amp;nr=18132&amp;linked=urt"</text:span><text:span text:style-name="T278">nr=</text:span><text:span text:style-name="T279">18132</text:span><text:span text:style-name="T280"><text:s/>HYPERLINK "http://juris.bundesarbeitsgericht.de/cgi-bin/rechtsprechung/document.pyGericht=bag&amp;Art=pm&amp;Datum=2015&amp;nr=18132&amp;linked=urt"</text:span><text:span text:style-name="T281">&amp;</text:span><text:span text:style-name="T282"><text:s/>HYPERLINK "http://juris.bundesarbeitsgericht.de/cgi-bin/rechtsprechung/document.pyGericht=bag&amp;Art=pm&amp;Datum=2015&amp;nr=18132&amp;linked=urt"</text:span><text:span text:style-name="T283">linked=urt"</text:span><text:span text:style-name="T284"><text:s/>HYPERLINK "http://juris.bundesarbeitsgericht.de/cgi-bin/rechtsprechung/document.pyGericht=bag&amp;Art=pm&amp;Datum=2015&amp;nr=18132&amp;linked=urt"</text:span><text:span text:style-name="T285">&amp;</text:span></text:a><text:span text:style-name="T286"><text:s/></text:span><text:a xlink:href="http://juris.bundesarbeitsgericht.de/cgi-bin/rechtsprechung/document.pyGericht=bag&amp;Art=pm&amp;Datum=2015&amp;nr=18132&amp;linked=urt"><text:span text:style-name="T288">HYPERLINK "http://juris.bundesarbeitsgericht.de/cgi-bin/rechtsprechung/document.pyGericht=bag</text:span><text:span text:style-name="T289"><text:s/>HYPERLINK "http://juris.bundesarbeitsgericht.de/cgi-bin/rechtsprechung/document.pyGericht=bag&amp;Art=pm&amp;Datum=2015&amp;nr=18132&amp;linked=urt"</text:span><text:span text:style-name="T290">&amp;</text:span><text:span text:style-name="T291"><text:s/>HYPERLINK "http://juris.bundesarbeitsgericht.de/cgi-bin/rechtsprechung/document.pyGericht=bag&amp;Art=pm&amp;Datum=2015&amp;nr=18132&amp;linked=urt"</text:span><text:span text:style-name="T292">Art=pm</text:span><text:span text:style-name="T293"><text:s/>HYPERLINK "http://juris.bundesarbeitsgericht.de/cgi-bin/rechtsprechung/document.pyGericht=bag&amp;Art=pm&amp;Datum=2015&amp;nr=18132&amp;linked=urt"</text:span><text:span text:style-name="T294">&amp;</text:span><text:span text:style-name="T295"><text:s/>HYPERLINK "http://juris.bundesarbeitsgericht.de/cgi-bin/rechtsprechung/document.pyGericht=bag&amp;Art=pm&amp;Datum=2015&amp;nr=18132&amp;linked=urt"</text:span><text:span text:style-name="T296">Datum=</text:span><text:span text:style-name="T297">2015</text:span><text:span text:style-name="T298"><text:s/>HYPERLINK "http://juris.bundesarbeitsgericht.de/cgi-bin/rechtsprechung/document.pyGericht=bag&amp;Art=pm&amp;Datum=2015&amp;nr=18132&amp;linked=urt"</text:span><text:span text:style-name="T299">&amp;</text:span><text:span text:style-name="T300"><text:s/>HYPERLINK "http://juris.bundesarbeitsgericht.de/cgi-bin/rechtsprechung/document.pyGericht=bag&amp;Art=pm&amp;Datum=2015&amp;nr=18132&amp;linked=urt"</text:span><text:span text:style-name="T301">nr=</text:span><text:span text:style-name="T302">18132</text:span><text:span text:style-name="T303"><text:s/>HYPERLINK "http://juris.bundesarbeitsgericht.de/cgi-bin/rechtsprechung/document.pyGericht=bag&amp;Art=pm&amp;Datum=2015&amp;nr=18132&amp;linked=urt"</text:span><text:span text:style-name="T304">&amp;</text:span><text:span text:style-name="T305"><text:s/>HYPERLINK "http://juris.bundesarbeitsgericht.de/cgi-bin/rechtsprechung/document.pyGericht=bag&amp;Art=pm&amp;Datum=2015&amp;nr=18132&amp;linked=urt"</text:span><text:span text:style-name="T306">linked=urt"</text:span><text:span text:style-name="T307"><text:s/>HYPERLINK "http://juris.bundesarbeitsgericht.de/cgi-bin/rechtsprechung/document.pyGericht=bag&amp;Art=pm&amp;Datum=2015&amp;nr=18132&amp;linked=urt"</text:span><text:span text:style-name="T308">Datum=</text:span><text:span text:style-name="T309"><text:s/>HYPERLINK "http://juris.bundesarbeitsgericht.de/cgi-bin/rechtsprechung/document.pyGericht=bag&amp;Art=pm&amp;Datum=2015&amp;nr=18132&amp;linked=urt"</text:span><text:span text:style-name="T310">2015</text:span></text:a><text:span text:style-name="T311"><text:s/></text:span><text:a xlink:href="http://juris.bundesarbeitsgericht.de/cgi-bin/rechtsprechung/document.pyGericht=bag&amp;Art=pm&amp;Datum=2015&amp;nr=18132&amp;linked=urt"><text:span text:style-name="T313">HYPERLINK "http://juris.bundesarbeitsgericht.de/cgi-bin/rechtsprechung/document.pyGericht=bag</text:span><text:span text:style-name="T314"><text:s/>HYPERLINK "http://juris.bundesarbeitsgericht.de/cgi-bin/rechtsprechung/document.pyGericht=bag&amp;Art=pm&amp;Datum=2015&amp;nr=18132&amp;linked=urt"</text:span><text:span text:style-name="T315">&amp;</text:span><text:span text:style-name="T316"><text:s/>HYPERLINK "http://juris.bundesarbeitsgericht.de/cgi-bin/rechtsprechung/document.pyGericht=bag&amp;Art=pm&amp;Datum=2015&amp;nr=18132&amp;linked=urt"</text:span><text:span text:style-name="T317">Art=pm</text:span><text:span text:style-name="T318"><text:s/>HYPERLINK "http://juris.bundesarbeitsgericht.de/cgi-bin/rechtsprechung/document.pyGericht=bag&amp;Art=pm&amp;Datum=2015&amp;nr=18132&amp;linked=urt"</text:span><text:span text:style-name="T319">&amp;</text:span><text:span text:style-name="T320"><text:s/>HYPERLINK "http://juris.bundesarbeitsgericht.de/cgi-bin/rechtsprechung/document.pyGericht=bag&amp;Art=pm&amp;Datum=2015&amp;nr=18132&amp;linked=urt"</text:span><text:span text:style-name="T321">Datum=</text:span><text:span text:style-name="T322">2015</text:span><text:span text:style-name="T323"><text:s/>HYPERLINK "http://juris.bundesarbeitsgericht.de/cgi-bin/rechtsprechung/document.pyGericht=bag&amp;Art=pm&amp;Datum=2015&amp;nr=18132&amp;linked=urt"</text:span><text:span text:style-name="T324">&amp;</text:span><text:span text:style-name="T325"><text:s/>HYPERLINK "http://juris.bundesarbeitsgericht.de/cgi-bin/rechtsprechung/document.pyGericht=bag&amp;Art=pm&amp;Datum=2015&amp;nr=18132&amp;linked=urt"</text:span><text:span text:style-name="T326">nr=</text:span><text:span text:style-name="T327">18132</text:span><text:span text:style-name="T328"><text:s/>HYPERLINK "http://juris.bundesarbeitsgericht.de/cgi-bin/rechtsprechung/document.pyGericht=bag&amp;Art=pm&amp;Datum=2015&amp;nr=18132&amp;linked=urt"</text:span><text:span text:style-name="T329">&amp;</text:span><text:span text:style-name="T330"><text:s/>HYPERLINK "http://juris.bundesarbeitsgericht.de/cgi-bin/rechtsprechung/document.pyGericht=bag&amp;Art=pm&amp;Datum=2015&amp;nr=18132&amp;linked=urt"</text:span><text:span text:style-name="T331">linked=urt"</text:span><text:span text:style-name="T332"><text:s/>HYPERLINK "http://juris.bundesarbeitsgericht.de/cgi-bin/rechtsprechung/document.pyGericht=bag&amp;Art=pm&amp;Datum=2015&amp;nr=18132&amp;linked=urt"</text:span><text:span text:style-name="T333">&amp;</text:span></text:a><text:span text:style-name="T334"><text:s/></text:span><text:a xlink:href="http://juris.bundesarbeitsgericht.de/cgi-bin/rechtsprechung/document.pyGericht=bag&amp;Art=pm&amp;Datum=2015&amp;nr=18132&amp;linked=urt"><text:span text:style-name="T336">HYPERLINK "http://juris.bundesarbeitsgericht.de/cgi-bin/rechtsprechung/document.pyGericht=bag</text:span><text:span text:style-name="T337"><text:s/>HYPERLINK "http://juris.bundesarbeitsgericht.de/cgi-bin/rechtsprechung/document.pyGericht=bag&amp;Art=pm&amp;Datum=2015&amp;nr=18132&amp;linked=urt"</text:span><text:span text:style-name="T338">&amp;</text:span><text:span text:style-name="T339"><text:s/>HYPERLINK "http://juris.bundesarbeitsgericht.de/cgi-bin/rechtsprechung/document.pyGericht=bag&amp;Art=pm&amp;Datum=2015&amp;nr=18132&amp;linked=urt"</text:span><text:span text:style-name="T340">Art=pm</text:span><text:span text:style-name="T341"><text:s/>HYPERLINK "http://juris.bundesarbeitsgericht.de/cgi-bin/rechtsprechung/document.pyGericht=bag&amp;Art=pm&amp;Datum=2015&amp;nr=18132&amp;linked=urt"</text:span><text:span text:style-name="T342">&amp;</text:span><text:span text:style-name="T343"><text:s/>HYPERLINK "http://juris.bundesarbeitsgericht.de/cgi-bin/rechtsprechung/document.pyGericht=bag&amp;Art=pm&amp;Datum=2015&amp;nr=18132&amp;linked=urt"</text:span><text:span text:style-name="T344">Datum=</text:span><text:span text:style-name="T345">2015</text:span><text:span text:style-name="T346"><text:s/>HYPERLINK "http://juris.bundesarbeitsgericht.de/cgi-bin/rechtsprechung/document.pyGericht=bag&amp;Art=pm&amp;Datum=2015&amp;nr=18132&amp;linked=urt"</text:span><text:span text:style-name="T347">&amp;</text:span><text:span text:style-name="T348"><text:s/>HYPERLINK "http://juris.bundesarbeitsgericht.de/cgi-bin/rechtsprechung/document.pyGericht=bag&amp;Art=pm&amp;Datum=2015&amp;nr=18132&amp;linked=urt"</text:span><text:span text:style-name="T349">nr=</text:span><text:span text:style-name="T350">18132</text:span><text:span text:style-name="T351"><text:s/>HYPERLINK "http://juris.bundesarbeitsgericht.de/cgi-bin/rechtsprechung/document.pyGericht=bag&amp;Art=pm&amp;Datum=2015&amp;nr=18132&amp;linked=urt"</text:span><text:span text:style-name="T352">&amp;</text:span><text:span text:style-name="T353"><text:s/>HYPERLINK "http://juris.bundesarbeitsgericht.de/cgi-bin/rechtsprechung/document.pyGericht=bag&amp;Art=pm&amp;Datum=2015&amp;nr=18132&amp;linked=urt"</text:span><text:span text:style-name="T354">linked=urt"</text:span><text:span text:style-name="T355"><text:s/>HYPERLINK "http://juris.bundesarbeitsgericht.de/cgi-bin/rechtsprechung/document.pyGericht=bag&amp;Art=pm&amp;Datum=2015&amp;nr=18132&amp;linked=urt"</text:span><text:span text:style-name="T356">nr=</text:span><text:span text:style-name="T357"><text:s/>HYPERLINK "http://juris.bundesarbeitsgericht.de/cgi-bin/rechtsprechung/document.pyGericht=bag&amp;Art=pm&amp;Datum=2015&amp;nr=18132&amp;linked=urt"</text:span><text:span text:style-name="T358">18132</text:span></text:a><text:span text:style-name="T359"><text:s/></text:span><text:a xlink:href="http://juris.bundesarbeitsgericht.de/cgi-bin/rechtsprechung/document.pyGericht=bag&amp;Art=pm&amp;Datum=2015&amp;nr=18132&amp;linked=urt"><text:span text:style-name="T361">HYPERLINK "http://juris.bundesarbeitsgericht.de/cgi-bin/rechtsprechung/document.pyGericht=bag</text:span><text:span text:style-name="T362"><text:s/>HYPERLINK "http://juris.bundesarbeitsgericht.de/cgi-bin/rechtsprechung/document.pyGericht=bag&amp;Art=pm&amp;Datum=2015&amp;nr=18132&amp;linked=urt"</text:span><text:span text:style-name="T363">&amp;</text:span><text:span text:style-name="T364"><text:s/>HYPERLINK "http://juris.bundesarbeitsgericht.de/cgi-bin/rechtsprechung/document.pyGericht=bag&amp;Art=pm&amp;Datum=2015&amp;nr=18132&amp;linked=urt"</text:span><text:span text:style-name="T365">Art=pm</text:span><text:span text:style-name="T366"><text:s/>HYPERLINK "http://juris.bundesarbeitsgericht.de/cgi-bin/rechtsprechung/document.pyGericht=bag&amp;Art=pm&amp;Datum=2015&amp;nr=18132&amp;linked=urt"</text:span><text:span text:style-name="T367">&amp;</text:span><text:span text:style-name="T368"><text:s/>HYPERLINK "http://juris.bundesarbeitsgericht.de/cgi-bin/rechtsprechung/document.pyGericht=bag&amp;Art=pm&amp;Datum=2015&amp;nr=18132&amp;linked=urt"</text:span><text:span text:style-name="T369">Datum=</text:span><text:span text:style-name="T370">2015</text:span><text:span text:style-name="T371"><text:s/>HYPERLINK "http://juris.bundesarbeitsgericht.de/cgi-bin/rechtsprechung/document.pyGericht=bag&amp;Art=pm&amp;Datum=2015&amp;nr=18132&amp;linked=urt"</text:span><text:span text:style-name="T372">&amp;</text:span><text:span text:style-name="T373"><text:s/>HYPERLINK "http://juris.bundesarbeitsgericht.de/cgi-bin/rechtsprechung/document.pyGericht=bag&amp;Art=pm&amp;Datum=2015&amp;nr=18132&amp;linked=urt"</text:span><text:span text:style-name="T374">nr=</text:span><text:span text:style-name="T375">18132</text:span><text:span text:style-name="T376"><text:s/>HYPERLINK "http://juris.bundesarbeitsgericht.de/cgi-bin/rechtsprechung/document.pyGericht=bag&amp;Art=pm&amp;Datum=2015&amp;nr=18132&amp;linked=urt"</text:span><text:span text:style-name="T377">&amp;</text:span><text:span text:style-name="T378"><text:s/>HYPERLINK "http://juris.bundesarbeitsgericht.de/cgi-bin/rechtsprechung/document.pyGericht=bag&amp;Art=pm&amp;Datum=2015&amp;nr=18132&amp;linked=urt"</text:span><text:span text:style-name="T379">linked=urt"</text:span><text:span text:style-name="T380"><text:s/>HYPERLINK "http://juris.bundesarbeitsgericht.de/cgi-bin/rechtsprechung/document.pyGericht=bag&amp;Art=pm&amp;Datum=2015&amp;nr=18132&amp;linked=urt"</text:span><text:span text:style-name="T381">&amp;</text:span></text:a><text:span text:style-name="T382"><text:s/></text:span><text:a xlink:href="http://juris.bundesarbeitsgericht.de/cgi-bin/rechtsprechung/document.pyGericht=bag&amp;Art=pm&amp;Datum=2015&amp;nr=18132&amp;linked=urt"><text:span text:style-name="T384">HYPERLINK "http://juris.bundesarbeitsgericht.de/cgi-bin/rechtsprechung/document.pyGericht=bag</text:span><text:span text:style-name="T385"><text:s/>HYPERLINK "http://juris.bundesarbeitsgericht.de/cgi-bin/rechtsprechung/document.pyGericht=bag&amp;Art=pm&amp;Datum=2015&amp;nr=18132&amp;linked=urt"</text:span><text:span text:style-name="T386">&amp;</text:span><text:span text:style-name="T387"><text:s/>HYPERLINK "http://juris.bundesarbeitsgericht.de/cgi-bin/rechtsprechung/document.pyGericht=bag&amp;Art=pm&amp;Datum=2015&amp;nr=18132&amp;linked=urt"</text:span><text:span text:style-name="T388">Art=pm</text:span><text:span text:style-name="T389"><text:s/>HYPERLINK "http://juris.bundesarbeitsgericht.de/cgi-bin/rechtsprechung/document.pyGericht=bag&amp;Art=pm&amp;Datum=2015&amp;nr=18132&amp;linked=urt"</text:span><text:span text:style-name="T390">&amp;</text:span><text:span text:style-name="T391"><text:s/>HYPERLINK "http://juris.bundesarbeitsgericht.de/cgi-bin/rechtsprechung/document.pyGericht=bag&amp;Art=pm&amp;Datum=2015&amp;nr=18132&amp;linked=urt"</text:span><text:span text:style-name="T392">Datum=</text:span><text:span text:style-name="T393">2015</text:span><text:span text:style-name="T394"><text:s/>HYPERLINK "http://juris.bundesarbeitsgericht.de/cgi-bin/rechtsprechung/document.pyGericht=bag&amp;Art=pm&amp;Datum=2015&amp;nr=18132&amp;linked=urt"</text:span><text:span text:style-name="T395">&amp;</text:span><text:span text:style-name="T396"><text:s/>HYPERLINK "http://juris.bundesarbeitsgericht.de/cgi-bin/rechtsprechung/document.pyGericht=bag&amp;Art=pm&amp;Datum=2015&amp;nr=18132&amp;linked=urt"</text:span><text:span text:style-name="T397">nr=</text:span><text:span text:style-name="T398">18132</text:span><text:span text:style-name="T399"><text:s/>HYPERLINK "http://juris.bundesarbeitsgericht.de/cgi-bin/rechtsprechung/document.pyGericht=bag&amp;Art=pm&amp;Datum=2015&amp;nr=18132&amp;linked=urt"</text:span><text:span text:style-name="T400">&amp;</text:span><text:span text:style-name="T401"><text:s/>HYPERLINK "http://juris.bundesarbeitsgericht.de/cgi-bin/rechtsprechung/document.pyGericht=bag&amp;Art=pm&amp;Datum=2015&amp;nr=18132&amp;linked=urt"</text:span><text:span text:style-name="T402">linked=urt"</text:span><text:span text:style-name="T403"><text:s/>HYPERLINK "http://juris.bundesarbeitsgericht.de/cgi-bin/rechtsprechung/document.pyGericht=bag&amp;Art=pm&amp;Datum=2015&amp;nr=18132&amp;linked=urt"</text:span><text:span text:style-name="T404">linked=urt</text:span></text:a><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7"><text:span text:style-name="T405"/></text:p>
      <text:p text:style-name="P8"><text:span text:style-name="T406">Rechtsfälle zum Thema Datenschutz</text:span><text:span text:style-name="T407"/></text:p>
      <text:p text:style-name="P9"><text:span text:style-name="T408"/></text:p>
      <text:p text:style-name="P9"><text:span text:style-name="T408"/></text:p>
      <text:p text:style-name="P9"><text:span text:style-name="T409">Fall<text:s/></text:span><text:span text:style-name="T410">3</text:span><text:span text:style-name="T411">:<text:s/></text:span><text:span text:style-name="T412">Livestream aus Ferienwohnung als Werbeidee</text:span><text:span text:style-name="T413"/></text:p>
      <text:p text:style-name="P9"><text:span text:style-name="T414"/></text:p>
      <text:p text:style-name="P9"><text:span text:style-name="T414"/></text:p>
      <text:p text:style-name="P9"><text:span text:style-name="T415">Dass nicht jede neue Werbeidee eine gute Idee ist, musste der Eigentümer einer Ferienwohnung an der Küste Mecklenburg-Vorpommern feststellen, der zur Bewerbung seines Urlaubsdomizils zwei Webcams im Außenbereich der Wohnung angebracht hatte.<text:s/></text:span><text:span text:style-name="T416"/></text:p>
      <text:p text:style-name="P9"><text:span text:style-name="T417">Von diesen Kameras per Livestream ins Internet übertragen wurden Bilder von der unmittelbaren Umgebung der Ferienwohnung, in der sich auch ein Fahrradweg, die Strandpromenade und der Bootshafen befanden.</text:span><text:span text:style-name="T418"/></text:p>
      <text:p text:style-name="P9"><text:span text:style-name="T418"/></text:p>
      <text:p text:style-name="P9"><text:span text:style-name="T419">Dieses Vorgehen wurde vom Landesbeauftragten für Datenschutz und Informationsfreiheit beanstandet. Per entsprechendem Bescheid wurde dem Betreiber der Webcams auferlegt, die Kameras abzumontieren und den Livestream der Ferienwohnung einzustellen, damit die öffentlich zugänglichen Bereiche in der Umgebung der Ferienwohnung nicht mehr erfasst und dort auch keine dort befindlichen Personen mehr aufgenommen werden.</text:span><text:span text:style-name="T420"/></text:p>
      <text:p text:style-name="P9"><text:span text:style-name="T420"/></text:p>
      <text:p text:style-name="P9"><text:span text:style-name="T421">Der Wohnungseigentümer legte aber gerade Wert darauf, Interessierten die Umgebung seiner Ferienwohnung zu zeigen. Er kam der Auflage des Datenschutzbeauftragten daher nicht nach, die Angelegenheit musste vom zuständigen Gericht entschieden werden.</text:span><text:span text:style-name="T422"/></text:p>
      <text:p text:style-name="P9"><text:span text:style-name="T423"/></text:p>
      <text:p text:style-name="P9"><text:span text:style-name="T423"/></text:p>
      <text:p text:style-name="P9"><text:span text:style-name="T424">Aufgaben:</text:span><text:span text:style-name="T425"/></text:p>
      <text:p text:style-name="P9"><text:span text:style-name="T425"/></text:p>
      <text:p text:style-name="P9"><text:span text:style-name="T426">1</text:span><text:span text:style-name="T427">. Darf man Kameras in der Öffentlichkeit aufstellen? Wie sieht es datenschutzrechlich aus? Gibt es für den Staat Ausnahmeregelungen?</text:span><text:span text:style-name="T428"/></text:p>
      <text:p text:style-name="P9"><text:span text:style-name="T428"/></text:p>
      <text:p text:style-name="P9"><text:span text:style-name="T429">2</text:span><text:span text:style-name="T430">. Verstößt es gegen die Datenschutzrichtlinien, wenn Personen in der Öffentlichkeit gefilmt werden?<text:s/></text:span><text:span text:style-name="T431"/></text:p>
      <text:p text:style-name="P9"><text:span text:style-name="T431"/></text:p>
      <text:p text:style-name="P9"><text:span text:style-name="T432">3</text:span><text:span text:style-name="T433">. Campus Gummersbach sendet ebenfalls auf Ihrer Homepage liveaufnahmen einer Webcam. Warum ist es in dem Fall erlaubt? Begründen Sie ihre Lösung.</text:span><text:span text:style-name="T434"/></text:p>
      <text:p text:style-name="P9"><text:span text:style-name="T435"/></text:p>
      <text:p text:style-name="P10"><text:span text:style-name="T436">Lösen sie alle Aufgaben als Gruppe und halten Sie ihre Bearbeitung schriftlich fest. Nach Ablauf der Zeit, stellen Sie ihr Ergebnis im Plenum kurz vor. Bitte geben Sie ihre Lösungen nach der Vorstellung ab, damit diese hochgeladen werden können. Sollte Ihre Lösung in einer Word-Datei stehen, senden Sie diese bitte an workshopdtnschutz.wba</text:span><text:span text:style-name="T437">1</text:span><text:span text:style-name="T438">@web.de</text:span><text:span text:style-name="T439"/></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1"><text:span text:style-name="T440"/></text:p>
      <text:p text:style-name="P12"><text:span text:style-name="T441">Rechtsfälle zum Thema Datenschutz</text:span><text:span text:style-name="T442"/></text:p>
      <text:p text:style-name="P13"><text:span text:style-name="T443"/></text:p>
      <text:p text:style-name="P13"><text:span text:style-name="T443"/></text:p>
      <text:p text:style-name="P13"><text:span text:style-name="T444">Fall<text:s/></text:span><text:span text:style-name="T445">4</text:span><text:span text:style-name="T446">: Ungewollte Telefonwerbung<text:s/></text:span><text:span text:style-name="T447"/></text:p>
      <text:p text:style-name="P13"><text:span text:style-name="T448"/></text:p>
      <text:p text:style-name="P14"><text:span text:style-name="T449">Die<text:s/></text:span><text:span text:style-name="T450">Klä</text:span><text:span text:style-name="T451">gerin, begehrt von der beklagten Krankenversicherung Zahlung einer Vertragsstrafe und Unterlassung wegen<text:s/></text:span><text:span text:style-name="T452">unzulä</text:span><text:span text:style-name="T453">ssiger Telefonwerbung<text:s/></text:span><text:span text:style-name="T454">gegenü</text:span><text:span text:style-name="T455">ber Verbrauchern.<text:s/></text:span><text:span text:style-name="T456"/></text:p>
      <text:p text:style-name="P14"><text:span text:style-name="T457">Die<text:s/></text:span><text:span text:style-name="T458">Klä</text:span><text:span text:style-name="T459">gerin forderte die beklagte Krankenkasse auf, es strafbewehrt zu unterlassen, Mitglieder anderer Krankenkassen ohne deren<text:s/></text:span><text:span text:style-name="T460">ausdrü</text:span><text:span text:style-name="T461">ckliches<text:s/></text:span><text:span text:style-name="T462">Einverstä</text:span><text:span text:style-name="T463">ndnis zu Werbezwecken anzurufen.</text:span><text:span text:style-name="T464"/></text:p>
      <text:p text:style-name="P14"><text:span text:style-name="T465">Die Beklagte gab die<text:s/></text:span><text:span text:style-name="T466">Unterlassungserklä</text:span><text:span text:style-name="T467">rung unter Vorbehalt ab, "sofern<text:s/></text:span><text:span text:style-name="T468">fü</text:span><text:span text:style-name="T469">r derartige Anrufe kein den Anforderungen der jeweils aktuellen Rechtsprechung zur Telefonwerbung entsprechendes<text:s/></text:span><text:span text:style-name="T470">Einverstä</text:span><text:span text:style-name="T471">ndnis vorliegt". Die<text:s/></text:span><text:span text:style-name="T472">Klä</text:span><text:span text:style-name="T473">gerin erklärte die Annahme der<text:s/></text:span><text:span text:style-name="T474">Unterlassungserklä</text:span><text:span text:style-name="T475">rung unter<text:s/></text:span><text:span text:style-name="T476">Berü</text:span><text:span text:style-name="T477">cksichtigung ihrer<text:s/></text:span><text:span text:style-name="T478">Rechtsausfü</text:span><text:span text:style-name="T479">hrungen in dem Annahmeschreiben.<text:s/></text:span><text:span text:style-name="T480"/></text:p>
      <text:p text:style-name="P14"><text:span text:style-name="T481">Im Rahmen einer Telefonaktion zur Gewinnung neuer Mitglieder<text:s/></text:span><text:span text:style-name="T482">fü</text:span><text:span text:style-name="T483">r die Beklagte, die diese durch ein beauftragtes Unternehmen<text:s/></text:span><text:span text:style-name="T484">durchfü</text:span><text:span text:style-name="T485">hren ließ, wurde auch die Justitiarin der<text:s/></text:span><text:span text:style-name="T486">Klä</text:span><text:span text:style-name="T487">gerin,<text:s/></text:span><text:span text:style-name="T488">Rechtsanwä</text:span><text:span text:style-name="T489">ltin D., angerufen. Nachdem die Beklagte auf die daraufhin erfolgte Abmahnung die Abgabe einer strafbewehrten<text:s/></text:span><text:span text:style-name="T490">Unterlassungserklä</text:span><text:span text:style-name="T491">rung und die Zahlung einer Vertragsstrafe in<text:s/></text:span><text:span text:style-name="T492">Hö</text:span><text:span text:style-name="T493">he von<text:s/></text:span><text:span text:style-name="T494">5.100<text:s/></text:span><text:span text:style-name="T495">€ abgelehnt hatte, hat die<text:s/></text:span><text:span text:style-name="T496">Klä</text:span><text:span text:style-name="T497">gerin Zahlungs- und Unterlassungsklage erhoben.<text:s/></text:span><text:span text:style-name="T498"/></text:p>
      <text:p text:style-name="P14"><text:span text:style-name="T499">Nach<text:s/></text:span><text:span text:style-name="T500">Rechtshä</text:span><text:span text:style-name="T501">ngigkeit hat ein Telefondienstleistungsunternehmen im Auftrag der Beklagten bei Herrn Michael S. angerufen, um ihn zu einem Versicherungswechsel zur beklagten Firma zu bewegen.<text:s/></text:span><text:span text:style-name="T502"/></text:p>
      <text:p text:style-name="P14"><text:span text:style-name="T503">Die beklagte Firma hatte die Kontaktdaten von Frau D. und Herrn S. von ihren Streithelfern erhalten. Diese erlangte Angaben zu Adresse, E-Mail-Anschrift, Telefonnummer und Geburtsdatum von Verbrauchern im Rahmen von Online- Gewinnspielen. So konnte auf einem Gewinnspielformular einer Internetseite ein Feld markiert werden, dem die Formulierung folgte:<text:s/></text:span><text:span text:style-name="T504"/></text:p>
      <text:p text:style-name="P14"><text:span text:style-name="T505">„</text:span><text:span text:style-name="T506">Ich<text:s/></text:span><text:span text:style-name="T507">erklä</text:span><text:span text:style-name="T508">re mich damit einverstanden, dass meine Angaben<text:s/></text:span><text:span text:style-name="T509">fü</text:span><text:span text:style-name="T510">r Marketingzwecke verwendet werden<text:s/></text:span><text:span text:style-name="T511">dü</text:span><text:span text:style-name="T512">rfen und ich per Post, Telefon, SMS oder E-Mail von www. &lt;...&gt; .be oder von Dritten interessante Informationen erhalte.</text:span><text:span text:style-name="T513">„</text:span><text:span text:style-name="T514"/></text:p>
      <text:p text:style-name="P14"><text:span text:style-name="T515">Auf einer weiteren Internetseite lautete die entsprechende Formulierung des Gewinnspielformulars:<text:s/></text:span><text:span text:style-name="T516"/></text:p>
      <text:p text:style-name="P14"><text:span text:style-name="T517">„</text:span><text:span text:style-name="T518">Ich akzeptiere die AGB und bin damit einverstanden, von S. und deren Partnern (u.a. A. ) telefonisch, postalisch und per E-Mail interessante Informationen zu erhalten (u.a. Telekommunikation, Energie [Strom/Gas] und Gesundheit).</text:span><text:span text:style-name="T519">„</text:span><text:span text:style-name="T520"/></text:p>
      <text:p text:style-name="P14"><text:span text:style-name="T521">Die Beklagte Firma hat behauptet, die Einwilligung von Frau D. und Herrn S. für die Werbeanrufe in einem "Double-opt-in-Verfahren" erhalten zu haben. Frau D. habe an dem Gewinnspiel "Wein" teilgenommen und unter anderem ihre Telefonnummer angegeben. Außerdem habe sie das nicht vorbelegte Feld mit der<text:s/></text:span><text:span text:style-name="T522">Einverständniserklä</text:span><text:span text:style-name="T523">rung sowie das Feld "teilnehmen" markiert.<text:s/></text:span><text:span text:style-name="T524"><text:line-break/></text:span><text:span text:style-name="T525">Darauf sei ihr unter der angegebenen Adresse eine E-Mail mit einem Link zur<text:s/></text:span><text:span text:style-name="T526">Bestä</text:span><text:span text:style-name="T527">tigung zugegangen, dass sie sich<text:s/></text:span><text:span text:style-name="T528">fü</text:span><text:span text:style-name="T529">r das Gewinnspiel eingetragen habe. Frau D. habe diese<text:s/></text:span><text:span text:style-name="T530">Bestä</text:span><text:span text:style-name="T531">tigung durch Markieren des Links abgegeben.<text:s/></text:span><text:span text:style-name="T532"><text:line-break/></text:span><text:span text:style-name="T533">Bei Herrn S., der an dem Gewinnspiel "Musica" teilgenommen habe, verhalte es sich entsprechend.<text:s/></text:span><text:span text:style-name="T534"/></text:p>
      <text:p text:style-name="P14"><text:span text:style-name="T535"/></text:p>
      <text:p text:style-name="P15"><text:span text:style-name="T536">Aufgaben:</text:span><text:span text:style-name="T537"/></text:p>
      <text:p text:style-name="P15"><text:span text:style-name="T537"/></text:p>
      <text:p text:style-name="P15"><text:span text:style-name="T538">1</text:span><text:span text:style-name="T539">. Was ist ein "Double-Opt-In"-Verfahren? Ermitteln sie die Unterschiede zum im Vortrag vorgestelltem "Opt-Out"-Verfahren.</text:span><text:span text:style-name="T540"/></text:p>
      <text:p text:style-name="P15"><text:span text:style-name="T540"/></text:p>
      <text:p text:style-name="P15"><text:span text:style-name="T541">2</text:span><text:span text:style-name="T542">. Welche Datenschutzrichtlinien gibt es beim Marketing? Habe ich als Privatperson eine Möglichkeit mich vor unerwünschtem Marketing zu schützen? Belegen Sie ihre These.</text:span><text:span text:style-name="T543"/></text:p>
      <text:p text:style-name="P15"><text:span text:style-name="T543"/></text:p>
      <text:p text:style-name="P15"><text:span text:style-name="T544">3</text:span><text:span text:style-name="T545">. Petra bekam einen Telefonanruf. Der Anrufer verwickelte Sie in ein Gespräch und fragte, ob sie wirklich Petra sei. Sie antwortete mit "Ja". Einige Tage später bekommt sie einen Brief des Anrufers mit der Aufforderung an ein Unternehmen Geld zu bezahlen. Sie habe bei dem Telefonanruf mit ihrem "Ja" zugestimmt, ein Jahresabo einer Zeitschrift zu bestellen. Das Unternehmen droht ihr mit ihrer aufgenommenen Zustimmung. Verletzt die Aufnahme ihr Persönlichkeitsrecht? Belegen Sie ihre These.</text:span><text:span text:style-name="T546"/></text:p>
      <text:p text:style-name="P15"><text:span text:style-name="T546"/></text:p>
      <text:p text:style-name="P16"><text:span text:style-name="T547">Lösen sie alle Aufgaben als Gruppe und halten Sie ihre Bearbeitung schriftlich fest. Nach Ablauf der Zeit, stellen Sie ihr Ergebnis im Plenum kurz vor. Bitte geben Sie ihre Lösungen nach der Vorstellung ab, damit diese hochgeladen werden können. Sollte Ihre Lösung in einer Word-Datei stehen, senden Sie diese bitte an workshopdtnschutz.wba</text:span><text:span text:style-name="T548">1</text:span><text:span text:style-name="T549">@web.de</text:span><text:span text:style-name="T550"/></text:p>
      <text:p text:style-name="P17"><text:span text:style-name="T551"/></text:p>
      <text:p text:style-name="P17"><text:span text:style-name="T551"/></text:p>
      <text:p text:style-name="P17"><text:span text:style-name="T551"/></text:p>
      <text:p text:style-name="P17"><text:span text:style-name="T551"/></text:p>
      <text:p text:style-name="P17"><text:span text:style-name="T551"/></text:p>
      <text:p text:style-name="P17"><text:span text:style-name="T551"/></text:p>
      <text:p text:style-name="P17"><text:a xlink:href="http://juris.bundesgerichtshof.de/cgi-bin/rechtsprechung/document.py?Gericht=bgh&amp;Art=pm&amp;Datum=2014&amp;nr=57082&amp;linked=urt&amp;Blank=1&amp;file=dokument.pdf"><text:span text:style-name="T553">http://juris.bundesgerichtshof.de/cgi-bin/rechtsprechung/document.py?Gericht=bgh</text:span><text:span text:style-name="T554"><text:s/>HYPERLINK "http://juris.bundesgerichtshof.de/cgi-bin/rechtsprechung/document.py?Gericht=bgh&amp;Art=pm&amp;Datum=2014&amp;nr=57082&amp;linked=urt&amp;Blank=1&amp;file=dokument.pdf"</text:span><text:span text:style-name="T555">&amp;</text:span><text:span text:style-name="T556"><text:s/>HYPERLINK "http://juris.bundesgerichtshof.de/cgi-bin/rechtsprechung/document.py?Gericht=bgh&amp;Art=pm&amp;Datum=2014&amp;nr=57082&amp;linked=urt&amp;Blank=1&amp;file=dokument.pdf"</text:span><text:span text:style-name="T557">Art=pm</text:span><text:span text:style-name="T558"><text:s/>HYPERLINK "http://juris.bundesgerichtshof.de/cgi-bin/rechtsprechung/document.py?Gericht=bgh&amp;Art=pm&amp;Datum=2014&amp;nr=57082&amp;linked=urt&amp;Blank=1&amp;file=dokument.pdf"</text:span><text:span text:style-name="T559">&amp;</text:span><text:span text:style-name="T560"><text:s/>HYPERLINK "http://juris.bundesgerichtshof.de/cgi-bin/rechtsprechung/document.py?Gericht=bgh&amp;Art=pm&amp;Datum=2014&amp;nr=57082&amp;linked=urt&amp;Blank=1&amp;file=dokument.pdf"</text:span><text:span text:style-name="T561">Datum=</text:span><text:span text:style-name="T562"><text:s/>HYPERLINK "http://juris.bundesgerichtshof.de/cgi-bin/rechtsprechung/document.py?Gericht=bgh&amp;Art=pm&amp;Datum=2014&amp;nr=57082&amp;linked=urt&amp;Blank=1&amp;file=dokument.pdf"</text:span><text:span text:style-name="T563">2014</text:span><text:span text:style-name="T564"><text:s/>HYPERLINK "http://juris.bundesgerichtshof.de/cgi-bin/rechtsprechung/document.py?Gericht=bgh&amp;Art=pm&amp;Datum=2014&amp;nr=57082&amp;linked=urt&amp;Blank=1&amp;file=dokument.pdf"</text:span><text:span text:style-name="T565">&amp;</text:span><text:span text:style-name="T566"><text:s/>HYPERLINK "http://juris.bundesgerichtshof.de/cgi-bin/rechtsprechung/document.py?Gericht=bgh&amp;Art=pm&amp;Datum=2014&amp;nr=57082&amp;linked=urt&amp;Blank=1&amp;file=dokument.pdf"</text:span><text:span text:style-name="T567">nr=</text:span><text:span text:style-name="T568"><text:s/>HYPERLINK "http://juris.bundesgerichtshof.de/cgi-bin/rechtsprechung/document.py?Gericht=bgh&amp;Art=pm&amp;Datum=2014&amp;nr=57082&amp;linked=urt&amp;Blank=1&amp;file=dokument.pdf"</text:span><text:span text:style-name="T569">57082</text:span><text:span text:style-name="T570"><text:s/>HYPERLINK "http://juris.bundesgerichtshof.de/cgi-bin/rechtsprechung/document.py?Gericht=bgh&amp;Art=pm&amp;Datum=2014&amp;nr=57082&amp;linked=urt&amp;Blank=1&amp;file=dokument.pdf"</text:span><text:span text:style-name="T571">&amp;</text:span><text:span text:style-name="T572"><text:s/>HYPERLINK "http://juris.bundesgerichtshof.de/cgi-bin/rechtsprechung/document.py?Gericht=bgh&amp;Art=pm&amp;Datum=2014&amp;nr=57082&amp;linked=urt&amp;Blank=1&amp;file=dokument.pdf"</text:span><text:span text:style-name="T573">linked=urt</text:span><text:span text:style-name="T574"><text:s/>HYPERLINK "http://juris.bundesgerichtshof.de/cgi-bin/rechtsprechung/document.py?Gericht=bgh&amp;Art=pm&amp;Datum=2014&amp;nr=57082&amp;linked=urt&amp;Blank=1&amp;file=dokument.pdf"</text:span><text:span text:style-name="T575">&amp;</text:span><text:span text:style-name="T576"><text:s/>HYPERLINK "http://juris.bundesgerichtshof.de/cgi-bin/rechtsprechung/document.py?Gericht=bgh&amp;Art=pm&amp;Datum=2014&amp;nr=57082&amp;linked=urt&amp;Blank=1&amp;file=dokument.pdf"</text:span><text:span text:style-name="T577">Blank=</text:span><text:span text:style-name="T578"><text:s/>HYPERLINK "http://juris.bundesgerichtshof.de/cgi-bin/rechtsprechung/document.py?Gericht=bgh&amp;Art=pm&amp;Datum=2014&amp;nr=57082&amp;linked=urt&amp;Blank=1&amp;file=dokument.pdf"</text:span><text:span text:style-name="T579">1</text:span><text:span text:style-name="T580"><text:s/>HYPERLINK "http://juris.bundesgerichtshof.de/cgi-bin/rechtsprechung/document.py?Gericht=bgh&amp;Art=pm&amp;Datum=2014&amp;nr=57082&amp;linked=urt&amp;Blank=1&amp;file=dokument.pdf"</text:span><text:span text:style-name="T581">&amp;</text:span><text:span text:style-name="T582"><text:s/>HYPERLINK "http://juris.bundesgerichtshof.de/cgi-bin/rechtsprechung/document.py?Gericht=bgh&amp;Art=pm&amp;Datum=2014&amp;nr=57082&amp;linked=urt&amp;Blank=1&amp;file=dokument.pdf"</text:span><text:span text:style-name="T583">file=dokument.pdf</text:span></text:a><text:span text:style-name="T584"/></text:p>
      <text:p text:style-name="P17"><text:span text:style-name="T584"/></text:p>
      <text:p text:style-name="P17"><text:span text:style-name="T584"/></text:p>
      <text:p text:style-name="P17"><text:span text:style-name="T584"/></text:p>
      <text:p text:style-name="P17"><text:span text:style-name="T584"/></text:p>
      <text:p text:style-name="P18"><text:span text:style-name="T585">Rechtsfälle zum Thema Datenschutz</text:span><text:span text:style-name="T586"/></text:p>
      <text:p text:style-name="P19"><text:span text:style-name="T587"/></text:p>
      <text:p text:style-name="P19"><text:span text:style-name="T587"/></text:p>
      <text:p text:style-name="P19"><text:span text:style-name="T588">Fall<text:s/></text:span><text:span text:style-name="T589">5</text:span><text:span text:style-name="T590">: Pornos am Arbeitscomputer</text:span><text:span text:style-name="T591"/></text:p>
      <text:p text:style-name="P19"><text:span text:style-name="T592"/></text:p>
      <text:p text:style-name="P19"><text:span text:style-name="T592"/></text:p>
      <text:p text:style-name="P20"><text:span text:style-name="T593">Die Parteien streiten noch<text:s/></text:span><text:span text:style-name="T594">ü</text:span><text:span text:style-name="T595">ber die Wirksamkeit einer<text:s/></text:span><text:span text:style-name="T596">fristgemä</text:span><text:span text:style-name="T597">ßen<text:s/></text:span><text:span text:style-name="T598">Kü</text:span><text:span text:style-name="T599">ndigung, die die Beklagte auf eine unerlaubte Privatnutzung des Dienst-PC<text:s/></text:span><text:span text:style-name="T600">wä</text:span><text:span text:style-name="T601">hrend der Arbeitszeit<text:s/></text:span><text:span text:style-name="T602">stü</text:span><text:span text:style-name="T603">tzt.<text:s/></text:span><text:span text:style-name="T604"/></text:p>
      <text:p text:style-name="P20"><text:span text:style-name="T605">Der verheiratete und zwei Kindern zum Unterhalt verpflichtete<text:s/></text:span><text:span text:style-name="T606">Klä</text:span><text:span text:style-name="T607">ger war seit dem<text:s/></text:span><text:span text:style-name="T608">1</text:span><text:span text:style-name="T609">. Januar<text:s/></text:span><text:span text:style-name="T610">1999<text:s/></text:span><text:span text:style-name="T611">bei der Beklagten bzw. deren<text:s/></text:span><text:span text:style-name="T612">Rechtsvorgä</text:span><text:span text:style-name="T613">ngerin als Bauleiter<text:s/></text:span><text:span text:style-name="T614">tä</text:span><text:span text:style-name="T615">tig.<text:s/></text:span><text:span text:style-name="T616"/></text:p>
      <text:p text:style-name="P20"><text:span text:style-name="T617">Am<text:s/></text:span><text:span text:style-name="T618">4</text:span><text:span text:style-name="T619">. Dezember<text:s/></text:span><text:span text:style-name="T620">2004<text:s/></text:span><text:span text:style-name="T621">überprü</text:span><text:span text:style-name="T622">fte die Beklagte den dem<text:s/></text:span><text:span text:style-name="T623">Klä</text:span><text:span text:style-name="T624">ger zur<text:s/></text:span><text:span text:style-name="T625">Verfü</text:span><text:span text:style-name="T626">gung gestellten Dienst-PC. Auf diesen konnten auch andere Mitarbeiter, zumindest Frau K und Herr E, Zugriff nehmen. Eine betriebliche Regelung<text:s/></text:span><text:span text:style-name="T627">ü</text:span><text:span text:style-name="T628">ber die private Nutzung des Dienst-PC besteht nicht. Bei der<text:s/></text:span><text:span text:style-name="T629">Überprü</text:span><text:span text:style-name="T630">fung sicherte die Beklagte eine Reihe von Bild- und Videodateien mit teilweise erotischem Inhalt und stellte außerdem fest, dass von diesem Dienst-PC im Internet Erotikseiten aufgesucht worden waren. Der<text:s/></text:span><text:span text:style-name="T631">Klä</text:span><text:span text:style-name="T632">ger hatte<text:s/></text:span><text:span text:style-name="T633">fü</text:span><text:span text:style-name="T634">r einige Tage, an denen die genannten Dateien aufgerufen worden waren,<text:s/></text:span><text:span text:style-name="T635">Ü</text:span><text:span text:style-name="T636">berstunden bei der Beklagten abgerechnet.<text:s/></text:span><text:span text:style-name="T637"/></text:p>
      <text:p text:style-name="P20"><text:span text:style-name="T638">Die Beklagte<text:s/></text:span><text:span text:style-name="T639">kü</text:span><text:span text:style-name="T640">ndigte mit Schreiben vom<text:s/></text:span><text:span text:style-name="T641">6</text:span><text:span text:style-name="T642">. Dezember<text:s/></text:span><text:span text:style-name="T643">2004<text:s/></text:span><text:span text:style-name="T644">das<text:s/></text:span><text:span text:style-name="T645">Arbeitsverhä</text:span><text:span text:style-name="T646">ltnis des<text:s/></text:span><text:span text:style-name="T647">Klä</text:span><text:span text:style-name="T648">gers außerordentlich, hilfsweise ordentlich.<text:s/></text:span><text:span text:style-name="T649"/></text:p>
      <text:p text:style-name="P20"><text:span text:style-name="T650">Mit seiner Klage hat sich der<text:s/></text:span><text:span text:style-name="T651">Klä</text:span><text:span text:style-name="T652">ger gegen diese<text:s/></text:span><text:span text:style-name="T653">Kü</text:span><text:span text:style-name="T654">ndigung gewandt und seine<text:s/></text:span><text:span text:style-name="T655">Weiterbeschä</text:span><text:span text:style-name="T656">ftigung begehrt. Er hat geltend gemacht: Er habe den Dienst-PC<text:s/></text:span><text:span text:style-name="T657">wä</text:span><text:span text:style-name="T658">hrend der Arbeitszeit nicht privat genutzt, um sich DVDs oder Videodateien mit erotischem Inhalt anzusehen. Er habe auch keine Internetseiten mit erotischem Inhalt aufgerufen. Er habe an einigen von der Beklagten genannten Tagen gar keinen Zugriff auf den Dienst-PC gehabt. Beispielsweise sei er am Samstag, den<text:s/></text:span><text:span text:style-name="T659">21</text:span><text:span text:style-name="T660">. Februar<text:s/></text:span><text:span text:style-name="T661">2004<text:s/></text:span><text:span text:style-name="T662">nicht im Betrieb, sondern auf einer Baustelle in G gewesen.<text:s/></text:span><text:span text:style-name="T663"/></text:p>
      <text:p text:style-name="P20"><text:span text:style-name="T664">Der<text:s/></text:span><text:span text:style-name="T665">Klä</text:span><text:span text:style-name="T666">ger hat - soweit dies noch<text:s/></text:span><text:span text:style-name="T667">fü</text:span><text:span text:style-name="T668">r das Revisionsverfahren von Bedeutung ist - beantragt,<text:s/></text:span><text:span text:style-name="T669"/></text:p>
      <text:p text:style-name="P20"><text:span text:style-name="T670">1</text:span><text:span text:style-name="T671">. festzustellen, dass das zwischen den Parteien bestehende<text:s/></text:span><text:span text:style-name="T672">Arbeitsverhä</text:span><text:span text:style-name="T673">ltnis auch nicht durch die hilfsweise ordentliche<text:s/></text:span><text:span text:style-name="T674">Kü</text:span><text:span text:style-name="T675">ndigung der Beklagten<text:s/></text:span><text:span text:style-name="T676">gemä</text:span><text:span text:style-name="T677">ß Schreiben vom<text:s/></text:span><text:span text:style-name="T678">6</text:span><text:span text:style-name="T679">. Dezember<text:s/></text:span><text:span text:style-name="T680">2004<text:s/></text:span><text:span text:style-name="T681">aufgelö</text:span><text:span text:style-name="T682">st worden ist,<text:s/></text:span><text:span text:style-name="T683"/></text:p>
      <text:p text:style-name="P20"><text:span text:style-name="T684">2</text:span><text:span text:style-name="T685">.<text:s/></text:span><text:span text:style-name="T686">fü</text:span><text:span text:style-name="T687">r den Fall des Obsiegens, die Beklagte zu verurteilen, ihn bis zur<text:s/></text:span><text:span text:style-name="T688">rechtskrä</text:span><text:span text:style-name="T689">ftigen Entscheidung des Rechtsstreits zu den bisherigen Arbeits- und Vertragsbedingungen<text:s/></text:span><text:span text:style-name="T690">weiterzubeschä</text:span><text:span text:style-name="T691">ftigen.<text:s/></text:span><text:span text:style-name="T692"/></text:p>
      <text:p text:style-name="P20"><text:span text:style-name="T693">Die Beklagte hat zur<text:s/></text:span><text:span text:style-name="T694">Begrü</text:span><text:span text:style-name="T695">ndung ihres Klageabweisungsantrags<text:s/></text:span><text:span text:style-name="T696">ausgefü</text:span><text:span text:style-name="T697">hrt: Die ordentliche<text:s/></text:span><text:span text:style-name="T698">Kü</text:span><text:span text:style-name="T699">ndigung sei aus verhaltensbedingten<text:s/></text:span><text:span text:style-name="T700">Grü</text:span><text:span text:style-name="T701">nden sozial gerechtfertigt. Der<text:s/></text:span><text:span text:style-name="T702">Klä</text:span><text:span text:style-name="T703">ger habe im Jahr<text:s/></text:span><text:span text:style-name="T704">2004<text:s/></text:span><text:span text:style-name="T705">wä</text:span><text:span text:style-name="T706">hrend der Arbeitszeit sich Erotikbilddateien, die er selbst durch CD oder DVD auf den Dienst-PC geladen bzw. sich aus dem Internet gezogen habe, angesehen. Diese Vertragspflichtverletzung wiege umso schwerer, als er an diesen Tagen jeweils<text:s/></text:span><text:span text:style-name="T707">Ü</text:span><text:span text:style-name="T708">berstunden zu Unrecht geltend gemacht habe.<text:s/></text:span><text:span text:style-name="T709"/></text:p>
      <text:p text:style-name="P20"><text:span text:style-name="T710">Aufgaben:</text:span><text:span text:style-name="T711"/></text:p>
      <text:p text:style-name="P20"><text:span text:style-name="T712">1</text:span><text:span text:style-name="T713">. In diesem Fall wurde die private Datennutzung verwehrt. Was würde sich ändern, wenn der Arbeitgeber die private Nutzung des Internets genehmigen würde?</text:span><text:span text:style-name="T714"><text:line-break/></text:span></text:p>
      <text:p text:style-name="P21"><text:span text:style-name="T715">2</text:span><text:span text:style-name="T716">. Es sei angenommen auf der DVD des Beklagten befinden sich Viren. Verstößt es gegen die Datenschutzbestimmungen, wenn durch den Virus sensible Daten der Firma veröffentlicht werden?<text:s/></text:span><text:span text:style-name="T717"/></text:p>
      <text:p text:style-name="P21"><text:span text:style-name="T717"/></text:p>
      <text:p text:style-name="P21"><text:span text:style-name="T718">3</text:span><text:span text:style-name="T719">. Nach einer fiktiven Ermittlung der Polizei stellt sich heraus, dass der Herausgeber des Virus jahrelang Daten von vielen Unternehmen gespeichert sowie weiterverkauft hat. Wie werden Datenvorratsspeicherungen in den Datenschutzrichtlinien gesehen? Gibt es Verbote, Ausnahmen oder genauere Regelungen?</text:span><text:span text:style-name="T720"/></text:p>
      <text:p text:style-name="P21"><text:span text:style-name="T721"/></text:p>
      <text:p text:style-name="P22"><text:span text:style-name="T722">Lösen sie alle Aufgaben als Gruppe und halten Sie ihre Bearbeitung schriftlich fest. Nach Ablauf der Zeit, stellen Sie ihr Ergebnis im Plenum kurz vor. Bitte geben Sie ihre Lösungen nach der Vorstellung ab, damit diese hochgeladen werden können. Sollte Ihre Lösung in einer Word-Datei stehen, senden Sie diese bitte an workshopdtnschutz.wba</text:span><text:span text:style-name="T723">1</text:span><text:span text:style-name="T724">@web.de</text:span><text:span text:style-name="T725"/></text:p>
      <text:p text:style-name="P23"><text:span text:style-name="T726"/></text:p>
      <text:p text:style-name="P23"><text:span text:style-name="T726"/></text:p>
      <text:p text:style-name="P23"><text:span text:style-name="T726"/></text:p>
      <text:p text:style-name="P23"><text:span text:style-name="T726"/></text:p>
      <text:p text:style-name="P23"><text:a xlink:href="http://medien-internet-und-recht.de/pdf/VT_MIR_2007_296.pdf"><text:span text:style-name="T728">http://medien-internet-und-recht.de/pdf/VT_MIR_</text:span><text:span text:style-name="T729"><text:s/>HYPERLINK "http://medien-internet-und-recht.de/pdf/VT_MIR_2007_296.pdf"</text:span><text:span text:style-name="T730">2007</text:span><text:span text:style-name="T731"><text:s/>HYPERLINK "http://medien-internet-und-recht.de/pdf/VT_MIR_2007_296.pdf"</text:span><text:span text:style-name="T732">_</text:span><text:span text:style-name="T733"><text:s/>HYPERLINK "http://medien-internet-und-recht.de/pdf/VT_MIR_2007_296.pdf"</text:span><text:span text:style-name="T734">296</text:span><text:span text:style-name="T735"><text:s/>HYPERLINK "http://medien-internet-und-recht.de/pdf/VT_MIR_2007_296.pdf"</text:span><text:span text:style-name="T736">.pdf</text:span></text:a><text:span text:style-name="T737"/></text:p>
      <text:p text:style-name="P23"><text:span text:style-name="T737"/></text:p>
      <text:p text:style-name="P23"><text:span text:style-name="T737"/></text:p>
      <text:p text:style-name="P23"><text:span text:style-name="T737"/></text:p>
      <text:p text:style-name="P23"><text:span text:style-name="T737"/></text:p>
      <text:p text:style-name="P23"><text:span text:style-name="T737"/></text:p>
      <text:p text:style-name="P23"><text:span text:style-name="T737"/></text:p>
      <text:p text:style-name="P23"><text:a xlink:href="http://www.verdata.de/datenschutzrecht/datenschutzurteile.html"><text:span text:style-name="T739">www.verdata.de/datenschutzrecht/datenschutzurteile.html</text:span></text:a><text:span text:style-name="T740"/></text:p>
      <text:p text:style-name="P23"><text:a xlink:href="http://www.rechtsindex.de/urteile/datenschutz"><text:span text:style-name="T742">www.rechtsindex.de/urteile/datenschutz</text:span></text:a><text:span text:style-name="T743"/></text:p>
      <text:p text:style-name="P23"><text:a xlink:href="http://www.datenschutzbeauftragter-info.de/urteile"><text:span text:style-name="T745">www.datenschutzbeauftragter-info.de/urteile</text:span></text:a><text:span text:style-name="T7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